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2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539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ae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d1b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6c0e4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1af163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160cc1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officeooo:paragraph-rsid="00160cc1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60c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62bfc" officeooo:paragraph-rsid="00160c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" style:family="paragraph" style:parent-style-name="aaSubsection_20_Title">
      <style:text-properties officeooo:paragraph-rsid="00160cc1"/>
    </style:style>
    <style:style style:name="P23" style:family="paragraph" style:parent-style-name="aaMathematicaCellInput">
      <style:text-properties officeooo:paragraph-rsid="00160cc1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160cc1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9ae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2ef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2ef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58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2ef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422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5a9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57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92e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0b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58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2ef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422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57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92e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0b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58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6848a4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dd08f2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4fd499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e6c40b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122177a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1aa5781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320d02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fd6c41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1ad5860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10a3ae8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1ac0fe0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899a41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8e1120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8f389c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03472a2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0e86097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1219127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92c5e1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09e6be4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1ad60d8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24" style:family="text">
      <style:text-properties style:font-name="Times New Roman" fo:font-size="10pt" officeooo:rsid="01ae8c3a" style:font-name-asian="Courier New" style:font-size-asian="10pt" style:font-name-complex="Courier New" style:font-size-complex="10pt"/>
    </style:style>
    <style:style style:name="T25" style:family="text">
      <style:text-properties style:font-name="Times New Roman" fo:font-size="10pt" officeooo:rsid="00174659" style:font-name-asian="Courier New" style:font-size-asian="10pt" style:font-name-complex="Courier New" style:font-size-complex="10pt"/>
    </style:style>
    <style:style style:name="T26" style:family="text">
      <style:text-properties style:font-name="Times New Roman" fo:font-size="10pt" officeooo:rsid="00944e25" style:font-name-asian="Courier New" style:font-size-asian="10pt" style:font-name-complex="Courier New" style:font-size-complex="10pt"/>
    </style:style>
    <style:style style:name="T27" style:family="text">
      <style:text-properties style:font-name="Times New Roman" fo:font-size="10pt" officeooo:rsid="00216e08" style:font-name-asian="Courier New" style:font-size-asian="10pt" style:font-name-complex="Courier New" style:font-size-complex="10pt"/>
    </style:style>
    <style:style style:name="T28" style:family="text">
      <style:text-properties style:font-name="Times New Roman" fo:font-size="10pt" officeooo:rsid="00206021" style:font-name-asian="Courier New" style:font-size-asian="10pt" style:font-name-complex="Courier New" style:font-size-complex="10pt"/>
    </style:style>
    <style:style style:name="T29" style:family="text">
      <style:text-properties style:font-name="Times New Roman" fo:font-size="10pt" officeooo:rsid="03c34010" style:font-name-asian="Courier New" style:font-size-asian="10pt" style:font-name-complex="Courier New" style:font-size-complex="10pt"/>
    </style:style>
    <style:style style:name="T30" style:family="text">
      <style:text-properties style:font-name="Times New Roman" fo:font-size="10pt" officeooo:rsid="01b00027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0a4b823" style:font-name-asian="Courier New" style:font-size-asian="10pt" style:font-name-complex="Courier New" style:font-size-complex="10pt"/>
    </style:style>
    <style:style style:name="T32" style:family="text">
      <style:text-properties style:font-name="Times New Roman" fo:font-size="10pt" officeooo:rsid="01af163c" style:font-name-asian="Courier New" style:font-size-asian="10pt" style:font-name-complex="Courier New" style:font-size-complex="10pt"/>
    </style:style>
    <style:style style:name="T33" style:family="text">
      <style:text-properties style:font-name="Times New Roman" fo:font-size="10pt" officeooo:rsid="006c0e4c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1c2fe94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1b2eace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1ef91f0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1b9902a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officeooo:rsid="0354071e" style:font-name-asian="Courier New" style:font-size-asian="10pt" style:font-name-complex="Courier New" style:font-size-complex="10pt"/>
    </style:style>
    <style:style style:name="T39" style:family="text">
      <style:text-properties style:font-name="Times New Roman" fo:font-size="10pt" officeooo:rsid="01c244ae" style:font-name-asian="Courier New" style:font-size-asian="10pt" style:font-name-complex="Courier New" style:font-size-complex="10pt"/>
    </style:style>
    <style:style style:name="T40" style:family="text">
      <style:text-properties style:font-name="Times New Roman" fo:font-size="10pt" officeooo:rsid="01f0fcda" style:font-name-asian="Courier New" style:font-size-asian="10pt" style:font-name-complex="Courier New" style:font-size-complex="10pt"/>
    </style:style>
    <style:style style:name="T41" style:family="text">
      <style:text-properties style:font-name="Times New Roman" fo:font-size="10pt" officeooo:rsid="01fa4ecd" style:font-name-asian="Courier New" style:font-size-asian="10pt" style:font-name-complex="Courier New" style:font-size-complex="10pt"/>
    </style:style>
    <style:style style:name="T42" style:family="text">
      <style:text-properties style:font-name="Times New Roman" fo:font-size="10pt" officeooo:rsid="01ea168e" style:font-name-asian="Courier New" style:font-size-asian="10pt" style:font-name-complex="Courier New" style:font-size-complex="10pt"/>
    </style:style>
    <style:style style:name="T43" style:family="text">
      <style:text-properties style:font-name="Times New Roman" fo:font-size="10pt" officeooo:rsid="01b509b1" style:font-name-asian="Courier New" style:font-size-asian="10pt" style:font-name-complex="Courier New" style:font-size-complex="10pt"/>
    </style:style>
    <style:style style:name="T44" style:family="text">
      <style:text-properties style:font-name="Times New Roman" fo:font-size="10pt" officeooo:rsid="007a760f" style:font-name-asian="Courier New" style:font-size-asian="10pt" style:font-name-complex="Courier New" style:font-size-complex="10pt"/>
    </style:style>
    <style:style style:name="T45" style:family="text">
      <style:text-properties style:font-name="Times New Roman" fo:font-size="10pt" officeooo:rsid="0022a500" style:font-name-asian="Courier New" style:font-size-asian="10pt" style:font-name-complex="Courier New" style:font-size-complex="10pt"/>
    </style:style>
    <style:style style:name="T46" style:family="text">
      <style:text-properties style:font-name="Times New Roman" fo:font-size="10pt" officeooo:rsid="002aca5d" style:font-name-asian="Courier New" style:font-size-asian="10pt" style:font-name-complex="Courier New" style:font-size-complex="10pt"/>
    </style:style>
    <style:style style:name="T47" style:family="text">
      <style:text-properties style:font-name="Times New Roman" fo:font-size="10pt" officeooo:rsid="00d71e9f" style:font-name-asian="Courier New" style:font-size-asian="10pt" style:font-name-complex="Courier New" style:font-size-complex="10pt"/>
    </style:style>
    <style:style style:name="T48" style:family="text">
      <style:text-properties style:font-name="Times New Roman" fo:font-size="10pt" officeooo:rsid="00231b86" style:font-name-asian="Courier New" style:font-size-asian="10pt" style:font-name-complex="Courier New" style:font-size-complex="10pt"/>
    </style:style>
    <style:style style:name="T49" style:family="text">
      <style:text-properties style:font-name="Times New Roman" fo:font-size="10pt" officeooo:rsid="01f48a2a" style:font-name-asian="Courier New" style:font-size-asian="10pt" style:font-name-complex="Courier New" style:font-size-complex="10pt"/>
    </style:style>
    <style:style style:name="T50" style:family="text">
      <style:text-properties style:font-name="Times New Roman" fo:font-size="10pt" officeooo:rsid="01f3eddb" style:font-name-asian="Courier New" style:font-size-asian="10pt" style:font-name-complex="Courier New" style:font-size-complex="10pt"/>
    </style:style>
    <style:style style:name="T51" style:family="text">
      <style:text-properties style:font-name="Times New Roman" fo:font-size="10pt" officeooo:rsid="0024c9be" style:font-name-asian="Courier New" style:font-size-asian="10pt" style:font-name-complex="Courier New" style:font-size-complex="10pt"/>
    </style:style>
    <style:style style:name="T52" style:family="text">
      <style:text-properties style:font-name="Times New Roman" fo:font-size="10pt" officeooo:rsid="01261f57" style:font-name-asian="Courier New" style:font-size-asian="10pt" style:font-name-complex="Courier New" style:font-size-complex="10pt"/>
    </style:style>
    <style:style style:name="T53" style:family="text">
      <style:text-properties style:font-name="Times New Roman" fo:font-size="10pt" officeooo:rsid="01bea98a" style:font-name-asian="Courier New" style:font-size-asian="10pt" style:font-name-complex="Courier New" style:font-size-complex="10pt"/>
    </style:style>
    <style:style style:name="T54" style:family="text">
      <style:text-properties style:font-name="Times New Roman" fo:font-size="10pt" officeooo:rsid="0029aeb0" style:font-name-asian="Courier New" style:font-size-asian="10pt" style:font-name-complex="Courier New" style:font-size-complex="10pt"/>
    </style:style>
    <style:style style:name="T55" style:family="text">
      <style:text-properties style:font-name="Times New Roman" fo:font-size="10pt" officeooo:rsid="002b2b7f" style:font-name-asian="Courier New" style:font-size-asian="10pt" style:font-name-complex="Courier New" style:font-size-complex="10pt"/>
    </style:style>
    <style:style style:name="T56" style:family="text">
      <style:text-properties style:font-name="Times New Roman" fo:font-size="10pt" officeooo:rsid="002ba9d9" style:font-name-asian="Courier New" style:font-size-asian="10pt" style:font-name-complex="Courier New" style:font-size-complex="10pt"/>
    </style:style>
    <style:style style:name="T57" style:family="text">
      <style:text-properties style:font-name="Times New Roman" fo:font-size="10pt" officeooo:rsid="002d1b37" style:font-name-asian="Courier New" style:font-size-asian="10pt" style:font-name-complex="Courier New" style:font-size-complex="10pt"/>
    </style:style>
    <style:style style:name="T58" style:family="text">
      <style:text-properties style:font-name="Times New Roman" fo:font-size="10pt" officeooo:rsid="0032ef9f" style:font-name-asian="Courier New" style:font-size-asian="10pt" style:font-name-complex="Courier New" style:font-size-complex="10pt"/>
    </style:style>
    <style:style style:name="T59" style:family="text">
      <style:text-properties style:font-name="Times New Roman" fo:font-size="10pt" officeooo:rsid="00342213" style:font-name-asian="Courier New" style:font-size-asian="10pt" style:font-name-complex="Courier New" style:font-size-complex="10pt"/>
    </style:style>
    <style:style style:name="T60" style:family="text">
      <style:text-properties style:font-name="Times New Roman" fo:font-size="10pt" officeooo:rsid="0035a9d7" style:font-name-asian="Courier New" style:font-size-asian="10pt" style:font-name-complex="Courier New" style:font-size-complex="10pt"/>
    </style:style>
    <style:style style:name="T61" style:family="text">
      <style:text-properties style:font-name="Times New Roman" fo:font-size="10pt" officeooo:rsid="0035d10f" style:font-name-asian="Courier New" style:font-size-asian="10pt" style:font-name-complex="Courier New" style:font-size-complex="10pt"/>
    </style:style>
    <style:style style:name="T62" style:family="text">
      <style:text-properties style:font-name="Times New Roman" fo:font-size="10pt" officeooo:rsid="0037570a" style:font-name-asian="Courier New" style:font-size-asian="10pt" style:font-name-complex="Courier New" style:font-size-complex="10pt"/>
    </style:style>
    <style:style style:name="T63" style:family="text">
      <style:text-properties style:font-name="Times New Roman" fo:font-size="10pt" officeooo:rsid="003b5850" style:font-name-asian="Courier New" style:font-size-asian="10pt" style:font-name-complex="Courier New" style:font-size-complex="10pt"/>
    </style:style>
    <style:style style:name="T64" style:family="text">
      <style:text-properties style:font-name="Times New Roman" fo:font-size="10pt" fo:font-style="italic" officeooo:rsid="0122177a" style:font-name-asian="Courier New" style:font-size-asian="10pt" style:font-style-asian="italic" style:font-name-complex="Courier New" style:font-size-complex="10pt" style:font-style-complex="italic"/>
    </style:style>
    <style:style style:name="T65" style:family="text">
      <style:text-properties style:font-name="Times New Roman" fo:font-size="10pt" fo:font-style="italic" officeooo:rsid="00320d02" style:font-name-asian="Courier New" style:font-size-asian="10pt" style:font-style-asian="italic" style:font-name-complex="Courier New" style:font-size-complex="10pt" style:font-style-complex="italic"/>
    </style:style>
    <style:style style:name="T66" style:family="text">
      <style:text-properties style:font-name="Times New Roman" fo:font-size="10pt" fo:font-style="italic" officeooo:rsid="010a3ae8" style:font-name-asian="Courier New" style:font-size-asian="10pt" style:font-style-asian="italic" style:font-name-complex="Courier New" style:font-size-complex="10pt" style:font-style-complex="italic"/>
    </style:style>
    <style:style style:name="T67" style:family="text">
      <style:text-properties style:font-name="Times New Roman" fo:font-size="10pt" fo:font-style="italic" officeooo:rsid="00174659" style:font-name-asian="Courier New" style:font-size-asian="10pt" style:font-style-asian="italic" style:font-name-complex="Courier New" style:font-size-complex="10pt" style:font-style-complex="italic"/>
    </style:style>
    <style:style style:name="T68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69" style:family="text">
      <style:text-properties style:font-name="Times New Roman" fo:font-size="10pt" fo:font-style="italic" officeooo:rsid="01cb7569" style:font-name-asian="Courier New" style:font-size-asian="10pt" style:font-style-asian="italic" style:font-name-complex="Courier New" style:font-size-complex="10pt" style:font-style-complex="italic"/>
    </style:style>
    <style:style style:name="T70" style:family="text">
      <style:text-properties style:font-name="Times New Roman" fo:font-size="10pt" fo:font-style="italic" officeooo:rsid="0092c5e1" style:font-name-asian="Courier New" style:font-size-asian="10pt" style:font-style-asian="italic" style:font-name-complex="Courier New" style:font-size-complex="10pt" style:font-style-complex="italic"/>
    </style:style>
    <style:style style:name="T71" style:family="text">
      <style:text-properties style:font-name="Times New Roman" fo:font-size="18pt" fo:font-weight="normal" officeooo:rsid="0013b92d" style:font-name-asian="Courier New" style:font-size-asian="18pt" style:font-weight-asian="normal" style:font-name-complex="Courier New" style:font-size-complex="18pt" style:font-weight-complex="normal"/>
    </style:style>
    <style:style style:name="T72" style:family="text">
      <style:text-properties style:font-name="Times New Roman" fo:font-size="18pt" fo:font-weight="normal" officeooo:rsid="00668ce7" style:font-name-asian="Courier New" style:font-size-asian="18pt" style:font-weight-asian="normal" style:font-name-complex="Courier New" style:font-size-complex="18pt" style:font-weight-complex="normal"/>
    </style:style>
    <style:style style:name="T73" style:family="text">
      <style:text-properties style:font-name="Times New Roman" style:font-name-asian="Courier New" style:font-name-complex="Courier New"/>
    </style:style>
    <style:style style:name="T74" style:family="text">
      <style:text-properties style:font-name="Times New Roman" officeooo:rsid="002e468a" style:font-name-asian="Courier New" style:font-name-complex="Courier New"/>
    </style:style>
    <style:style style:name="T75" style:family="text">
      <style:text-properties style:font-name="Times New Roman" officeooo:rsid="006c0e4c" style:font-name-asian="Courier New" style:font-name-complex="Courier New"/>
    </style:style>
    <style:style style:name="T76" style:family="text">
      <style:text-properties style:font-name="Times New Roman" officeooo:rsid="01bca831" style:font-name-asian="Courier New" style:font-name-complex="Courier New"/>
    </style:style>
    <style:style style:name="T77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8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9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80" style:family="text">
      <style:text-properties officeooo:rsid="00e406a0"/>
    </style:style>
    <style:style style:name="T81" style:family="text">
      <style:text-properties officeooo:rsid="0110d648"/>
    </style:style>
    <style:style style:name="T82" style:family="text">
      <style:text-properties officeooo:rsid="010a3ae8"/>
    </style:style>
    <style:style style:name="T83" style:family="text">
      <style:text-properties officeooo:rsid="006848a4"/>
    </style:style>
    <style:style style:name="T84" style:family="text">
      <style:text-properties style:font-size-complex="10pt"/>
    </style:style>
    <style:style style:name="T85" style:family="text">
      <style:text-properties officeooo:rsid="003472a2" style:font-size-complex="10pt"/>
    </style:style>
    <style:style style:name="T86" style:family="text">
      <style:text-properties officeooo:rsid="026d81e7" style:font-size-complex="10pt"/>
    </style:style>
    <style:style style:name="T87" style:family="text">
      <style:text-properties officeooo:rsid="03f31a96" style:font-size-complex="10pt"/>
    </style:style>
    <style:style style:name="T88" style:family="text">
      <style:text-properties officeooo:rsid="0397710e" style:font-size-complex="10pt"/>
    </style:style>
    <style:style style:name="T89" style:family="text">
      <style:text-properties officeooo:rsid="0148acb3" style:font-size-complex="10pt"/>
    </style:style>
    <style:style style:name="T90" style:family="text">
      <style:text-properties officeooo:rsid="004cdc93" style:font-size-complex="10pt"/>
    </style:style>
    <style:style style:name="T91" style:family="text">
      <style:text-properties officeooo:rsid="006848a4" style:font-size-complex="10pt"/>
    </style:style>
    <style:style style:name="T92" style:family="text">
      <style:text-properties officeooo:rsid="01e07b7f" style:font-size-complex="10pt"/>
    </style:style>
    <style:style style:name="T93" style:family="text">
      <style:text-properties officeooo:rsid="0039691d" style:font-size-complex="10pt"/>
    </style:style>
    <style:style style:name="T94" style:family="text">
      <style:text-properties officeooo:rsid="018d0fb2" style:font-size-complex="10pt"/>
    </style:style>
    <style:style style:name="T95" style:family="text">
      <style:text-properties officeooo:rsid="035f0b4f" style:font-size-complex="10pt"/>
    </style:style>
    <style:style style:name="T96" style:family="text">
      <style:text-properties officeooo:rsid="03922a10" style:font-size-complex="10pt"/>
    </style:style>
    <style:style style:name="T97" style:family="text">
      <style:text-properties officeooo:rsid="03602041" style:font-size-complex="10pt"/>
    </style:style>
    <style:style style:name="T98" style:family="text">
      <style:text-properties officeooo:rsid="002e468a" style:font-size-complex="10pt"/>
    </style:style>
    <style:style style:name="T99" style:family="text">
      <style:text-properties officeooo:rsid="010f35af" style:font-size-complex="10pt"/>
    </style:style>
    <style:style style:name="T100" style:family="text">
      <style:text-properties officeooo:rsid="036100c3" style:font-size-complex="10pt"/>
    </style:style>
    <style:style style:name="T101" style:family="text">
      <style:text-properties officeooo:rsid="0391b176" style:font-size-complex="10pt"/>
    </style:style>
    <style:style style:name="T102" style:family="text">
      <style:text-properties officeooo:rsid="01f0fcda" style:font-size-complex="10pt"/>
    </style:style>
    <style:style style:name="T103" style:family="text">
      <style:text-properties fo:font-size="10pt" style:font-size-asian="10pt" style:font-size-complex="10pt"/>
    </style:style>
    <style:style style:name="T104" style:family="text">
      <style:text-properties officeooo:rsid="011c24d2"/>
    </style:style>
    <style:style style:name="T105" style:family="text">
      <style:text-properties officeooo:rsid="01bca831"/>
    </style:style>
    <style:style style:name="T106" style:family="text">
      <style:text-properties officeooo:rsid="013d6952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102in 0.0102in 0.0008in" fo:padding="0.0201in" fo:border="1.56pt double #ff0000" style:shadow="none" draw:shadow-opacity="100%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ff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><text:span text:style-name="MathematicaFormatStandardForm"><text:span text:style-name="T71">Section </text:span></text:span><text:span text:style-name="MathematicaFormatStandardForm"><text:span text:style-name="T72">8</text:span></text:span><text:span text:style-name="aaBigTitle"><draw:frame draw:style-name="fr1" draw:name="Object782" text:anchor-type="as-char" svg:y="-0.2299in" svg:width="0.8472in" svg:height="0.31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aaBigTitle">:</text:span></text:p>
      <text:p text:style-name="P18"/>
      <text:p text:style-name="P18"/>
      <text:p text:style-name="P18"><text:span text:style-name="MathematicaFormatStandardForm"><text:span text:style-name="T72"/></text:span></text:p>
      <text:p text:style-name="P2"><text:span text:style-name="MathematicaFormatStandardForm"><text:span text:style-name="T77"/></text:span></text:p>
      <text:p text:style-name="P5"/>
      <text:p text:style-name="P6"><text:span text:style-name="MathematicaFormatStandardForm"><text:span text:style-name="T4"/></text:span></text:p>
      <text:p text:style-name="P22"><text:span text:style-name="aaSubSection_20_Title"><text:span text:style-name="T80">8.1</text:span></text:span><text:span text:style-name="aaSubSection_20_Title"> </text:span><text:span text:style-name="aaSubSection_20_Title"><text:span text:style-name="T81">Scaling Partial Sums of</text:span></text:span></text:p>
      <text:p text:style-name="P22"><text:span text:style-name="aaSubSection_20_Title"><text:span text:style-name="T82">the Hurwitz Zeta Function</text:span></text:span></text:p>
      <text:p text:style-name="P5"/>
      <text:p text:style-name="P1"><text:span text:style-name="MathematicaFormatStandardForm"><text:span text:style-name="T5">Back in section 1, we defined the partial sum of the Hurwitz Zeta function as</text:span></text:span></text:p>
      <text:p text:style-name="P1"/>
      <text:p text:style-name="P8"><draw:frame draw:style-name="fr2" draw:name="Object3" text:anchor-type="as-char" svg:y="-0.1646in" svg:width="2.8165in" svg:height="0.325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<text:span text:style-name="FormulaNumber"><text:span text:style-name="T83">(8.1.1)</text:span></text:span></text:p>
      <text:p text:style-name="P4"/>
      <text:p text:style-name="P1"><text:span text:style-name="MathematicaFormatStandardForm"><text:span text:style-name="T6">We are now going to use a version of the Hurwitz Zeta function that incorporates a scaling factor, here labeled </text:span></text:span><text:span text:style-name="MathematicaFormatStandardForm"><text:span text:style-name="T64">y</text:span></text:span><text:span text:style-name="MathematicaFormatStandardForm"><text:span text:style-name="T6">. <text:s/>It is defined as</text:span></text:span></text:p>
      <text:p text:style-name="P4"><text:span text:style-name="FormulaNumber"/></text:p>
      <text:p text:style-name="P2"><text:span text:style-name="MathematicaFormatStandardForm"><text:span text:style-name="T1"><draw:frame draw:style-name="fr2" draw:name="Object448" text:anchor-type="as-char" svg:y="-0.1646in" svg:width="4.0516in" svg:height="0.325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4"><text:span text:style-name="FormulaNumber"><text:span text:style-name="T83">(8.1.2)</text:span></text:span></text:p>
      <text:p text:style-name="P8"/>
      <text:p text:style-name="P1"><text:span text:style-name="MathematicaFormatStandardForm"><text:span text:style-name="T7">Perhaps a bit of description will help make sense of this. We can picture, say, </text:span></text:span><text:span text:style-name="MathematicaFormatStandardForm"><text:span text:style-name="T1"><draw:frame draw:style-name="fr1" draw:name="Object216" text:anchor-type="as-char" svg:y="-0.1437in" svg:width="0.6236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7">as being the total area of 1x1 squares entirely bounded by the lines </text:span></text:span><text:span text:style-name="MathematicaFormatStandardForm"><text:span text:style-name="T1"><draw:frame draw:style-name="fr1" draw:name="Object219" text:anchor-type="as-char" svg:y="-0.1244in" svg:width="1.3366in" svg:height="0.154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1">. <text:s/></text:span></text:span><text:span text:style-name="MathematicaFormatStandardForm"><text:span text:style-name="T7">Likewise, we can think of</text:span></text:span><text:span text:style-name="MathematicaFormatStandardForm"><text:span text:style-name="T1"><draw:frame draw:style-name="fr1" draw:name="Object224" text:anchor-type="as-char" svg:y="-0.1437in" svg:width="0.6665in" svg:height="0.194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MathematicaFormatStandardForm"><text:span text:style-name="T7">as being the total volume of 1x1x1 cubes entirely bounded by</text:span></text:span><text:span text:style-name="MathematicaFormatStandardForm"><text:span text:style-name="T1"><draw:frame draw:style-name="fr1" draw:name="Object846" text:anchor-type="as-char" svg:y="-0.1244in" svg:width="1.7602in" svg:height="0.154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"/>
      <text:p text:style-name="P1"><text:span text:style-name="MathematicaFormatStandardForm"><text:span text:style-name="T7">The important point here is that</text:span></text:span><text:span text:style-name="MathematicaFormatStandardForm"><text:span text:style-name="T1"><draw:frame draw:style-name="fr1" draw:name="Object848" text:anchor-type="as-char" svg:y="-0.1437in" svg:width="0.661in" svg:height="0.194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7">can be thought of as sampling at a scale of 1. <text:s/>Our new term, <text:s text:c="3"/></text:span></text:span><text:span text:style-name="MathematicaFormatStandardForm"><text:span text:style-name="T1"><draw:frame draw:style-name="fr1" draw:name="Object847" text:anchor-type="as-char" svg:y="-0.1437in" svg:width="1.3583in" svg:height="0.194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7">effectively let's us choose the scale that we are sampling at. <text:s/>So, for example, </text:span></text:span><text:span text:style-name="MathematicaFormatStandardForm"><text:span text:style-name="T1"><draw:frame draw:style-name="fr1" draw:name="Object862" text:anchor-type="as-char" svg:y="-0.2228in" svg:width="1.4126in" svg:height="0.363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7">is the total area of </text:span></text:span><text:span text:style-name="MathematicaFormatStandardForm"><text:span text:style-name="T1"><draw:frame draw:style-name="fr1" draw:name="Object863" text:anchor-type="as-char" svg:y="-0.2043in" svg:width="0.3902in" svg:height="0.328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MathematicaFormatStandardForm"><text:span text:style-name="T7">squares bounded by</text:span></text:span><text:span text:style-name="MathematicaFormatStandardForm"><text:span text:style-name="T1"><draw:frame draw:style-name="fr1" draw:name="Object864" text:anchor-type="as-char" svg:y="-0.1244in" svg:width="1.3366in" svg:height="0.154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MathematicaFormatStandardForm"><text:span text:style-name="T1">. <text:s/></text:span></text:span><text:span text:style-name="MathematicaFormatStandardForm"><text:span text:style-name="T7">Or </text:span></text:span><text:span text:style-name="MathematicaFormatStandardForm"><text:span text:style-name="T1"><draw:frame draw:style-name="fr1" draw:name="Object865" text:anchor-type="as-char" svg:y="-0.2228in" svg:width="1.402in" svg:height="0.36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MathematicaFormatStandardForm"><text:span text:style-name="T7">is the total volume of cubes, with sides measuring</text:span></text:span><text:span text:style-name="MathematicaFormatStandardForm"><text:span text:style-name="T7"><draw:frame draw:style-name="fr1" draw:name="Object866" text:anchor-type="as-char" svg:y="-0.2043in" svg:width="0.5874in" svg:height="0.328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7">entirely bounded by</text:span></text:span><text:span text:style-name="MathematicaFormatStandardForm"><text:span text:style-name="T1"><draw:frame draw:style-name="fr1" draw:name="Object867" text:anchor-type="as-char" svg:y="-0.1244in" svg:width="1.7602in" svg:height="0.154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"/>
      <text:p text:style-name="P1"><text:span text:style-name="MathematicaFormatStandardForm"><text:span text:style-name="T7">Quite obviously, </text:span></text:span><text:span text:style-name="MathematicaFormatStandardForm"><text:span text:style-name="T1"><draw:frame draw:style-name="fr1" draw:name="Object868" text:anchor-type="as-char" svg:y="-0.1437in" svg:width="1.9756in" svg:height="0.194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"/>
      <text:p text:style-name="P1"><text:span text:style-name="MathematicaFormatStandardForm"><text:span text:style-name="T7">In this section, we're going to look at what we can do with this generalization – in particular, we can use it without much fuss to connect the Riemann Prime counting function to the logarithmic integral in an elementary way.</text:span></text:span></text:p>
      <text:p text:style-name="P1"/>
      <text:p text:style-name="P1"><text:span text:style-name="MathematicaFormatStandardForm"><text:span text:style-name="T7">Note that w</text:span></text:span><text:span text:style-name="MathematicaFormatStandardForm"><text:span text:style-name="T6">ith a bit more algebraic manipulation, </text:span></text:span><text:span text:style-name="MathematicaFormatStandardForm"><text:span text:style-name="T7">(8.1.2) can be rewritten </text:span></text:span><text:span text:style-name="MathematicaFormatStandardForm"><text:span text:style-name="T6">as</text:span></text:span></text:p>
      <text:p text:style-name="P8"/>
      <text:p text:style-name="P8"><draw:frame draw:style-name="fr2" draw:name="Object551" text:anchor-type="as-char" svg:y="-0.1646in" svg:width="4.1898in" svg:height="0.325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"><text:span text:style-name="FormulaNumber"><text:span text:style-name="T83">(8.1.3)</text:span></text:span></text:p>
      <text:p text:style-name="P2"/>
      <text:p text:style-name="P1"><text:span text:style-name="MathematicaFormatStandardForm"><text:span text:style-name="T7">Some examples of this function written more explicitly include</text:span></text:span></text:p>
      <text:p text:style-name="P2"/>
      <text:p text:style-name="P2"><text:soft-page-break/><text:span text:style-name="MathematicaFormatStandardForm"><text:span text:style-name="T1"><draw:frame draw:style-name="fr3" draw:name="Object554" text:anchor-type="as-char" svg:y="-0.411in" svg:width="3.6909in" svg:height="0.865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4"><text:span text:style-name="FormulaNumber"><text:span text:style-name="T83">(8.1.4)</text:span></text:span></text:p>
      <text:p text:style-name="P2"/>
      <text:p text:style-name="P9"><text:span text:style-name="MathematicaFormatStandardForm"><text:span text:style-name="T8">The limit of </text:span></text:span><text:span text:style-name="MathematicaFormatStandardForm"><text:span text:style-name="T7">(8.1.2)</text:span></text:span><text:span text:style-name="MathematicaFormatStandardForm"><text:span text:style-name="T8"> 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4" text:anchor-type="as-char" svg:y="-0.1244in" svg:width="0.5346in" svg:height="0.15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"/>
      <text:p text:style-name="P8"><text:span text:style-name="MathematicaFormatStandardForm"><text:span text:style-name="T73"><draw:frame draw:style-name="fr3" draw:name="Object451" text:anchor-type="as-char" svg:y="-0.1437in" svg:width="1.2264in" svg:height="0.1945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4"><text:span text:style-name="FormulaNumber"><text:span text:style-name="T83">(8.1.5)</text:span></text:span></text:p>
      <text:p text:style-name="P4"><text:span text:style-name="FormulaNumber"/></text:p>
      <text:p text:style-name="P10"><text:span text:style-name="MathematicaFormatStandardForm"><text:span text:style-name="T54">A useful extra property is</text:span></text:span></text:p>
      <text:p text:style-name="P4"><text:span text:style-name="FormulaNumber"/></text:p>
      <text:p text:style-name="P4"><text:span text:style-name="FormulaNumber"/></text:p>
      <text:p text:style-name="P25"><text:span text:style-name="MathematicaFormatStandardForm"><text:span text:style-name="T73"><draw:frame draw:style-name="fr3" draw:name="Object2" text:anchor-type="as-char" svg:y="-0.1437in" svg:width="2.8201in" svg:height="0.2063in" draw:z-index="109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27"><text:span text:style-name="MathematicaFormatStandardForm"><text:span text:style-name="T58"/></text:span></text:p>
      <text:p text:style-name="P27"><text:span text:style-name="MathematicaFormatStandardForm"><text:span text:style-name="T58">and if s=1,</text:span></text:span></text:p>
      <text:p text:style-name="P27"><text:span text:style-name="MathematicaFormatStandardForm"><text:span text:style-name="T58"/></text:span></text:p>
      <text:p text:style-name="P26"><text:span text:style-name="MathematicaFormatStandardForm"><text:span text:style-name="T74"><draw:frame draw:style-name="fr3" draw:name="Object1" text:anchor-type="as-char" svg:y="-0.1437in" svg:width="2.6283in" svg:height="0.2661in" draw:z-index="111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/text:p>
      <text:p text:style-name="P8"><text:span text:style-name="MathematicaFormatStandardForm"><text:span text:style-name="T74"/></text:span></text:p>
      <text:p text:style-name="P6"><text:span text:style-name="MathematicaFormatStandardForm"><text:span text:style-name="T4"/></text:span></text:p>
      <text:p text:style-name="P22"><text:span text:style-name="aaSubSection_20_Title"><text:span text:style-name="T82">8.2</text:span></text:span><text:span text:style-name="aaSubSection_20_Title"> </text:span><text:span text:style-name="aaSubSection_20_Title"><text:span text:style-name="T82">Scaling the Partial Sum of</text:span></text:span></text:p>
      <text:p text:style-name="P22"><text:span text:style-name="aaSubSection_20_Title"><text:span text:style-name="T82">the Hurwitz Zeta Function for k=1</text:span></text:span></text:p>
      <text:p text:style-name="P2"/>
      <text:p text:style-name="P1"><text:span text:style-name="MathematicaFormatStandardForm"><text:span text:style-name="T11">We're going to be using our scaling factor to, essentially, smooth</text:span></text:span><text:span text:style-name="MathematicaFormatStandardForm"><text:span text:style-name="T1"><draw:frame draw:style-name="fr1" draw:name="Object870" text:anchor-type="as-char" svg:y="-0.1437in" svg:width="0.661in" svg:height="0.194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1"> - </text:span></text:span><text:span text:style-name="MathematicaFormatStandardForm"><text:span text:style-name="T11">and then, use that smoothed</text:span></text:span><text:span text:style-name="MathematicaFormatStandardForm"><text:span text:style-name="T1"><draw:frame draw:style-name="fr1" draw:name="Object871" text:anchor-type="as-char" svg:y="-0.1437in" svg:width="0.661in" svg:height="0.1945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MathematicaFormatStandardForm"><text:span text:style-name="T11">to smooth</text:span></text:span><text:span text:style-name="MathematicaFormatStandardForm"><text:span text:style-name="T1"><draw:frame draw:style-name="fr1" draw:name="Object872" text:anchor-type="as-char" svg:y="-0.1437in" svg:width="0.511in" svg:height="0.194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11">and </text:span></text:span><text:span text:style-name="MathematicaFormatStandardForm"><text:span text:style-name="T1"><draw:frame draw:style-name="fr1" draw:name="Object873" text:anchor-type="as-char" svg:y="-0.1244in" svg:width="0.6661in" svg:height="0.175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11">since those functions can be expressed in terms of</text:span></text:span><text:span text:style-name="MathematicaFormatStandardForm"><text:span text:style-name="T1"><draw:frame draw:style-name="fr1" draw:name="Object874" text:anchor-type="as-char" svg:y="-0.1437in" svg:width="0.661in" svg:height="0.194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"/>
      <text:p text:style-name="P1"><text:span text:style-name="MathematicaFormatStandardForm"><text:span text:style-name="T11">So let's start with the simplest example <text:s/>S</text:span></text:span><text:span text:style-name="MathematicaFormatStandardForm"><text:span text:style-name="T12">uppose we take </text:span></text:span><text:span text:style-name="MathematicaFormatStandardForm"><text:span text:style-name="T13">(8.1.2)</text:span></text:span><text:span text:style-name="MathematicaFormatStandardForm"><text:span text:style-name="T11"> and </text:span></text:span><text:span text:style-name="MathematicaFormatStandardForm"><text:span text:style-name="T12">take </text:span></text:span><text:span text:style-name="MathematicaFormatStandardForm"><text:span text:style-name="T66">k</text:span></text:span><text:span text:style-name="MathematicaFormatStandardForm"><text:span text:style-name="T12"> as 1</text:span></text:span><text:span text:style-name="MathematicaFormatStandardForm"><text:span text:style-name="T14">. <text:s/></text:span></text:span><text:span text:style-name="MathematicaFormatStandardForm"><text:span text:style-name="T12">If y=1, we evidently have</text:span></text:span></text:p>
      <text:p text:style-name="P1"><text:span text:style-name="MathematicaFormatStandardForm"><text:span text:style-name="T15"/></text:span></text:p>
      <text:p text:style-name="P2"><text:span text:style-name="MathematicaFormatStandardForm"><text:span text:style-name="T1"><draw:frame draw:style-name="fr1" draw:name="Object434" text:anchor-type="as-char" svg:y="-0.2339in" svg:width="2.3189in" svg:height="0.375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4"><text:span text:style-name="FormulaNumber"><text:span text:style-name="T83">(8.2.1)</text:span></text:span></text:p>
      <text:p text:style-name="P4"><text:span text:style-name="MathematicaFormatStandardForm"><text:span text:style-name="T2"/></text:span></text:p>
      <text:p text:style-name="P23"><text:span text:style-name="aaMathematica"><text:span text:style-name="T85">Dd[x_,1,y_]:=Sum[(j+y)^0,</text:span></text:span><text:span text:style-name="aaMathematica"><text:span text:style-name="T84">{j,0,Floor[x-y-</text:span></text:span><text:span text:style-name="aaMathematica"><text:span text:style-name="T86">1</text:span></text:span><text:span text:style-name="aaMathematica"><text:span text:style-name="T84">]}]</text:span></text:span></text:p>
      <text:p text:style-name="P23"><text:span text:style-name="aaMathematica"><text:span text:style-name="T84">Cc[x_,1,y_]:=y^(-1) Dd[x y,1,y]</text:span></text:span></text:p>
      <text:p text:style-name="P23"><text:span text:style-name="aaMathematica"><text:span text:style-name="T84">{Floor[x]-1,Cc[x,1,1]}</text:span></text:span></text:p>
      <text:p text:style-name="P1"><text:span text:style-name="MathematicaFormatStandardForm"><text:span text:style-name="T15"/></text:span></text:p>
      <text:p text:style-name="P1"><text:span text:style-name="MathematicaFormatStandardForm"><text:span text:style-name="T15">Mean</text:span></text:span><text:span text:style-name="MathematicaFormatStandardForm"><text:span text:style-name="T12">while, if we take the limit of y as it approaches </text:span></text:span><text:span text:style-name="MathematicaFormatStandardForm"><text:span text:style-name="T55">0</text:span></text:span><text:span text:style-name="MathematicaFormatStandardForm"><text:span text:style-name="T12">, we have</text:span></text:span></text:p>
      <text:p text:style-name="P1"><text:span text:style-name="MathematicaFormatStandardForm"><text:span text:style-name="T15"/></text:span></text:p>
      <text:p text:style-name="P2"><text:span text:style-name="MathematicaFormatStandardForm"><text:span text:style-name="T1"><draw:frame draw:style-name="fr1" draw:name="Object441" text:anchor-type="as-char" svg:y="-0.2437in" svg:width="2.9075in" svg:height="0.39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4"><text:span text:style-name="FormulaNumber"><text:span text:style-name="T83">(8.2.2)</text:span></text:span></text:p>
      <text:p text:style-name="P4"><text:span text:style-name="MathematicaFormatStandardForm"><text:span text:style-name="T2"/></text:span></text:p>
      <text:p text:style-name="P30"><text:span text:style-name="MathematicaFormatStandardForm"><text:span text:style-name="T58">unless s=1, in which case we have</text:span></text:span></text:p>
      <text:p text:style-name="P30"><text:span text:style-name="MathematicaFormatStandardForm"><text:span text:style-name="T58"/></text:span></text:p>
      <text:p text:style-name="P38"><text:span text:style-name="MathematicaFormatStandardForm"><text:span text:style-name="T1"><draw:frame draw:style-name="fr1" draw:name="Object4" text:anchor-type="as-char" svg:y="-0.2437in" svg:width="2.3043in" svg:height="0.3929in" draw:z-index="112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4"><text:span text:style-name="MathematicaFormatStandardForm"><text:span text:style-name="T2"/></text:span></text:p>
      <text:p text:style-name="P23"><text:span text:style-name="aaMathematica"><text:span text:style-name="T85">Dd[x_,1,y_]:=Sum[(j+y)^0,</text:span></text:span><text:span text:style-name="aaMathematica"><text:span text:style-name="T84">{j,0,Floor[x-y-</text:span></text:span><text:span text:style-name="aaMathematica"><text:span text:style-name="T86">1</text:span></text:span><text:span text:style-name="aaMathematica"><text:span text:style-name="T84">]}]</text:span></text:span></text:p>
      <text:p text:style-name="P23"><text:span text:style-name="aaMathematica"><text:span text:style-name="T85">Cc[x_,1,y_]:=y^(-1) Dd[x y,1,y]</text:span></text:span></text:p>
      <text:p text:style-name="P23"><text:span text:style-name="aaMathematica"><text:span text:style-name="T85">Table[ {n/7-1, Limit[ Cc[n/7,1,z], z-&gt;Infinity]}, {n,1,20}]//TableForm</text:span></text:span></text:p>
      <text:p text:style-name="P9"/>
      <text:p text:style-name="P1"><text:span text:style-name="MathematicaFormatStandardForm"><text:span text:style-name="T16">which means </text:span></text:span><text:span text:style-name="MathematicaFormatStandardForm"><text:span text:style-name="T12">we can relate </text:span></text:span><text:span text:style-name="MathematicaFormatStandardForm"><text:span text:style-name="T11">(8.2.1) to (8.2.2)</text:span></text:span><text:span text:style-name="MathematicaFormatStandardForm"><text:span text:style-name="T12"> as</text:span></text:span></text:p>
      <text:p text:style-name="P1"><text:span text:style-name="MathematicaFormatStandardForm"><text:span text:style-name="T12"/></text:span></text:p>
      <text:p text:style-name="P2"><text:soft-page-break/><text:span text:style-name="MathematicaFormatStandardForm"><text:span text:style-name="T1"><draw:frame draw:style-name="fr2" draw:name="Object449" text:anchor-type="as-char" svg:y="-0.2646in" svg:width="3.2854in" svg:height="0.434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4"><text:span text:style-name="FormulaNumber"><text:span text:style-name="T83">(8.2.3)</text:span></text:span></text:p>
      <text:p text:style-name="P31"><text:span text:style-name="MathematicaFormatStandardForm"><text:span text:style-name="T58">unless s=1, </text:span></text:span><text:span text:style-name="MathematicaFormatStandardForm"><text:span text:style-name="T59">which</text:span></text:span><text:span text:style-name="MathematicaFormatStandardForm"><text:span text:style-name="T60"> gives</text:span></text:span></text:p>
      <text:p text:style-name="P4"><text:span text:style-name="FormulaNumber"/></text:p>
      <text:p text:style-name="P4"><text:span text:style-name="FormulaNumber"/></text:p>
      <text:p text:style-name="P39"><text:span text:style-name="MathematicaFormatStandardForm"><text:span text:style-name="T1"><draw:frame draw:style-name="fr3" draw:name="Object5" text:anchor-type="as-char" svg:y="-0.2437in" svg:width="2.4134in" svg:height="0.3929in" draw:z-index="113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39"><text:span text:style-name="MathematicaFormatStandardForm"><text:span text:style-name="T1"/></text:span></text:p>
      <text:p text:style-name="P32"><text:span text:style-name="MathematicaFormatStandardForm"><text:span text:style-name="T60">which</text:span></text:span><text:span text:style-name="MathematicaFormatStandardForm"><text:span text:style-name="T59">, </text:span></text:span><text:span text:style-name="MathematicaFormatStandardForm"><text:span text:style-name="T60">because</text:span></text:span><text:span text:style-name="MathematicaFormatStandardForm"><text:span text:style-name="T59"> </text:span></text:span><text:span text:style-name="MathematicaFormatStandardForm"><text:span text:style-name="T59"><draw:frame draw:style-name="fr3" draw:name="Object6" text:anchor-type="as-char" svg:y="-0.2339in" svg:width="1.5417in" svg:height="0.3752in" draw:z-index="114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text:span text:style-name="MathematicaFormatStandardForm"><text:span text:style-name="T59">, gives </text:span></text:span><text:span text:style-name="MathematicaFormatStandardForm"><text:span text:style-name="T60">a relationship between log n and harmonic numbers.</text:span></text:span></text:p>
      <text:p text:style-name="P4"><text:span text:style-name="FormulaNumber"/></text:p>
      <text:p text:style-name="P9"><text:span text:style-name="MathematicaFormatStandardForm"><text:span text:style-name="T67"/></text:span></text:p>
      <text:p text:style-name="P9"><text:span text:style-name="MathematicaFormatStandardForm"><text:span text:style-name="T8">The limit of </text:span></text:span><text:span text:style-name="MathematicaFormatStandardForm"><text:span text:style-name="T11">(8.2.1)</text:span></text:span><text:span text:style-name="MathematicaFormatStandardForm"><text:span text:style-name="T12"> </text:span></text:span><text:span text:style-name="MathematicaFormatStandardForm"><text:span text:style-name="T8">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35" text:anchor-type="as-char" svg:y="-0.1244in" svg:width="0.5346in" svg:height="0.159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2"><text:span text:style-name="MathematicaFormatStandardForm"><text:span text:style-name="T1"><draw:frame draw:style-name="fr1" draw:name="Object80" text:anchor-type="as-char" svg:y="-0.2043in" svg:width="1.9583in" svg:height="0.3445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4"><text:span text:style-name="FormulaNumber"><text:span text:style-name="T83">(8.2.4)</text:span></text:span></text:p>
      <text:p text:style-name="P2"/>
      <text:p text:style-name="P9"><text:span text:style-name="MathematicaFormatStandardForm"><text:span text:style-name="T11">and t</text:span></text:span><text:span text:style-name="MathematicaFormatStandardForm"><text:span text:style-name="T8">he limit of </text:span></text:span><text:span text:style-name="MathematicaFormatStandardForm"><text:span text:style-name="T11">(8.2.2)</text:span></text:span><text:span text:style-name="MathematicaFormatStandardForm"><text:span text:style-name="T12"> </text:span></text:span><text:span text:style-name="MathematicaFormatStandardForm"><text:span text:style-name="T8">as </text:span></text:span><text:span text:style-name="MathematicaFormatStandardForm"><text:span text:style-name="T65">n</text:span></text:span><text:span text:style-name="MathematicaFormatStandardForm"><text:span text:style-name="T8"> approaches </text:span></text:span><text:span text:style-name="MathematicaFormatStandardForm"><text:span text:style-name="T61">infinity</text:span></text:span><text:span text:style-name="MathematicaFormatStandardForm"><text:span text:style-name="T8">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41" text:anchor-type="as-char" svg:y="-0.1244in" svg:width="0.5346in" svg:height="0.1591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12"/>
      <text:p text:style-name="P12"><text:span text:style-name="MathematicaFormatStandardForm"><text:span text:style-name="T68"><draw:frame draw:style-name="fr3" draw:name="Object82" text:anchor-type="as-char" svg:y="-0.2043in" svg:width="2.189in" svg:height="0.353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4"><text:span text:style-name="FormulaNumber"><text:span text:style-name="T83">(8.2.5)</text:span></text:span></text:p>
      <text:p text:style-name="P12"><text:span text:style-name="MathematicaFormatStandardForm"><text:span text:style-name="T68"/></text:span></text:p>
      <text:p text:style-name="P9"><text:span text:style-name="MathematicaFormatStandardForm"><text:span text:style-name="T68"/></text:span></text:p>
      <text:p text:style-name="P23"><text:span text:style-name="aaMathematica"><text:span text:style-name="T84"><text:s/>{Limit[y^(</text:span></text:span><text:span text:style-name="aaMathematica"><text:span text:style-name="T87">s</text:span></text:span><text:span text:style-name="aaMathematica"><text:span text:style-name="T84">-</text:span></text:span><text:span text:style-name="aaMathematica"><text:span text:style-name="T87">1</text:span></text:span><text:span text:style-name="aaMathematica"><text:span text:style-name="T84">) HurwitzZeta[s,y+1],y-</text:span></text:span><text:span text:style-name="aaMathematica"><text:span text:style-name="T88">&gt;Infinity</text:span></text:span><text:span text:style-name="aaMathematica"><text:span text:style-name="T84">],1/(s-1)}</text:span></text:span></text:p>
      <text:p text:style-name="P7"><text:span text:style-name="MathematicaFormatStandardForm"><text:span text:style-name="T17"/></text:span></text:p>
      <text:p text:style-name="P9"><text:span text:style-name="MathematicaFormatStandardForm"><text:span text:style-name="T18">and </text:span></text:span><text:span text:style-name="MathematicaFormatStandardForm"><text:span text:style-name="T11">so the limit of (8.2.3)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69" text:anchor-type="as-char" svg:y="-0.1244in" svg:width="0.5346in" svg:height="0.159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MathematicaFormatStandardForm"><text:span text:style-name="T10">, </text:span></text:span><text:span text:style-name="MathematicaFormatStandardForm"><text:span text:style-name="T11">is</text:span></text:span></text:p>
      <text:p text:style-name="P9"/>
      <text:p text:style-name="P12"><text:span text:style-name="MathematicaFormatStandardForm"><text:span text:style-name="T68"><draw:frame draw:style-name="fr3" draw:name="Object83" text:anchor-type="as-char" svg:y="-0.2437in" svg:width="2.4236in" svg:height="0.392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4"><text:span text:style-name="FormulaNumber"><text:span text:style-name="T83">(8.2.6)</text:span></text:span></text:p>
      <text:p text:style-name="P9"><text:span text:style-name="MathematicaFormatStandardForm"><text:span text:style-name="T68"/></text:span></text:p>
      <text:p text:style-name="P23"><text:span text:style-name="aaMathematica"><text:span text:style-name="T84"><text:s/>Table[{Zeta[s]-1,1/(s-1)-Integrate[D[y^(s-1) Zeta[s,y+1],y],{y,1,Infinity}]},{s,2,6}]</text:span></text:span></text:p>
      <text:p text:style-name="P6"/>
      <text:p text:style-name="P9"><text:span text:style-name="MathematicaFormatStandardForm"><text:span text:style-name="T11">Simple.</text:span></text:span></text:p>
      <text:p text:style-name="P6"><text:span text:style-name="MathematicaFormatStandardForm"><text:span text:style-name="T4"/></text:span></text:p>
      <text:p text:style-name="P22"><text:span text:style-name="aaSubSection_20_Title"><text:span text:style-name="T82">8.3 Scaling the Partial Sum of</text:span></text:span></text:p>
      <text:p text:style-name="P22"><text:span text:style-name="aaSubSection_20_Title"><text:span text:style-name="T82">the Hurwitz Zeta Function </text:span></text:span></text:p>
      <text:p text:style-name="P22"><text:span text:style-name="aaSubSection_20_Title"><text:span text:style-name="T82">for k as a Positive Integer</text:span></text:span></text:p>
      <text:p text:style-name="P19"><text:span text:style-name="MathematicaFormatStandardForm"><text:span text:style-name="T79"/></text:span></text:p>
      <text:p text:style-name="P1"><text:span text:style-name="MathematicaFormatStandardForm"><text:span text:style-name="T19">Now let's look at the case when, </text:span></text:span><text:span text:style-name="MathematicaFormatStandardForm"><text:span text:style-name="T11">for </text:span></text:span><text:span text:style-name="MathematicaFormatStandardForm"><text:span text:style-name="T1"><draw:frame draw:style-name="fr1" draw:name="Object875" text:anchor-type="as-char" svg:y="-0.1437in" svg:width="1.3134in" svg:height="0.1945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MathematicaFormatStandardForm"><text:span text:style-name="T1">,</text:span></text:span><text:span text:style-name="MathematicaFormatStandardForm"><text:span text:style-name="T19"> k is some positive integer.</text:span></text:span></text:p>
      <text:p text:style-name="P1"><text:span text:style-name="MathematicaFormatStandardForm"><text:span text:style-name="T19"/></text:span></text:p>
      <text:p text:style-name="P1"><text:span text:style-name="MathematicaFormatStandardForm"><text:span text:style-name="T11">Obviously, i</text:span></text:span><text:span text:style-name="MathematicaFormatStandardForm"><text:span text:style-name="T20">f</text:span></text:span><text:span text:style-name="MathematicaFormatStandardForm"><text:span text:style-name="T1"><draw:frame draw:style-name="fr3" draw:name="Object453" text:anchor-type="as-char" svg:y="-0.1244in" svg:width="0.3508in" svg:height="0.1543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MathematicaFormatStandardForm"><text:span text:style-name="T20">, we have, </text:span></text:span><text:span text:style-name="MathematicaFormatStandardForm"><text:span text:style-name="T11">for any k,</text:span></text:span></text:p>
      <text:p text:style-name="P1"/>
      <text:p text:style-name="P2"><text:span text:style-name="MathematicaFormatStandardForm"><text:span text:style-name="T1"><draw:frame draw:style-name="fr1" draw:name="Object447" text:anchor-type="as-char" svg:y="-0.1437in" svg:width="2.111in" svg:height="0.1945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4"><text:span text:style-name="FormulaNumber"><text:span text:style-name="T83">(8.3.1)</text:span></text:span></text:p>
      <text:p text:style-name="P4"><text:span text:style-name="MathematicaFormatStandardForm"><text:span text:style-name="T2"/></text:span></text:p>
      <text:p text:style-name="P23"><text:span text:style-name="aaMathematica"><text:span text:style-name="T89">D2[ n_, k_ ] := Sum[ D2[ n/j, k-1 ], { j, 2, Floor[ n ] } ]</text:span></text:span></text:p>
      <text:p text:style-name="P23"><text:span text:style-name="aaMathematica"><text:span text:style-name="T89">D2[ n_, 0 ] := UnitStep[n-1]</text:span></text:span></text:p>
      <text:p text:style-name="P23"><text:span text:style-name="aaMathematica"><text:span text:style-name="T90">Dd[x_, k_, y_] := Sum[ Dd[x/(j+y),k-1,y],{j,0,Floor[x-y]}];Dd[x_, 0, y_] := UnitStep[n-1]</text:span></text:span></text:p>
      <text:p text:style-name="P23"><text:span text:style-name="aaMathematica"><text:span text:style-name="T91">Cc[x_, k_, y_] := y^-k Dd[ x y^k, k, y+1]</text:span></text:span></text:p>
      <text:p text:style-name="P23"><text:span text:style-name="aaMathematica"><text:span text:style-name="T92">Grid[Table[ {D2[ n, k ],Cc[n,k,1]}, { n, 1, 50 }, { k, 1, 7 } ]]</text:span></text:span></text:p>
      <text:p text:style-name="P20"/>
      <text:p text:style-name="P1"><text:soft-page-break/><text:span text:style-name="MathematicaFormatStandardForm"><text:span text:style-name="T11">Now let's see what happens</text:span></text:span><text:span text:style-name="MathematicaFormatStandardForm"><text:span text:style-name="T20"> if we take the limit as </text:span></text:span><text:span text:style-name="MathematicaFormatStandardForm"><text:span text:style-name="T69">y</text:span></text:span><text:span text:style-name="MathematicaFormatStandardForm"><text:span text:style-name="T20"> approaches infinity, for </text:span></text:span><text:span text:style-name="MathematicaFormatStandardForm"><text:span text:style-name="T21">the first </text:span></text:span><text:span text:style-name="MathematicaFormatStandardForm"><text:span text:style-name="T20">few values of </text:span></text:span><text:span text:style-name="MathematicaFormatStandardForm"><text:span text:style-name="T70">k.</text:span></text:span></text:p>
      <text:p text:style-name="P1"/>
      <text:p text:style-name="P1"><text:span text:style-name="MathematicaFormatStandardForm"><text:span text:style-name="T11">If k=2, we have</text:span></text:span></text:p>
      <text:p text:style-name="P1"><text:span text:style-name="MathematicaFormatStandardForm"><text:span text:style-name="T20"/></text:span></text:p>
      <text:p text:style-name="P2"><text:span text:style-name="MathematicaFormatStandardForm"><text:span text:style-name="T1"><draw:frame draw:style-name="fr2" draw:name="Object454" text:anchor-type="as-char" svg:y="-0.3689in" svg:width="4.2402in" svg:height="0.5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4"><text:span text:style-name="FormulaNumber"><text:span text:style-name="T83">(8.3.2)</text:span></text:span></text:p>
      <text:p text:style-name="P33"><text:span text:style-name="MathematicaFormatStandardForm"><text:span text:style-name="T62">unless s=1, in which case</text:span></text:span></text:p>
      <text:p text:style-name="P40"><text:span text:style-name="MathematicaFormatStandardForm"><text:span text:style-name="T1"><draw:frame draw:style-name="fr3" draw:name="Object7" text:anchor-type="as-char" svg:y="-0.348in" svg:width="3.2283in" svg:height="0.4972in" draw:z-index="115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4"><text:span text:style-name="MathematicaFormatStandardForm"><text:span text:style-name="T2"/></text:span></text:p>
      <text:p text:style-name="P4"><text:span text:style-name="MathematicaFormatStandardForm"><text:span text:style-name="T2"/></text:span></text:p>
      <text:p text:style-name="P23"><text:span text:style-name="aaMathematica"><text:span text:style-name="T93">Dd[x_,0,y_]:=UnitStep[n-1]; Dd</text:span></text:span><text:span text:style-name="aaMathematica"><text:span text:style-name="T84">[</text:span></text:span><text:span text:style-name="aaMathematica"><text:span text:style-name="T94">x</text:span></text:span><text:span text:style-name="aaMathematica"><text:span text:style-name="T84">_,1,</text:span></text:span><text:span text:style-name="aaMathematica"><text:span text:style-name="T94">y</text:span></text:span><text:span text:style-name="aaMathematica"><text:span text:style-name="T84">_]:=Floor[</text:span></text:span><text:span text:style-name="aaMathematica"><text:span text:style-name="T94">x</text:span></text:span><text:span text:style-name="aaMathematica"><text:span text:style-name="T84">]-</text:span></text:span><text:span text:style-name="aaMathematica"><text:span text:style-name="T94">y</text:span></text:span><text:span text:style-name="aaMathematica"><text:span text:style-name="T84">+1</text:span></text:span></text:p>
      <text:p text:style-name="P23"><text:span text:style-name="aaMathematica"><text:span text:style-name="T93">Dd</text:span></text:span><text:span text:style-name="aaMathematica"><text:span text:style-name="T84">[</text:span></text:span><text:span text:style-name="aaMathematica"><text:span text:style-name="T94">x</text:span></text:span><text:span text:style-name="aaMathematica"><text:span text:style-name="T84">_,k_,</text:span></text:span><text:span text:style-name="aaMathematica"><text:span text:style-name="T94">y</text:span></text:span><text:span text:style-name="aaMathematica"><text:span text:style-name="T84">_]:=Sum[Binomial[k,j] </text:span></text:span><text:span text:style-name="aaMathematica"><text:span text:style-name="T93">Dd</text:span></text:span><text:span text:style-name="aaMathematica"><text:span text:style-name="T84">[</text:span></text:span><text:span text:style-name="aaMathematica"><text:span text:style-name="T94">x</text:span></text:span><text:span text:style-name="aaMathematica"><text:span text:style-name="T84">/(m^(k-j)),j,m+1],{m,</text:span></text:span><text:span text:style-name="aaMathematica"><text:span text:style-name="T94">y</text:span></text:span><text:span text:style-name="aaMathematica"><text:span text:style-name="T84">,</text:span></text:span><text:span text:style-name="aaMathematica"><text:span text:style-name="T94">x</text:span></text:span><text:span text:style-name="aaMathematica"><text:span text:style-name="T84">^(1/k)},{j,0,k-1}]</text:span></text:span></text:p>
      <text:p text:style-name="P23"><text:span text:style-name="aaMathematica"><text:span text:style-name="T84">Cc[x_,k_,</text:span></text:span><text:span text:style-name="aaMathematica"><text:span text:style-name="T94">y</text:span></text:span><text:span text:style-name="aaMathematica"><text:span text:style-name="T84">_]:=</text:span></text:span><text:span text:style-name="aaMathematica"><text:span text:style-name="T94">y</text:span></text:span><text:span text:style-name="aaMathematica"><text:span text:style-name="T84">^-k Dd[x </text:span></text:span><text:span text:style-name="aaMathematica"><text:span text:style-name="T94">y</text:span></text:span><text:span text:style-name="aaMathematica"><text:span text:style-name="T84">^k,k,</text:span></text:span><text:span text:style-name="aaMathematica"><text:span text:style-name="T94">y</text:span></text:span><text:span text:style-name="aaMathematica"><text:span text:style-name="T84">+1]</text:span></text:span></text:p>
      <text:p text:style-name="P23"><text:span text:style-name="aaMathematica"><text:span text:style-name="T84">Table[{Cc[x,2,3000.],N[x Log[x]-x+1],1-Gamma[2.,-Log[x]]/Gamma[2]},{x,2,40}]//TableForm</text:span></text:span></text:p>
      <text:p text:style-name="P9"/>
      <text:p text:style-name="P9"><text:span text:style-name="MathematicaFormatStandardForm"><text:span text:style-name="T22">Here, </text:span></text:span><text:span text:style-name="MathematicaFormatStandardForm"><text:span text:style-name="T23"><draw:frame draw:style-name="fr1" draw:name="Object445" text:anchor-type="as-char" svg:y="-0.1244in" svg:width="0.3575in" svg:height="0.1591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MathematicaFormatStandardForm"><text:span text:style-name="T22">is the lower incomplete gamma function.</text:span></text:span></text:p>
      <text:p text:style-name="P9"><text:span text:style-name="MathematicaFormatStandardForm"><text:span text:style-name="T67"/></text:span></text:p>
      <text:p text:style-name="P9"><text:span text:style-name="MathematicaFormatStandardForm"><text:span text:style-name="T8">The limit of </text:span></text:span><text:span text:style-name="MathematicaFormatStandardForm"><text:span text:style-name="T24">(8.3.2)</text:span></text:span><text:span text:style-name="MathematicaFormatStandardForm"><text:span text:style-name="T8"> 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36" text:anchor-type="as-char" svg:y="-0.1244in" svg:width="0.5346in" svg:height="0.159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12"><text:span text:style-name="MathematicaFormatStandardForm"><text:span text:style-name="T68"><draw:frame draw:style-name="fr3" draw:name="Object85" text:anchor-type="as-char" svg:y="-0.2043in" svg:width="3.039in" svg:height="0.353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4"><text:span text:style-name="FormulaNumber"><text:span text:style-name="T83">(8.3.3)</text:span></text:span></text:p>
      <text:p text:style-name="P9"/>
      <text:p text:style-name="P9"><text:span text:style-name="MathematicaFormatStandardForm"><text:span text:style-name="T11">If k=3, we have</text:span></text:span></text:p>
      <text:p text:style-name="P9"><text:span text:style-name="MathematicaFormatStandardForm"><text:span text:style-name="T68"/></text:span></text:p>
      <text:p text:style-name="P2"><text:span text:style-name="MathematicaFormatStandardForm"><text:span text:style-name="T1"><draw:frame draw:style-name="fr2" draw:name="Object455" text:anchor-type="as-char" svg:y="-0.3689in" svg:width="4.7138in" svg:height="0.539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4"><text:span text:style-name="FormulaNumber"><text:span text:style-name="T83">(8.3.4)</text:span></text:span></text:p>
      <text:p text:style-name="P4"><text:span text:style-name="FormulaNumber"/></text:p>
      <text:p text:style-name="P34"><text:span text:style-name="MathematicaFormatStandardForm"><text:span text:style-name="T62">unless s=1, in which case</text:span></text:span></text:p>
      <text:p text:style-name="P34"><text:span text:style-name="MathematicaFormatStandardForm"><text:span text:style-name="T62"/></text:span></text:p>
      <text:p text:style-name="P41"><text:span text:style-name="MathematicaFormatStandardForm"><text:span text:style-name="T1"><draw:frame draw:style-name="fr3" draw:name="Object8" text:anchor-type="as-char" svg:y="-0.348in" svg:width="3.7075in" svg:height="0.4972in" draw:z-index="116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4"><text:span text:style-name="MathematicaFormatStandardForm"><text:span text:style-name="T2"/></text:span></text:p>
      <text:p text:style-name="P23"><text:span text:style-name="aaMathematica"><text:span text:style-name="T93">Dd[x_,0,y_]:=UnitStep[n-1]; Dd</text:span></text:span><text:span text:style-name="aaMathematica"><text:span text:style-name="T84">[</text:span></text:span><text:span text:style-name="aaMathematica"><text:span text:style-name="T94">x</text:span></text:span><text:span text:style-name="aaMathematica"><text:span text:style-name="T84">_,1,</text:span></text:span><text:span text:style-name="aaMathematica"><text:span text:style-name="T94">y</text:span></text:span><text:span text:style-name="aaMathematica"><text:span text:style-name="T84">_]:=Floor[</text:span></text:span><text:span text:style-name="aaMathematica"><text:span text:style-name="T94">x</text:span></text:span><text:span text:style-name="aaMathematica"><text:span text:style-name="T84">]-</text:span></text:span><text:span text:style-name="aaMathematica"><text:span text:style-name="T94">y</text:span></text:span><text:span text:style-name="aaMathematica"><text:span text:style-name="T84">+1</text:span></text:span></text:p>
      <text:p text:style-name="P23"><text:span text:style-name="aaMathematica"><text:span text:style-name="T93">Dd[x_,k_,y_]:=Sum[Binomial[k,j] Dd[x/(m^(k-j)),j,m+1],{m,y,x^(1/k)},{j,0,k-1}]</text:span></text:span></text:p>
      <text:p text:style-name="P23"><text:span text:style-name="aaMathematica"><text:span text:style-name="T84">Cc[x_,k_,</text:span></text:span><text:span text:style-name="aaMathematica"><text:span text:style-name="T94">y</text:span></text:span><text:span text:style-name="aaMathematica"><text:span text:style-name="T84">_]:=</text:span></text:span><text:span text:style-name="aaMathematica"><text:span text:style-name="T94">y</text:span></text:span><text:span text:style-name="aaMathematica"><text:span text:style-name="T84">^-k Dd[x </text:span></text:span><text:span text:style-name="aaMathematica"><text:span text:style-name="T94">y</text:span></text:span><text:span text:style-name="aaMathematica"><text:span text:style-name="T84">^k,k,</text:span></text:span><text:span text:style-name="aaMathematica"><text:span text:style-name="T94">y</text:span></text:span><text:span text:style-name="aaMathematica"><text:span text:style-name="T84">+1]</text:span></text:span></text:p>
      <text:p text:style-name="P23"><text:span text:style-name="aaMathematica"><text:span text:style-name="T84">Table[{Cc[x,3,600.],N[x/2 Log[x]^2-x Log[x]+x-1],-(1-Gamma[3.,-Log[x]]/Gamma[3])},{x,2,10}]//TableForm</text:span></text:span></text:p>
      <text:p text:style-name="P7"><text:span text:style-name="aaMathematica"><text:span text:style-name="T103"/></text:span></text:p>
      <text:p text:style-name="P9"><text:span text:style-name="MathematicaFormatStandardForm"><text:span text:style-name="T25"><text:s/></text:span></text:span><text:span text:style-name="MathematicaFormatStandardForm"><text:span text:style-name="T8">The limit of this 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37" text:anchor-type="as-char" svg:y="-0.1244in" svg:width="0.5346in" svg:height="0.1591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12"><text:span text:style-name="MathematicaFormatStandardForm"><text:span text:style-name="T68"><draw:frame draw:style-name="fr3" draw:name="Object86" text:anchor-type="as-char" svg:y="-0.2043in" svg:width="3.5398in" svg:height="0.3535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4"><text:span text:style-name="FormulaNumber"><text:span text:style-name="T83">(8.3.5)</text:span></text:span></text:p>
      <text:p text:style-name="P7"><text:span text:style-name="aaMathematica"><text:span text:style-name="T103"/></text:span></text:p>
      <text:p text:style-name="P1"><text:span text:style-name="MathematicaFormatStandardForm"><text:span text:style-name="T11">M</text:span></text:span><text:span text:style-name="MathematicaFormatStandardForm"><text:span text:style-name="T26">ore generally, </text:span></text:span><text:span text:style-name="MathematicaFormatStandardForm"><text:span text:style-name="T11">for any k, we have</text:span></text:span></text:p>
      <text:p text:style-name="P1"><text:span text:style-name="MathematicaFormatStandardForm"><text:span text:style-name="T26"/></text:span></text:p>
      <text:p text:style-name="P2"><text:span text:style-name="MathematicaFormatStandardForm"><text:span text:style-name="T1"><draw:frame draw:style-name="fr2" draw:name="Object20" text:anchor-type="as-char" svg:y="-0.2291in" svg:width="3.1654in" svg:height="0.3984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4"><text:span text:style-name="FormulaNumber"><text:span text:style-name="T83">(8.3.6)</text:span></text:span></text:p>
      <text:p text:style-name="P34"><text:span text:style-name="MathematicaFormatStandardForm"><text:span text:style-name="T62">unless s=1, in which case</text:span></text:span></text:p>
      <text:p text:style-name="P41"><text:soft-page-break/><text:span text:style-name="MathematicaFormatStandardForm"><text:span text:style-name="T1"><draw:frame draw:style-name="fr3" draw:name="Object9" text:anchor-type="as-char" svg:y="-0.228in" svg:width="2.1193in" svg:height="0.352in" draw:z-index="117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23"><text:span text:style-name="aaMathematica"><text:span text:style-name="T93">Dd[x_,0,y_]:=UnitStep[n-1]; Dd</text:span></text:span><text:span text:style-name="aaMathematica"><text:span text:style-name="T84">[</text:span></text:span><text:span text:style-name="aaMathematica"><text:span text:style-name="T94">x</text:span></text:span><text:span text:style-name="aaMathematica"><text:span text:style-name="T84">_,1,</text:span></text:span><text:span text:style-name="aaMathematica"><text:span text:style-name="T94">y</text:span></text:span><text:span text:style-name="aaMathematica"><text:span text:style-name="T84">_]:=Floor[</text:span></text:span><text:span text:style-name="aaMathematica"><text:span text:style-name="T94">x</text:span></text:span><text:span text:style-name="aaMathematica"><text:span text:style-name="T84">]-</text:span></text:span><text:span text:style-name="aaMathematica"><text:span text:style-name="T94">y</text:span></text:span><text:span text:style-name="aaMathematica"><text:span text:style-name="T84">+1</text:span></text:span></text:p>
      <text:p text:style-name="P23"><text:span text:style-name="aaMathematica"><text:span text:style-name="T93">Dd[x_,k_,y_]:=Sum[Binomial[k,j] Dd[x/(m^(k-j)),j,m+1],{m,y,x^(1/k)},{j,0,k-1}]</text:span></text:span></text:p>
      <text:p text:style-name="P23"><text:span text:style-name="aaMathematica"><text:span text:style-name="T85">Cc[x_,k_,y_]:=y^-k Dd[x y^k,k,y+1]</text:span></text:span></text:p>
      <text:p text:style-name="P23"><text:span text:style-name="aaMathematica"><text:span text:style-name="T84">Table[{Cc[x,k,200.],N[(-1)^k(1-Gamma[k,-Log[x]]/Gamma[k])]},{x,2,7},{k,1,4}]//TableForm</text:span></text:span></text:p>
      <text:p text:style-name="P7"/>
      <text:p text:style-name="P1"><text:span text:style-name="MathematicaFormatStandardForm"><text:span text:style-name="T27">where</text:span></text:span><text:span text:style-name="MathematicaFormatStandardForm"><text:span text:style-name="T1"><draw:frame draw:style-name="fr1" draw:name="Object40" text:anchor-type="as-char" svg:y="-0.1244in" svg:width="0.8091in" svg:height="0.1591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MathematicaFormatStandardForm"><text:span text:style-name="T28">is the </text:span></text:span><text:span text:style-name="MathematicaFormatStandardForm"><text:span text:style-name="T29">lower </text:span></text:span><text:span text:style-name="MathematicaFormatStandardForm"><text:span text:style-name="T28">incomplete gamma function.</text:span></text:span></text:p>
      <text:p text:style-name="P7"><text:span text:style-name="aaMathematica"><text:span text:style-name="T103"/></text:span></text:p>
      <text:p text:style-name="P9"><text:span text:style-name="MathematicaFormatStandardForm"><text:span text:style-name="T25"><text:s/></text:span></text:span><text:span text:style-name="MathematicaFormatStandardForm"><text:span text:style-name="T8">The limit of this 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38" text:anchor-type="as-char" svg:y="-0.1244in" svg:width="0.5346in" svg:height="0.1591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12"><text:span text:style-name="MathematicaFormatStandardForm"><text:span text:style-name="T68"><draw:frame draw:style-name="fr3" draw:name="Object87" text:anchor-type="as-char" svg:y="-0.2043in" svg:width="1.9354in" svg:height="0.35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4"><text:span text:style-name="FormulaNumber"><text:span text:style-name="T83">(8.3.7)</text:span></text:span></text:p>
      <text:p text:style-name="P9"><text:span text:style-name="MathematicaFormatStandardForm"><text:span text:style-name="T68"/></text:span></text:p>
      <text:p text:style-name="P23"><text:span text:style-name="aaMathematica"><text:span text:style-name="T95"><text:s/></text:span></text:span><text:span text:style-name="aaMathematica"><text:span text:style-name="T84">{Limit[(y^(</text:span></text:span><text:span text:style-name="aaMathematica"><text:span text:style-name="T96">1</text:span></text:span><text:span text:style-name="aaMathematica"><text:span text:style-name="T84">-</text:span></text:span><text:span text:style-name="aaMathematica"><text:span text:style-name="T96">s</text:span></text:span><text:span text:style-name="aaMathematica"><text:span text:style-name="T84">) HurwitzZeta[s,y</text:span></text:span><text:span text:style-name="aaMathematica"><text:span text:style-name="T96">^-1</text:span></text:span><text:span text:style-name="aaMathematica"><text:span text:style-name="T84">+1])^k,y-</text:span></text:span><text:span text:style-name="aaMathematica"><text:span text:style-name="T97">&gt;0</text:span></text:span><text:span text:style-name="aaMathematica"><text:span text:style-name="T84">],1/(s-1)^k}</text:span></text:span></text:p>
      <text:p text:style-name="P4"/>
      <text:p text:style-name="P4"/>
      <text:p text:style-name="P6"><text:span text:style-name="MathematicaFormatStandardForm"><text:span text:style-name="T4"/></text:span></text:p>
      <text:p text:style-name="P22"><text:span text:style-name="aaSubSection_20_Title"><text:span text:style-name="T82">8.4 Our Smoothed Expression for </text:span></text:span><text:span text:style-name="MathematicaFormatStandardForm"><text:span text:style-name="T77"><draw:frame draw:style-name="fr1" draw:name="Object880" text:anchor-type="as-char" svg:y="-0.1437in" svg:width="0.7965in" svg:height="0.1945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19"><text:span text:style-name="MathematicaFormatStandardForm"><text:span text:style-name="T79"/></text:span></text:p>
      <text:p text:style-name="P14"><text:span text:style-name="MathematicaFormatStandardForm"><text:span text:style-name="T11">Using (8.3.1) and (8.3.6), we can thus say that</text:span></text:span></text:p>
      <text:p text:style-name="P14"><text:span text:style-name="MathematicaFormatStandardForm"><text:span text:style-name="T16"/></text:span></text:p>
      <text:p text:style-name="P2"><text:span text:style-name="MathematicaFormatStandardForm"><text:span text:style-name="T1"><draw:frame draw:style-name="fr2" draw:name="Object21" text:anchor-type="as-char" svg:y="-0.2646in" svg:width="4.2492in" svg:height="0.4346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4"><text:span text:style-name="FormulaNumber"><text:span text:style-name="T83">(8.4.1)</text:span></text:span></text:p>
      <text:p text:style-name="P35"><text:span text:style-name="MathematicaFormatStandardForm"><text:span text:style-name="T62">unless s=1, in which case</text:span></text:span></text:p>
      <text:p text:style-name="P35"><text:span text:style-name="MathematicaFormatStandardForm"><text:span text:style-name="T62"/></text:span></text:p>
      <text:p text:style-name="P42"><text:span text:style-name="MathematicaFormatStandardForm"><text:span text:style-name="T1"><draw:frame draw:style-name="fr3" draw:name="Object10" text:anchor-type="as-char" svg:y="-0.2437in" svg:width="2.7701in" svg:height="0.3929in" draw:z-index="118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9"/>
      <text:p text:style-name="P9"><text:span text:style-name="MathematicaFormatStandardForm"><text:span text:style-name="T25"><text:s/></text:span></text:span><text:span text:style-name="MathematicaFormatStandardForm"><text:span text:style-name="T8">The limit of this as </text:span></text:span><text:span text:style-name="MathematicaFormatStandardForm"><text:span text:style-name="T65">n</text:span></text:span><text:span text:style-name="MathematicaFormatStandardForm"><text:span text:style-name="T8"> approaches </text:span></text:span><text:span text:style-name="MathematicaFormatStandardForm"><text:span text:style-name="T56">0</text:span></text:span><text:span text:style-name="MathematicaFormatStandardForm"><text:span text:style-name="T8">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446" text:anchor-type="as-char" svg:y="-0.1244in" svg:width="0.5346in" svg:height="0.159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><text:span text:style-name="MathematicaFormatStandardForm"><text:span text:style-name="T67"/></text:span></text:p>
      <text:p text:style-name="P12"><text:span text:style-name="MathematicaFormatStandardForm"><text:span text:style-name="T68"><draw:frame draw:style-name="fr3" draw:name="Object89" text:anchor-type="as-char" svg:y="-0.2437in" svg:width="2.8575in" svg:height="0.3929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4"><text:span text:style-name="FormulaNumber"><text:span text:style-name="T83">(8.4.2)</text:span></text:span></text:p>
      <text:p text:style-name="P9"><text:span text:style-name="MathematicaFormatStandardForm"><text:span text:style-name="T68"/></text:span></text:p>
      <text:p text:style-name="P23"><text:span text:style-name="aaMathematica"><text:span text:style-name="T98">Grid[Table[Chop[N[1/((s-1)^k)-Integrate[D[y^</text:span></text:span><text:span text:style-name="aaMathematica"><text:span text:style-name="T99">(k</text:span></text:span><text:span text:style-name="aaMathematica"><text:span text:style-name="T98">(</text:span></text:span><text:span text:style-name="aaMathematica"><text:span text:style-name="T99">s</text:span></text:span><text:span text:style-name="aaMathematica"><text:span text:style-name="T98">-</text:span></text:span><text:span text:style-name="aaMathematica"><text:span text:style-name="T99">1</text:span></text:span><text:span text:style-name="aaMathematica"><text:span text:style-name="T98">)</text:span></text:span><text:span text:style-name="aaMathematica"><text:span text:style-name="T99">) </text:span></text:span><text:span text:style-name="aaMathematica"><text:span text:style-name="T98">Zeta[s,y+1]^k,y],</text:span></text:span><text:span text:style-name="aaMathematica"><text:span text:style-name="T84">{y,</text:span></text:span><text:span text:style-name="aaMathematica"><text:span text:style-name="T99">1</text:span></text:span><text:span text:style-name="aaMathematica"><text:span text:style-name="T84">,</text:span></text:span><text:span text:style-name="aaMathematica"><text:span text:style-name="T99">Infinity</text:span></text:span><text:span text:style-name="aaMathematica"><text:span text:style-name="T84">}]]-N[(Zeta[s,</text:span></text:span><text:span text:style-name="aaMathematica"><text:span text:style-name="T99">2</text:span></text:span><text:span text:style-name="aaMathematica"><text:span text:style-name="T84">])^</text:span></text:span><text:span text:style-name="aaMathematica"><text:span text:style-name="T100">k</text:span></text:span><text:span text:style-name="aaMathematica"><text:span text:style-name="T84">]],{s,2,4},{</text:span></text:span><text:span text:style-name="aaMathematica"><text:span text:style-name="T100">k</text:span></text:span><text:span text:style-name="aaMathematica"><text:span text:style-name="T84">,1,4}]]</text:span></text:span></text:p>
      <text:p text:style-name="P13"/>
      <text:p text:style-name="P14"><text:span text:style-name="MathematicaFormatStandardForm"><text:span text:style-name="T11">And there we are. <text:s/>(8.4.1) is the identity for</text:span></text:span><text:span text:style-name="MathematicaFormatStandardForm"><text:span text:style-name="T23"><draw:frame draw:style-name="fr1" draw:name="Object16" text:anchor-type="as-char" svg:y="-0.1437in" svg:width="0.661in" svg:height="0.1945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MathematicaFormatStandardForm"><text:span text:style-name="T11">that we'll use to approximate the</text:span></text:span><text:span text:style-name="MathematicaFormatStandardForm"><text:span text:style-name="T23"><draw:frame draw:style-name="fr1" draw:name="Object29" text:anchor-type="as-char" svg:y="-0.1437in" svg:width="0.511in" svg:height="0.1945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MathematicaFormatStandardForm"><text:span text:style-name="T11">and the Riemann Prime Counting function.</text:span></text:span></text:p>
      <text:p text:style-name="P6"><text:span text:style-name="MathematicaFormatStandardForm"><text:span text:style-name="T4"/></text:span></text:p>
      <text:p text:style-name="P22"><text:span text:style-name="aaSubSection_20_Title"><text:span text:style-name="T104">8.5 Defining</text:span></text:span><text:span text:style-name="MathematicaFormatStandardForm"><text:span text:style-name="T77"><draw:frame draw:style-name="fr3" draw:name="Object876" text:anchor-type="as-char" svg:y="-0.1437in" svg:width="1.4898in" svg:height="0.1945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aaSubSection_20_Title"><text:span text:style-name="T104">and</text:span></text:span><text:span text:style-name="MathematicaFormatStandardForm"><text:span text:style-name="T77"><draw:frame draw:style-name="fr3" draw:name="Object877" text:anchor-type="as-char" svg:y="-0.1437in" svg:width="1.628in" svg:height="0.1945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19"><text:span text:style-name="MathematicaFormatStandardForm"><text:span text:style-name="T79"/></text:span></text:p>
      <text:p text:style-name="P1"><text:span text:style-name="MathematicaFormatStandardForm"><text:span text:style-name="T30">Let's recap what we've just done. <text:s/>///??????</text:span></text:span></text:p>
      <text:p text:style-name="P1"/>
      <text:p text:style-name="P1"><text:span text:style-name="MathematicaFormatStandardForm"><text:span text:style-name="T31">Now </text:span></text:span><text:span text:style-name="MathematicaFormatStandardForm"><text:span text:style-name="T32">let's define a counterpart to the function we've been working with, </text:span></text:span><text:span text:style-name="MathematicaFormatStandardForm"><text:span text:style-name="T1"><draw:frame draw:style-name="fr3" draw:name="Object28" text:anchor-type="as-char" svg:y="-0.1437in" svg:width="1.3083in" svg:height="0.1945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32">from (8.1.2), that includes the multiplicative identity 1.</text:span></text:span></text:p>
      <text:p text:style-name="P1"/>
      <text:p text:style-name="P1"><text:span text:style-name="MathematicaFormatStandardForm"><text:span text:style-name="T32">It can be defined like this,</text:span></text:span></text:p>
      <text:p text:style-name="P1"/>
      <text:p text:style-name="P2"><text:soft-page-break/><text:span text:style-name="MathematicaFormatStandardForm"><text:span text:style-name="T1"><draw:frame draw:style-name="fr3" draw:name="Object450" text:anchor-type="as-char" svg:y="-0.1437in" svg:width="6.078in" svg:height="0.2839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4"><text:span text:style-name="FormulaNumber"><text:span text:style-name="T83">(8.5.1)</text:span></text:span></text:p>
      <text:p text:style-name="P1"/>
      <text:p text:style-name="P1"><text:span text:style-name="MathematicaFormatStandardForm"><text:span text:style-name="T32">with examples including</text:span></text:span></text:p>
      <text:p text:style-name="P15"/>
      <text:p text:style-name="P15">///??????</text:p>
      <text:p text:style-name="P4"><text:span text:style-name="FormulaNumber"><text:span text:style-name="T83">(8.5.2)</text:span></text:span></text:p>
      <text:p text:style-name="P2"/>
      <text:p text:style-name="P2"><text:span text:style-name="MathematicaFormatStandardForm"><text:span text:style-name="T1"/></text:span></text:p>
      <text:p text:style-name="P23"><text:span text:style-name="aaMathematica"><text:span text:style-name="T84">D1y1[ x_, s_, k_, y_ ]:= D1y1[x,s,k,y]=D1y1[ x, s,k-1, y] + y Sum[ (1+j y)^-s <text:s/>D1y1[ x ( 1+ j y)^-1, s,k-1, y],{j,1,(x-1)/y}]</text:span></text:span></text:p>
      <text:p text:style-name="P23"><text:span text:style-name="aaMathematica"><text:span text:style-name="T84">D1y1[x_,s_,0,y_] := UnitStep[ x-1]</text:span></text:span></text:p>
      <text:p text:style-name="P4"/>
      <text:p text:style-name="P1"><text:span text:style-name="MathematicaFormatStandardForm"><text:span text:style-name="T32">But we can generalize it to complex convolution exponents by expressing it more tidily as</text:span></text:span></text:p>
      <text:p text:style-name="P4"><text:span text:style-name="aaMathematica"><text:span text:style-name="T103"/></text:span></text:p>
      <text:p text:style-name="P2"><text:span text:style-name="MathematicaFormatStandardForm"><text:span text:style-name="T1"><draw:frame draw:style-name="fr3" draw:name="Object639" text:anchor-type="as-char" svg:y="-0.1839in" svg:width="3.1965in" svg:height="0.325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4"><text:span text:style-name="FormulaNumber"><text:span text:style-name="T83">(8.5.3)</text:span></text:span></text:p>
      <text:p text:style-name="P1"><text:span text:style-name="MathematicaFormatStandardForm"><text:span text:style-name="T33"/></text:span></text:p>
      <text:p text:style-name="P9"><text:span text:style-name="MathematicaFormatStandardForm"><text:span text:style-name="T8">The limit of this as </text:span></text:span><text:span text:style-name="MathematicaFormatStandardForm"><text:span text:style-name="T65">n</text:span></text:span><text:span text:style-name="MathematicaFormatStandardForm"><text:span text:style-name="T8"> approaches </text:span></text:span><text:span text:style-name="MathematicaFormatStandardForm"><text:span text:style-name="T57">0</text:span></text:span><text:span text:style-name="MathematicaFormatStandardForm"><text:span text:style-name="T8">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405" text:anchor-type="as-char" svg:y="-0.1244in" svg:width="0.5346in" svg:height="0.1591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><text:span text:style-name="MathematicaFormatStandardForm"><text:span text:style-name="T67"/></text:span></text:p>
      <text:p text:style-name="P12"><text:span text:style-name="MathematicaFormatStandardForm"><text:span text:style-name="T68"><draw:frame draw:style-name="fr3" draw:name="Object734" text:anchor-type="as-char" svg:y="-0.1839in" svg:width="2.9311in" svg:height="0.3252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4"><text:span text:style-name="FormulaNumber"><text:span text:style-name="T83">(8.5.4)</text:span></text:span></text:p>
      <text:p text:style-name="P4"><text:span text:style-name="FormulaNumber"/></text:p>
      <text:p text:style-name="P11"><text:span text:style-name="MathematicaFormatStandardForm"><text:span text:style-name="T57">This can also be expressed as</text:span></text:span></text:p>
      <text:p text:style-name="P4"><text:span text:style-name="FormulaNumber"/></text:p>
      <text:p text:style-name="P3"><text:span text:style-name="MathematicaFormatStandardForm"><text:span text:style-name="T1"><draw:frame draw:style-name="fr3" draw:name="Object217" text:anchor-type="as-char" svg:y="-0.1839in" svg:width="3.4161in" svg:height="0.3252in" draw:z-index="110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/text:p>
      <text:p text:style-name="P9"><text:span text:style-name="MathematicaFormatStandardForm"><text:span text:style-name="T68"/></text:span></text:p>
      <text:p text:style-name="P23"><text:span text:style-name="aaMathematica"><text:span text:style-name="T84">(Zeta[s,y</text:span></text:span><text:span text:style-name="aaMathematica"><text:span text:style-name="T101">^-1+1</text:span></text:span><text:span text:style-name="aaMathematica"><text:span text:style-name="T84">]y^(</text:span></text:span><text:span text:style-name="aaMathematica"><text:span text:style-name="T101">1</text:span></text:span><text:span text:style-name="aaMathematica"><text:span text:style-name="T84">-</text:span></text:span><text:span text:style-name="aaMathematica"><text:span text:style-name="T101">s</text:span></text:span><text:span text:style-name="aaMathematica"><text:span text:style-name="T84">)+1)^z-FullSimplify[Sum[ Binomial[z,k](Zeta[s,y</text:span></text:span><text:span text:style-name="aaMathematica"><text:span text:style-name="T101">^-1</text:span></text:span><text:span text:style-name="aaMathematica"><text:span text:style-name="T84">+1]y^(</text:span></text:span><text:span text:style-name="aaMathematica"><text:span text:style-name="T101">1</text:span></text:span><text:span text:style-name="aaMathematica"><text:span text:style-name="T84">-</text:span></text:span><text:span text:style-name="aaMathematica"><text:span text:style-name="T101">s</text:span></text:span><text:span text:style-name="aaMathematica"><text:span text:style-name="T84">))^k,{k,0,Infinity}]]</text:span></text:span></text:p>
      <text:p text:style-name="P4"/>
      <text:p text:style-name="P9"><text:span text:style-name="MathematicaFormatStandardForm"><text:span text:style-name="T32">We'll also want to define a log function.</text:span></text:span></text:p>
      <text:p text:style-name="P4"><text:span text:style-name="aaMathematica"><text:span text:style-name="T103"/></text:span></text:p>
      <text:p text:style-name="P2"><text:span text:style-name="MathematicaFormatStandardForm"><text:span text:style-name="T1"><draw:frame draw:style-name="fr3" draw:name="Object155" text:anchor-type="as-char" svg:y="-0.228in" svg:width="3.6138in" svg:height="0.3689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4"><text:span text:style-name="FormulaNumber"><text:span text:style-name="T83">(8.5.5)</text:span></text:span></text:p>
      <text:p text:style-name="P2"/>
      <text:p text:style-name="P1"><text:span text:style-name="MathematicaFormatStandardForm"><text:span text:style-name="T32">with examples including</text:span></text:span></text:p>
      <text:p text:style-name="P15"/>
      <text:p text:style-name="P15">///??????</text:p>
      <text:p text:style-name="P2"><text:span text:style-name="MathematicaFormatStandardForm"><text:span text:style-name="T1"/></text:span></text:p>
      <text:p text:style-name="P9"><text:span text:style-name="MathematicaFormatStandardForm"><text:span text:style-name="T8">The limit of this 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80" text:anchor-type="as-char" svg:y="-0.1244in" svg:width="0.5346in" svg:height="0.1591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12"><text:span text:style-name="MathematicaFormatStandardForm"><text:span text:style-name="T68"><draw:frame draw:style-name="fr3" draw:name="Object91" text:anchor-type="as-char" svg:y="-0.228in" svg:width="3.3437in" svg:height="0.368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4"><text:span text:style-name="FormulaNumber"><text:span text:style-name="T83">(8.5.6)</text:span></text:span></text:p>
      <text:p text:style-name="P9"/>
      <text:p text:style-name="P9"/>
      <text:p text:style-name="P9"><text:span text:style-name="MathematicaFormatStandardForm"><text:span text:style-name="T68"/></text:span></text:p>
      <text:p text:style-name="P23"><text:span text:style-name="aaMathematica"><text:span text:style-name="T84">Log[Zeta[s,y^-1+1]y^(1-s)+1]-FullSimplify[Sum[(-1)^(k+1)/k(Zeta[s,y^-1+1]y^(1-s))^k,{k,1,Infinity}]]</text:span></text:span></text:p>
      <text:p text:style-name="P1"/>
      <text:p text:style-name="P9"><text:span text:style-name="MathematicaFormatStandardForm"><text:span text:style-name="T32">It can also be expressed as</text:span></text:span></text:p>
      <text:p text:style-name="P1"/>
      <text:p text:style-name="P2"><text:span text:style-name="MathematicaFormatStandardForm"><text:span text:style-name="T1"><draw:frame draw:style-name="fr3" draw:name="Object878" text:anchor-type="as-char" svg:y="-0.1626in" svg:width="3.5752in" svg:height="0.2866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4"><text:span text:style-name="FormulaNumber"><text:span text:style-name="T83">(8.5.7)</text:span></text:span></text:p>
      <text:p text:style-name="P2"/>
      <text:p text:style-name="P9"><text:soft-page-break/><text:span text:style-name="MathematicaFormatStandardForm"><text:span text:style-name="T32">or</text:span></text:span></text:p>
      <text:p text:style-name="P2"><text:span text:style-name="MathematicaFormatStandardForm"><text:span text:style-name="T1"><draw:frame draw:style-name="fr3" draw:name="Object879" text:anchor-type="as-char" svg:y="-0.2043in" svg:width="3.7693in" svg:height="0.3283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4"><text:span text:style-name="FormulaNumber"><text:span text:style-name="T83">(8.5.8)</text:span></text:span></text:p>
      <text:p text:style-name="P2"/>
      <text:p text:style-name="P9"><text:span text:style-name="MathematicaFormatStandardForm"><text:span text:style-name="T34">If</text:span></text:span></text:p>
      <text:p text:style-name="P2"/>
      <text:p text:style-name="P2"><text:span text:style-name="MathematicaFormatStandardForm"><text:span text:style-name="T1"><draw:frame draw:style-name="fr3" draw:name="Object560" text:anchor-type="as-char" svg:y="-0.1437in" svg:width="1.6634in" svg:height="0.1945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4"><text:span text:style-name="FormulaNumber"><text:span text:style-name="T83">(8.5.8)</text:span></text:span></text:p>
      <text:p text:style-name="P9"><text:span text:style-name="MathematicaFormatStandardForm"><text:span text:style-name="T34">then</text:span></text:span></text:p>
      <text:p text:style-name="P2"/>
      <text:p text:style-name="P2"><text:span text:style-name="MathematicaFormatStandardForm"><text:span text:style-name="T1"><draw:frame draw:style-name="fr3" draw:name="Object559" text:anchor-type="as-char" svg:y="-0.1437in" svg:width="2.2043in" svg:height="0.2571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4"><text:span text:style-name="FormulaNumber"><text:span text:style-name="T83">(8.5.8)</text:span></text:span></text:p>
      <text:p text:style-name="P6"><text:span text:style-name="MathematicaFormatStandardForm"><text:span text:style-name="T4"/></text:span></text:p>
      <text:p text:style-name="P22"><text:span text:style-name="aaSubSection_20_Title"><text:span text:style-name="T104">8.6 An Expression for</text:span></text:span><text:span text:style-name="MathematicaFormatStandardForm"><text:span text:style-name="T78"><draw:frame draw:style-name="fr3" draw:name="Object37" text:anchor-type="as-char" svg:y="-0.1437in" svg:width="0.511in" svg:height="0.1945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19"><text:span text:style-name="MathematicaFormatStandardForm"><text:span text:style-name="T79"/></text:span></text:p>
      <text:p text:style-name="P1"><text:span text:style-name="MathematicaFormatStandardForm"><text:span text:style-name="T33"/></text:span></text:p>
      <text:p text:style-name="P1"><text:span text:style-name="MathematicaFormatStandardForm"><text:span text:style-name="T31">If we apply (</text:span></text:span><text:span text:style-name="MathematicaFormatStandardForm"><text:span text:style-name="T35">8.4.1</text:span></text:span><text:span text:style-name="MathematicaFormatStandardForm"><text:span text:style-name="T31">) to (D1),</text:span></text:span><text:span text:style-name="MathematicaFormatStandardForm"><text:span text:style-name="T10"><draw:frame draw:style-name="fr3" draw:name="Object404" text:anchor-type="as-char" svg:y="-0.1839in" svg:width="1.7181in" svg:height="0.3252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MathematicaFormatStandardForm"><text:span text:style-name="T10">,//??????????? </text:span></text:span><text:span text:style-name="MathematicaFormatStandardForm"><text:span text:style-name="T31">we have the following identity for</text:span></text:span><text:span text:style-name="MathematicaFormatStandardForm"><text:span text:style-name="T33"><draw:frame draw:style-name="fr1" draw:name="Object426" text:anchor-type="as-char" svg:y="-0.1437in" svg:width="0.511in" svg:height="0.1945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67" text:anchor-type="as-char" svg:y="-0.2437in" svg:width="4.4402in" svg:height="0.4346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4"><text:span text:style-name="FormulaNumber"><text:span text:style-name="T83">(8.6.1)</text:span></text:span></text:p>
      <text:p text:style-name="P36"><text:span text:style-name="MathematicaFormatStandardForm"><text:span text:style-name="T63">unless s=1, in which case</text:span></text:span></text:p>
      <text:p text:style-name="P4"><text:span text:style-name="FormulaNumber"/></text:p>
      <text:p text:style-name="P43"><text:span text:style-name="MathematicaFormatStandardForm"><text:span text:style-name="T1"><draw:frame draw:style-name="fr3" draw:name="Object11" text:anchor-type="as-char" svg:y="-0.2437in" svg:width="2.9654in" svg:height="0.3929in" draw:z-index="119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9"/>
      <text:p text:style-name="P9"><text:span text:style-name="MathematicaFormatStandardForm"><text:span text:style-name="T8">The limit of this 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81" text:anchor-type="as-char" svg:y="-0.1244in" svg:width="0.5346in" svg:height="0.1591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12"><text:span text:style-name="MathematicaFormatStandardForm"><text:span text:style-name="T68"><draw:frame draw:style-name="fr3" draw:name="Object92" text:anchor-type="as-char" svg:y="-0.2437in" svg:width="3.0736in" svg:height="0.3929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4"><text:span text:style-name="FormulaNumber"><text:span text:style-name="T83">(8.6.2)</text:span></text:span></text:p>
      <text:p text:style-name="P16"/>
      <text:p text:style-name="P2"><text:span text:style-name="MathematicaFormatStandardForm"><text:span text:style-name="T1"><draw:frame draw:style-name="fr2" draw:name="Object885" text:anchor-type="as-char" svg:y="-0.2646in" svg:width="4.5402in" svg:height="0.4346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16"/>
      <text:p text:style-name="P36"><text:span text:style-name="MathematicaFormatStandardForm"><text:span text:style-name="T63">unless s=1, in which case,</text:span></text:span></text:p>
      <text:p text:style-name="P36"><text:span text:style-name="MathematicaFormatStandardForm"><text:span text:style-name="T63"/></text:span></text:p>
      <text:p text:style-name="P43"><text:span text:style-name="MathematicaFormatStandardForm"><text:span text:style-name="T1"><draw:frame draw:style-name="fr3" draw:name="Object12" text:anchor-type="as-char" svg:y="-0.2437in" svg:width="3.4028in" svg:height="0.3929in" draw:z-index="120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16"/>
      <text:p text:style-name="P21"><text:span text:style-name="T105">where </text:span><text:span text:style-name="MathematicaFormatStandardForm"><text:span text:style-name="T75"><draw:frame draw:style-name="fr1" draw:name="Object887" text:anchor-type="as-char" svg:y="-0.1244in" svg:width="0.7846in" svg:height="0.1752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MathematicaFormatStandardForm"><text:span text:style-name="T76">is the </text:span></text:span><text:span text:style-name="T105">Confluent Hypergeometric Function of the First Kind.</text:span></text:p>
      <text:p text:style-name="P16"/>
      <text:p text:style-name="P1"><text:span text:style-name="MathematicaFormatStandardForm"><text:span text:style-name="T36">Now, </text:span></text:span><text:span text:style-name="MathematicaFormatStandardForm"><text:span text:style-name="T37">in particular, </text:span></text:span><text:span text:style-name="MathematicaFormatStandardForm"><text:span text:style-name="T36">it can be shown, </text:span></text:span><text:span text:style-name="MathematicaFormatStandardForm"><text:span text:style-name="T38">if s=0 and </text:span></text:span><text:span text:style-name="MathematicaFormatStandardForm"><text:span text:style-name="T36">with</text:span></text:span><text:span text:style-name="MathematicaFormatStandardForm"><text:span text:style-name="T33"><draw:frame draw:style-name="fr1" draw:name="Object623" text:anchor-type="as-char" svg:y="-0.1244in" svg:width="0.4016in" svg:height="0.1752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MathematicaFormatStandardForm"><text:span text:style-name="T36">a Laguerre polynomial, that</text:span></text:span></text:p>
      <text:p text:style-name="P16"><text:span text:style-name="MathematicaFormatStandardForm"><text:span text:style-name="T1"/></text:span></text:p>
      <text:p text:style-name="P2"><text:span text:style-name="MathematicaFormatStandardForm"><text:span text:style-name="T1"><draw:frame draw:style-name="fr3" draw:name="Object611" text:anchor-type="as-char" svg:y="-0.2083in" svg:width="2.3799in" svg:height="0.3571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4"><text:span text:style-name="FormulaNumber"><text:span text:style-name="T83">(8.6.3)</text:span></text:span></text:p>
      <text:p text:style-name="P2"><text:span text:style-name="MathematicaFormatStandardForm"><text:span text:style-name="T23"/></text:span></text:p>
      <text:p text:style-name="P23"><text:span text:style-name="aaMathematica"><text:span text:style-name="T84">TestSum[n_,z_,t_]:=1+Sum[N[Binomial[z,k] (-1)^k (Gamma[k,0,-Log[n]]/Gamma[k])],{k,1,t}]</text:span></text:span></text:p>
      <text:p text:style-name="P23"><text:span text:style-name="aaMathematica"><text:span text:style-name="T84">Grid[Table[Chop[Re[TestSum[n,k,80]]-N[LaguerreL[-k,Log[n]]]],{n,10,100,10},{k,-5,5}]]</text:span></text:span></text:p>
      <text:p text:style-name="P9"/>
      <text:p text:style-name="P9"><text:span text:style-name="MathematicaFormatStandardForm"><text:span text:style-name="T39"/></text:span></text:p>
      <text:p text:style-name="P1"><text:soft-page-break/><text:span text:style-name="MathematicaFormatStandardForm"><text:span text:style-name="T39">S</text:span></text:span><text:span text:style-name="MathematicaFormatStandardForm"><text:span text:style-name="T36">o we can rewrite </text:span></text:span><text:span text:style-name="MathematicaFormatStandardForm"><text:span text:style-name="T40">this, </text:span></text:span><text:span text:style-name="MathematicaFormatStandardForm"><text:span text:style-name="T41">swapping the sum and integral for good measure,</text:span></text:span><text:span text:style-name="MathematicaFormatStandardForm"><text:span text:style-name="T36"> as</text:span></text:span></text:p>
      <text:p text:style-name="P16"><text:span text:style-name="aaMathematica"><text:span text:style-name="T103"/></text:span></text:p>
      <text:p text:style-name="P2"><text:span text:style-name="MathematicaFormatStandardForm"><text:span text:style-name="T1"><draw:frame draw:style-name="fr3" draw:name="Object587" text:anchor-type="as-char" svg:y="-0.2437in" svg:width="3.378in" svg:height="0.3929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4"><text:span text:style-name="FormulaNumber"><text:span text:style-name="T83">(8.6.4)</text:span></text:span></text:p>
      <text:p text:style-name="P1"/>
      <text:p text:style-name="P1"><text:span text:style-name="MathematicaFormatStandardForm"><text:span text:style-name="T35">and finally, taking advantage of (8.5.3),</text:span></text:span></text:p>
      <text:p text:style-name="P16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633" text:anchor-type="as-char" svg:y="-0.2646in" svg:width="3.202in" svg:height="0.4346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4"><text:span text:style-name="FormulaNumber"><text:span text:style-name="T83">(8.6.5)</text:span></text:span></text:p>
      <text:p text:style-name="P16"><text:span text:style-name="MathematicaFormatStandardForm"><text:span text:style-name="T42"/></text:span></text:p>
      <text:p text:style-name="P9"><text:span text:style-name="MathematicaFormatStandardForm"><text:span text:style-name="T35">This is similar in spirit to the process that could lead one to determine that</text:span></text:span></text:p>
      <text:p text:style-name="P9"/>
      <text:p text:style-name="P12"><text:span text:style-name="MathematicaFormatStandardForm"><text:span text:style-name="T68"><draw:frame draw:style-name="fr3" draw:name="Object95" text:anchor-type="as-char" svg:y="-0.2437in" svg:width="2.752in" svg:height="0.3929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4"><text:span text:style-name="FormulaNumber"><text:span text:style-name="T83">(8.6.6)</text:span></text:span></text:p>
      <text:p text:style-name="P16"/>
      <text:p text:style-name="P6"><text:span text:style-name="MathematicaFormatStandardForm"><text:span text:style-name="T4"/></text:span></text:p>
      <text:p text:style-name="P22"><text:span text:style-name="aaSubSection_20_Title"><text:span text:style-name="T104">8.7 An Expression for</text:span></text:span><text:span text:style-name="MathematicaFormatStandardForm"><text:span text:style-name="T78"><draw:frame draw:style-name="fr3" draw:name="Object392" text:anchor-type="as-char" svg:y="-0.1244in" svg:width="0.6661in" svg:height="0.1752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<text:p text:style-name="P19"><text:span text:style-name="MathematicaFormatStandardForm"><text:span text:style-name="T79"/></text:span></text:p>
      <text:p text:style-name="P16"><text:span text:style-name="MathematicaFormatStandardForm"><text:span text:style-name="T42"/></text:span></text:p>
      <text:p text:style-name="P17"><text:span text:style-name="MathematicaFormatStandardForm"><text:span text:style-name="T35">I</text:span></text:span><text:span text:style-name="MathematicaFormatStandardForm"><text:span text:style-name="T31">n like fashion, if we apply (7.29) to (P3),</text:span></text:span><text:span text:style-name="MathematicaFormatStandardForm"><text:span text:style-name="T10"><draw:frame draw:style-name="fr3" draw:name="Object461" text:anchor-type="as-char" svg:y="-0.228in" svg:width="1.8543in" svg:height="0.3689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MathematicaFormatStandardForm"><text:span text:style-name="T10">, </text:span></text:span><text:span text:style-name="MathematicaFormatStandardForm"><text:span text:style-name="T31">we have this identity for the Riemann Prime counting function</text:span></text:span></text:p>
      <text:p text:style-name="P16"/>
      <text:p text:style-name="P2"><text:span text:style-name="MathematicaFormatStandardForm"><text:span text:style-name="T1"><draw:frame draw:style-name="fr2" draw:name="Object93" text:anchor-type="as-char" svg:y="-0.2646in" svg:width="4.8402in" svg:height="0.4346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4"><text:span text:style-name="FormulaNumber"><text:span text:style-name="T83">(8.7.1)</text:span></text:span></text:p>
      <text:p text:style-name="P28"><text:span text:style-name="MathematicaFormatStandardForm"><text:span text:style-name="T63">unless s=1, in which case</text:span></text:span></text:p>
      <text:p text:style-name="P4"><text:span text:style-name="FormulaNumber"/></text:p>
      <text:p text:style-name="P43"><text:span text:style-name="MathematicaFormatStandardForm"><text:span text:style-name="T1"><draw:frame draw:style-name="fr3" draw:name="Object13" text:anchor-type="as-char" svg:y="-0.2437in" svg:width="3.4902in" svg:height="0.3929in" draw:z-index="121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4"/>
      <text:p text:style-name="P9"><text:span text:style-name="MathematicaFormatStandardForm"><text:span text:style-name="T8">The limit of this 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83" text:anchor-type="as-char" svg:y="-0.1244in" svg:width="0.5346in" svg:height="0.1591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12"><text:span text:style-name="MathematicaFormatStandardForm"><text:span text:style-name="T68"><draw:frame draw:style-name="fr3" draw:name="Object389" text:anchor-type="as-char" svg:y="-0.2437in" svg:width="3.5035in" svg:height="0.3929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4"><text:span text:style-name="FormulaNumber"><text:span text:style-name="T83">(8.7.2)</text:span></text:span></text:p>
      <text:p text:style-name="P4"/>
      <text:p text:style-name="P4"><text:span text:style-name="FormulaNumber"/></text:p>
      <text:p text:style-name="P2"><text:span text:style-name="MathematicaFormatStandardForm"><text:span text:style-name="T1"><draw:frame draw:style-name="fr2" draw:name="Object94" text:anchor-type="as-char" svg:y="-0.2484in" svg:width="4.8783in" svg:height="0.4181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4"><text:span text:style-name="FormulaNumber"><text:span text:style-name="T83">(8.7.3)</text:span></text:span></text:p>
      <text:p text:style-name="P4"><text:span text:style-name="FormulaNumber"/></text:p>
      <text:p text:style-name="P36"><text:span text:style-name="MathematicaFormatStandardForm"><text:span text:style-name="T63"/></text:span></text:p>
      <text:p text:style-name="P9"><text:span text:style-name="MathematicaFormatStandardForm"><text:span text:style-name="T8">The limit of this 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88" text:anchor-type="as-char" svg:y="-0.1244in" svg:width="0.5346in" svg:height="0.1591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12"><text:span text:style-name="MathematicaFormatStandardForm"><text:span text:style-name="T68"><draw:frame draw:style-name="fr3" draw:name="Object391" text:anchor-type="as-char" svg:y="-0.228in" svg:width="1.8335in" svg:height="0.3764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4"><text:span text:style-name="FormulaNumber"><text:span text:style-name="T83">(7.31)</text:span></text:span></text:p>
      <text:p text:style-name="P4"/>
      <text:p text:style-name="P2"><text:span text:style-name="MathematicaFormatStandardForm"><text:span text:style-name="T1"><draw:frame draw:style-name="fr3" draw:name="Object558" text:anchor-type="as-char" svg:y="-0.2043in" svg:width="4.4866in" svg:height="0.3283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4"><text:span text:style-name="FormulaNumber"/></text:p>
      <text:p text:style-name="P2"><text:soft-page-break/><text:span text:style-name="MathematicaFormatStandardForm"><text:span text:style-name="T1"><draw:frame draw:style-name="fr2" draw:name="Object882" text:anchor-type="as-char" svg:y="-0.2646in" svg:width="5.4638in" svg:height="0.4346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4"><text:span text:style-name="FormulaNumber"><text:span text:style-name="T83">(8.7.4)</text:span></text:span></text:p>
      <text:p text:style-name="P4"><text:span text:style-name="FormulaNumber"/></text:p>
      <text:p text:style-name="P28"><text:span text:style-name="MathematicaFormatStandardForm"><text:span text:style-name="T63">unless s=1, in which case</text:span></text:span></text:p>
      <text:p text:style-name="P4"><text:span text:style-name="FormulaNumber"/></text:p>
      <text:p text:style-name="P43"><text:span text:style-name="MathematicaFormatStandardForm"><text:span text:style-name="T1"><draw:frame draw:style-name="fr3" draw:name="Object14" text:anchor-type="as-char" svg:y="-0.2437in" svg:width="3.9543in" svg:height="0.3929in" draw:z-index="122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7"><text:span text:style-name="MathematicaFormatStandardForm"><text:span text:style-name="T17"/></text:span></text:p>
      <text:p text:style-name="P9"><text:span text:style-name="MathematicaFormatStandardForm"><text:span text:style-name="T8">The limit of this as </text:span></text:span><text:span text:style-name="MathematicaFormatStandardForm"><text:span text:style-name="T65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89" text:anchor-type="as-char" svg:y="-0.1244in" svg:width="0.5346in" svg:height="0.1591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12"><text:span text:style-name="MathematicaFormatStandardForm"><text:span text:style-name="T68"><draw:frame draw:style-name="fr3" draw:name="Object393" text:anchor-type="as-char" svg:y="-0.2437in" svg:width="3.2181in" svg:height="0.3929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4"><text:span text:style-name="FormulaNumber"><text:span text:style-name="T83">(8.7.5)</text:span></text:span></text:p>
      <text:p text:style-name="P6"/>
      <text:p text:style-name="P6"><text:span text:style-name="MathematicaFormatStandardForm"><text:span text:style-name="T4"/></text:span></text:p>
      <text:p text:style-name="P22"><text:span text:style-name="aaSubSection_20_Title"><text:span text:style-name="T104">8.8 An Expression for</text:span></text:span><text:span text:style-name="MathematicaFormatStandardForm"><text:span text:style-name="T78"><draw:frame draw:style-name="fr3" draw:name="Object884" text:anchor-type="as-char" svg:y="-0.1244in" svg:width="0.3811in" svg:height="0.1591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19"><text:span text:style-name="MathematicaFormatStandardForm"><text:span text:style-name="T79"/></text:span></text:p>
      <text:p text:style-name="P6"/>
      <text:p text:style-name="P9"><text:span text:style-name="MathematicaFormatStandardForm"><text:span text:style-name="T43">In particular, if s=0, we have, for the Riemann Prime counting function,</text:span></text:span></text:p>
      <text:p text:style-name="P6"/>
      <text:p text:style-name="P2"><text:span text:style-name="MathematicaFormatStandardForm"><text:span text:style-name="T1"><draw:frame draw:style-name="fr2" draw:name="Object22" text:anchor-type="as-char" svg:y="-0.2646in" svg:width="4.2717in" svg:height="0.4346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4"><text:span text:style-name="FormulaNumber"><text:span text:style-name="T83">(8.8.1)</text:span></text:span></text:p>
      <text:p text:style-name="P4"><text:span text:style-name="FormulaNumber"/></text:p>
      <text:p text:style-name="P1"><text:span text:style-name="MathematicaFormatStandardForm"><text:span text:style-name="T1"><text:tab/></text:span></text:span><text:span text:style-name="MathematicaFormatStandardForm"><text:span text:style-name="T31">Finally, i</text:span></text:span><text:span text:style-name="MathematicaFormatStandardForm"><text:span text:style-name="T44">f we</text:span></text:span><text:span text:style-name="MathematicaFormatStandardForm"><text:span text:style-name="T45"> take advantage of the following identity </text:span></text:span><text:span text:style-name="MathematicaFormatStandardForm"><text:span text:style-name="T46">for the logarithmic integral</text:span></text:span><text:span text:style-name="MathematicaFormatStandardForm"><text:span text:style-name="T45">,</text:span></text:span></text:p>
      <text:p text:style-name="P1"><text:span text:style-name="MathematicaFormatStandardForm"><text:span text:style-name="T45"/></text:span></text:p>
      <text:p text:style-name="P2"><text:span text:style-name="MathematicaFormatStandardForm"><text:span text:style-name="T1"><draw:frame draw:style-name="fr2" draw:name="Object24" text:anchor-type="as-char" svg:y="-0.2484in" svg:width="4.489in" svg:height="0.4181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4"><text:span text:style-name="FormulaNumber"><text:span text:style-name="T83">(8.8.2)</text:span></text:span></text:p>
      <text:p text:style-name="P4"><text:span text:style-name="aaMathematica"><text:span text:style-name="T103"/></text:span></text:p>
      <text:p text:style-name="P23"><text:span text:style-name="aaMathematica"><text:span text:style-name="T84">Table[{N[Sum[(-1)^(k+1)/k ((-1)^k(1-Gamma[k,-Log[n]]/Gamma[k])),{k,1,30}]],N[ Limit[ (LaguerreL[-z,Log[n]]-1)/z,z-</text:span></text:span><text:span text:style-name="aaMathematica"><text:span text:style-name="T102">&gt;</text:span></text:span><text:span text:style-name="aaMathematica"><text:span text:style-name="T84">0]],N[LogIntegral[n]-Log[Log[n]]-EulerGamma]},{n,100,600,100}]//TableForm</text:span></text:span></text:p>
      <text:p text:style-name="P1"/>
      <text:p text:style-name="P1"><text:span text:style-name="MathematicaFormatStandardForm"><text:span text:style-name="T45">then, </text:span></text:span><text:span text:style-name="MathematicaFormatStandardForm"><text:span text:style-name="T41">after swapping the sum and integral,</text:span></text:span><text:span text:style-name="MathematicaFormatStandardForm"><text:span text:style-name="T45"> we are </text:span></text:span><text:span text:style-name="MathematicaFormatStandardForm"><text:span text:style-name="T47">at last </text:span></text:span><text:span text:style-name="MathematicaFormatStandardForm"><text:span text:style-name="T45">left with </text:span></text:span><text:span text:style-name="MathematicaFormatStandardForm"><text:span text:style-name="T48">an</text:span></text:span><text:span text:style-name="MathematicaFormatStandardForm"><text:span text:style-name="T45"> expression connecting Riemann's Prime Counting function, </text:span></text:span><text:span text:style-name="MathematicaFormatStandardForm"><text:span text:style-name="T1"><draw:frame draw:style-name="fr1" draw:name="Object42" text:anchor-type="as-char" svg:y="-0.1244in" svg:width="0.3811in" svg:height="0.1591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45">with the logarithmic integral, </text:span></text:span><text:span text:style-name="MathematicaFormatStandardForm"><text:span text:style-name="T1"><draw:frame draw:style-name="fr1" draw:name="Object43" text:anchor-type="as-char" svg:y="-0.1244in" svg:width="0.352in" svg:height="0.1591in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"/>
      <text:p text:style-name="P1"><text:span text:style-name="MathematicaFormatStandardForm"><text:span text:style-name="T67"/></text:span></text:p>
      <text:p text:style-name="P2"><text:span text:style-name="MathematicaFormatStandardForm"><text:span text:style-name="T1"><draw:frame draw:style-name="fr4" draw:name="Object638" text:anchor-type="as-char" svg:y="-0.2854in" svg:width="3.5945in" svg:height="0.4764in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4"><text:span text:style-name="FormulaNumber"><text:span text:style-name="T83">(8.8.3)</text:span></text:span></text:p>
      <text:p text:style-name="P9"><text:span text:style-name="MathematicaFormatStandardForm"><text:span text:style-name="T67"/></text:span></text:p>
      <text:p text:style-name="P6"/>
      <text:p text:style-name="P22"><text:span text:style-name="aaSubSection_20_Title"><text:span text:style-name="T106">8.9 Recapping</text:span></text:span></text:p>
      <text:p text:style-name="P19"/>
      <text:p text:style-name="P2"/>
      <text:p text:style-name="P6"><text:span text:style-name="MathematicaFormatStandardForm"><text:span text:style-name="T49">for our generalized Divisor Summatory function </text:span></text:span><text:span text:style-name="MathematicaFormatStandardForm"><text:span text:style-name="T33"><draw:frame draw:style-name="fr1" draw:name="Object627" text:anchor-type="as-char" svg:y="-0.1437in" svg:width="0.5189in" svg:height="0.1945in" draw:z-index="99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text:span text:style-name="MathematicaFormatStandardForm"><text:span text:style-name="T33">,</text:span></text:span><text:span text:style-name="MathematicaFormatStandardForm"><text:span text:style-name="T49"> </text:span></text:span><text:span text:style-name="MathematicaFormatStandardForm"><text:span text:style-name="T50"><text:s/>more generally</text:span></text:span></text:p>
      <text:p text:style-name="P6"/>
      <text:p text:style-name="P2"><text:span text:style-name="MathematicaFormatStandardForm"><text:span text:style-name="T10"><draw:frame draw:style-name="fr2" draw:name="Object886" text:anchor-type="as-char" svg:y="-0.478in" svg:width="5.4134in" svg:height="0.9256in" draw:z-index="100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4"><text:soft-page-break/><text:span text:style-name="FormulaNumber"><text:span text:style-name="T83">(8.9.1)</text:span></text:span></text:p>
      <text:p text:style-name="P4"/>
      <text:p text:style-name="P6"><text:span text:style-name="MathematicaFormatStandardForm"><text:span text:style-name="T49">w</text:span></text:span></text:p>
      <text:p text:style-name="P4"><text:span text:style-name="FormulaNumber"/></text:p>
      <text:p text:style-name="P2"><text:span text:style-name="MathematicaFormatStandardForm"><text:span text:style-name="T10"><draw:frame draw:style-name="fr2" draw:name="Object626" text:anchor-type="as-char" svg:y="-0.478in" svg:width="3.4043in" svg:height="0.9256in" draw:z-index="10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4"><text:span text:style-name="FormulaNumber"><text:span text:style-name="T83">(8.9.2)</text:span></text:span></text:p>
      <text:p text:style-name="P6"><text:span text:style-name="MathematicaFormatStandardForm"><text:span text:style-name="T49">where</text:span></text:span><text:span text:style-name="MathematicaFormatStandardForm"><text:span text:style-name="T33"><draw:frame draw:style-name="fr1" draw:name="Object628" text:anchor-type="as-char" svg:y="-0.1244in" svg:width="0.4016in" svg:height="0.1752in" draw:z-index="102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text:span text:style-name="MathematicaFormatStandardForm"><text:span text:style-name="T49">is the </text:span></text:span><text:span text:style-name="MathematicaFormatStandardForm"><text:span text:style-name="T36">Laguerre polynomial</text:span></text:span><text:span text:style-name="MathematicaFormatStandardForm"><text:span text:style-name="T49">s.</text:span></text:span></text:p>
      <text:p text:style-name="P1"/>
      <text:p text:style-name="P1"><text:span text:style-name="MathematicaFormatStandardForm"><text:span text:style-name="T28"><text:tab/></text:span></text:span><text:span text:style-name="MathematicaFormatStandardForm"><text:span text:style-name="T51">As another way of stating the general idea here, </text:span></text:span><text:span text:style-name="MathematicaFormatStandardForm"><text:span text:style-name="T31">using</text:span></text:span><text:span text:style-name="MathematicaFormatStandardForm"><text:span text:style-name="T33"><draw:frame draw:style-name="fr1" draw:name="Object427" text:anchor-type="as-char" svg:y="-0.1437in" svg:width="1.0291in" svg:height="0.1945in" draw:z-index="103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text:span text:style-name="MathematicaFormatStandardForm"><text:span text:style-name="T31">from (7.24), looking at the difference between</text:span></text:span><text:span text:style-name="MathematicaFormatStandardForm"><text:span text:style-name="T33"><draw:frame draw:style-name="fr1" draw:name="Object428" text:anchor-type="as-char" svg:y="-0.228in" svg:width="1.798in" svg:height="0.3689in" draw:z-index="104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text:span text:style-name="MathematicaFormatStandardForm"><text:span text:style-name="T31">and</text:span></text:span><text:span text:style-name="MathematicaFormatStandardForm"><text:span text:style-name="T33"><draw:frame draw:style-name="fr1" draw:name="Object456" text:anchor-type="as-char" svg:y="-0.228in" svg:width="2.0508in" svg:height="0.3689in" draw:z-index="105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text:span text:style-name="MathematicaFormatStandardForm"><text:span text:style-name="T31">amounts to comparing</text:span></text:span></text:p>
      <text:p text:style-name="P1"/>
      <text:p text:style-name="P2"><text:span text:style-name="MathematicaFormatStandardForm"><text:span text:style-name="T10"><draw:frame draw:style-name="fr2" draw:name="Object452" text:anchor-type="as-char" svg:y="-0.4736in" svg:width="5.7217in" svg:height="0.9256in" draw:z-index="106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4"><text:span text:style-name="FormulaNumber"><text:span text:style-name="T83">(8.9.3)</text:span></text:span></text:p>
      <text:p text:style-name="P1"/>
      <text:p text:style-name="P1"><text:span text:style-name="MathematicaFormatStandardForm"><text:span text:style-name="T52">and, in particular, for Riemann's Prime counting function, </text:span></text:span><text:span text:style-name="MathematicaFormatStandardForm"><text:span text:style-name="T53">which is</text:span></text:span><text:span text:style-name="MathematicaFormatStandardForm"><text:span text:style-name="T33"><draw:frame draw:style-name="fr1" draw:name="Object890" text:anchor-type="as-char" svg:y="-0.1244in" svg:width="0.6744in" svg:height="0.1752in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1"><text:span text:style-name="MathematicaFormatStandardForm"><text:span text:style-name="T28"/></text:span></text:p>
      <text:p text:style-name="P2"><text:span text:style-name="MathematicaFormatStandardForm"><text:span text:style-name="T10"><draw:frame draw:style-name="fr5" draw:name="Object25" text:anchor-type="as-char" svg:y="-0.4717in" svg:width="3.3362in" svg:height="0.922in" draw:z-index="108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4"><text:span text:style-name="FormulaNumber"><text:span text:style-name="T83">(8.9.4)</text:span></text:span></text:p>
      <text:p text:style-name="P6"><text:span text:style-name="MathematicaFormatStandardForm"><text:span text:style-name="T50"/></text:span></text:p>
      <text:p text:style-name="P7"><text:span text:style-name="MathematicaFormatStandardForm"><text:span text:style-name="T17"/></text:span></text:p>
      <text:p text:style-name="P1"><text:span text:style-name="MathematicaFormatStandardForm"><text:span text:style-name="T2"><text:tab/></text:span></text:span><text:span text:style-name="MathematicaFormatStandardForm"><text:span text:style-name="T3">Some of the identities glossed over in this section are covered in more detail in </text:span></text:span><text:a xlink:type="simple" xlink:href="http://www.icecreambreakfast.com/primecount/ApproximingThePrimeCountingFunctionWithLinniksIdentity_NathanMcKenzie.pdf" text:style-name="Internet_20_link" text:visited-style-name="Visited_20_Internet_20_Link"><text:span text:style-name="aaMathlink">http://www.icecreambreakfast.com/primecount/Approximing</text:span></text:a><text:a xlink:type="simple" xlink:href="http://www.icecreambreakfast.com/primecount/ApproximingThePrimeCountingFunctionWithLinniksIdentity_NathanMcKenzie.pdf" text:style-name="Internet_20_link" text:visited-style-name="Visited_20_Internet_20_Link"><text:span text:style-name="aaMathlink">ThePrimeCountingFunctionWithLinniksI</text:span></text:a><text:a xlink:type="simple" xlink:href="http://www.icecreambreakfast.com/primecount/ApproximingThePrimeCountingFunctionWithLinniksIdentity_NathanMcKenzie.pdf" text:style-name="Internet_20_link" text:visited-style-name="Visited_20_Internet_20_Link"><text:span text:style-name="aaMathlink">dentity_NathanMcKenzie.pdf</text:span></text:a><text:span text:style-name="aaMathlink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2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fo:padding="0.0201in" fo:border="0.06pt solid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link" style:family="text">
      <style:text-properties fo:color="#000000" style:text-outline="false" style:text-line-through-style="none" style:text-line-through-type="none" style:font-name="Pescadero1" fo:font-family="Pescadero" style:font-family-generic="roman" style:font-pitch="variable" fo:font-size="7pt" fo:letter-spacing="normal" fo:font-style="italic" fo:text-shadow="none" style:text-underline-style="none" fo:font-weight="normal" officeooo:rsid="01480fc8" style:font-name-asian="Courier New" style:font-family-asian="'Courier New'" style:font-family-generic-asian="modern" style:font-pitch-asian="fixed" style:font-size-asian="7pt" style:font-style-asian="italic" style:font-weight-asian="normal" style:font-name-complex="Courier New" style:font-family-complex="'Courier New'" style:font-family-generic-complex="modern" style:font-pitch-complex="fixed" style:font-size-complex="7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aBigTitle" style:family="text" style:parent-style-name="MathematicaFormatStandardForm"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letter-spacing="normal" fo:font-style="normal" fo:text-shadow="none" style:text-underline-style="none" fo:font-weight="normal" officeooo:rsid="0013b92d" style:font-name-asian="Courier New" style:font-family-asian="'Courier New'" style:font-family-generic-asian="modern" style:font-pitch-asian="fixed" style:font-size-asian="18pt" style:font-style-asian="normal" style:font-weight-asian="normal" style:font-name-complex="Courier New" style:font-family-complex="'Courier New'" style:font-family-generic-complex="modern" style:font-pitch-complex="fixed" style:font-size-complex="18pt" style:font-style-complex="normal" style:font-weight-complex="normal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FormulaNumber" style:family="text">
      <style:text-properties fo:color="#4c4c4c" style:font-name="Pescadero2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5:49:21.680000000</meta:creation-date>
    <dc:date>2015-10-24T12:58:08.350000000</dc:date>
    <meta:editing-duration>P1DT23H6M26S</meta:editing-duration>
    <meta:editing-cycles>34</meta:editing-cycles>
    <meta:generator>LibreOffice/5.0.0.5$Windows_x86 LibreOffice_project/1b1a90865e348b492231e1c451437d7a15bb262b</meta:generator>
    <meta:document-statistic meta:table-count="0" meta:image-count="0" meta:object-count="123" meta:page-count="10" meta:paragraph-count="240" meta:word-count="1119" meta:character-count="7895" meta:non-whitespace-character-count="6924"/>
  </office:meta>
</office:document-meta>
</file>

<file path=Object 1/content.xml><?xml version="1.0" encoding="utf-8"?>
<math xmlns="http://www.w3.org/1998/Math/MathML" display="block">
  <semantics>
    <msub>
      <mrow>
        <mo fence="true" stretchy="false">[</mo>
        <mrow>
          <mrow>
            <msub>
              <mi mathvariant="normal">ζ</mi>
              <mi>n</mi>
            </msub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_n(s)^z]_n</annotation>
  </semantics>
</math>
</file>

<file path=Object 1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frac>
                        <mn>1</mn>
                        <mn>2</mn>
                      </mfrac>
                      <mrow>
                        <mn>1</mn>
                        <mo stretchy="false">−</mo>
                        <mn>0</mn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n>0,1</mn>
                        <mo stretchy="false">+</mo>
                        <msup>
                          <mrow>
                            <mo fence="true" stretchy="false">(</mo>
                            <mrow>
                              <mfrac>
                                <mn>1</mn>
                                <mn>2</mn>
                              </mfrac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  <mi>n</mi>
    </msub>
    <annotation encoding="StarMath 5.0">[({1 over 2}^{1-0} cdot %zeta(0,1+(1 over 2)^-1))^2]_n</annotation>
  </semantics>
</math>
</file>

<file path=Object 10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101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>                                        </mtext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>j</mi>
                            <mo stretchy="false">⋅</mo>
                            <mi>k</mi>
                            <mo stretchy="false">⋅</mo>
                            <mi>l</mi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</mrow>
              <mo stretchy="false">+</mo>
              <mn>...</mn>
            </mrow>
            <mtext> </mtext>
          </mrow>
        </mtd>
      </mtr>
      <mtr>
        <mtd>
          <mrow>
            <mtext> </mtext>
            <mrow>
              <mn>1</mn>
              <mo stretchy="false">+</mo>
              <mi>z</mi>
            </mrow>
            <mrow>
              <mrow>
                <munderover>
                  <mo stretchy="false">∫</mo>
                  <mrow>
                    <mrow>
                      <mo stretchy="false">−</mo>
                      <mi>log</mi>
                    </mrow>
                    <mi>n</mi>
                  </mrow>
                  <mn>0</mn>
                </munderover>
                <mrow>
                  <msup>
                    <mi>e</mi>
                    <mrow>
                      <mi>t</mi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sup>
                  <mrow>
                    <msub>
                      <mtext/>
                      <mn>1</mn>
                    </msub>
                    <msub>
                      <mi>F</mi>
                      <mn>1</mn>
                    </msub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i>z</mi>
                          </mrow>
                          <mi>;</mi>
                          <mn>2</mn>
                          <mi>;</mi>
                          <mi>t</mi>
                        </mrow>
                      </mrow>
                      <mo fence="true" stretchy="false">)</mo>
                    </mrow>
                  </mrow>
                  <mi mathvariant="italic">dt</mi>
                </mrow>
              </mrow>
              <mo stretchy="false">=</mo>
              <mrow>
                <mn>1</mn>
                <mo stretchy="false">+</mo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n>1</mn>
                        </mtd>
                      </mtr>
                    </mtable>
                  </mrow>
                  <mo fence="true" stretchy="false">)</mo>
                </mrow>
              </mrow>
            </mrow>
            <mrow>
              <munderover>
                <mo stretchy="false">∫</mo>
                <mn>1</mn>
                <mi>n</mi>
              </munderover>
              <msup>
                <mi>x</mi>
                <mrow>
                  <mo stretchy="false">−</mo>
                  <mi>s</mi>
                </mrow>
              </msup>
            </mrow>
            <mrow>
              <mi mathvariant="italic">dx</mi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sup>
                  <mrow>
                    <mo fence="true" stretchy="false">(</mo>
                    <mrow>
                      <mrow>
                        <mi>x</mi>
                        <mo stretchy="false">⋅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i mathvariant="italic">dy</mi>
            <mrow>
              <mi mathvariant="italic">dx</mi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sup>
                    <mrow>
                      <mo fence="true" stretchy="false">(</mo>
                      <mrow>
                        <mrow>
                          <mi>x</mi>
                          <mo stretchy="false">⋅</mo>
                          <mi>y</mi>
                          <mo stretchy="false">⋅</mo>
                          <mi>z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i mathvariant="italic">dz</mi>
            <mi mathvariant="italic">dy</mi>
            <mrow>
              <mi mathvariant="italic">dx</mi>
              <mo stretchy="false">+</mo>
              <mn>..</mn>
            </mrow>
            <mi>.</mi>
          </mrow>
        </mtd>
      </mtr>
    </mtable>
    <annotation encoding="StarMath 5.0">""[%zeta(s)^z]_n = 
"                                        " 1+(binom{z}{1})sum from j = 2 to lfloor n rfloor j^-s 
 +(binom{z}{2}) sum from j = 2 to lfloor n rfloor sum from k = 2 to lfloor n over j rfloor (j cdot k)^-s
 +(binom{z}{3}) sum from j = 2 to lfloor n rfloor sum from k = 2 to lfloor n over j rfloor sum from l = 2 to lfloor 	n over {j cdot k} rfloor (j cdot k cdot l)^-s 
+...
" " newline " " 
1+z int from {-log n }to 0 { e^{t(s-1)} { ""_1 F_1(1-z;2;t)} dt} =
1+(binom{z}{1})int  from 1 to n x^-s dx
+(binom{z}{2}) int from 1 to n int from 1 to n over x (x cdot y)^-s dy dx
+(binom{z}{3}) int from 1 to n int from 1 to n over x int from 1 to n over {x y} (x cdot y cdot z)^-s dz dy dx 
+ ...</annotation>
  </semantics>
</math>
</file>

<file path=Object 102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false">)</mo>
              </mrow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n>1</mn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n>1</mn>
                </mrow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n>1</mn>
                  </mrow>
                </mrow>
              </mrow>
              <mo stretchy="false">+</mo>
              <mn>...</mn>
            </mrow>
          </mrow>
        </mtd>
      </mtr>
      <mtr>
        <mtd>
          <mrow>
            <mtext/>
            <msub>
              <mi>L</mi>
              <mrow>
                <mo stretchy="false">−</mo>
                <mi>z</mi>
              </mrow>
            </msub>
            <mrow>
              <mrow>
                <mo fence="true" stretchy="false">(</mo>
                <mrow>
                  <mrow>
                    <mi>log</mi>
                    <mi>n</mi>
                  </mrow>
                </mrow>
                <mo fence="true" stretchy="false">)</mo>
              </mrow>
              <mo stretchy="false">=</mo>
              <mtext/>
            </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0</mn>
                    </mtd>
                  </mtr>
                </mtable>
              </mrow>
              <mo fence="true" stretchy="false">)</mo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∫</mo>
                  <mn>1</mn>
                  <mi>n</mi>
                </munderover>
                <mi mathvariant="italic">dx</mi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i mathvariant="italic">dy</mi>
              </mrow>
            </mrow>
            <mrow>
              <mi mathvariant="italic">dx</mi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i mathvariant="italic">dz</mi>
                </mrow>
              </mrow>
            </mrow>
            <mi mathvariant="italic">dy</mi>
            <mrow>
              <mi mathvariant="italic">dx</mi>
              <mo stretchy="false">+</mo>
              <mn>...</mn>
            </mrow>
          </mrow>
        </mtd>
      </mtr>
    </mtable>
    <annotation encoding="StarMath 5.0">""[%zeta(0)^z]_n =
(binom{z}{0})1 +
(binom{z}{1})sum from j = 2 to lfloor n rfloor 1 
 +(binom{z}{2}) sum from j = 2 to lfloor n rfloor sum from k = 2 to lfloor n over j rfloor 1 
 +(binom{z}{3}) sum from j = 2 to lfloor n rfloor sum from k = 2 to lfloor n over j rfloor sum from l = 2 to lfloor 	n over {j cdot k} rfloor 1 
+...

 newline "" L_{-z}(log n)= "" 
(binom{z}{0})1+
(binom{z}{1})int  from 1 to n dx
+(binom{z}{2}) int from 1 to n int from 1 to n over x dy dx
+(binom{z}{3}) int from 1 to n int from 1 to n over x int from 1 to n over {x y} dz dy dx 
+...
</annotation>
  </semantics>
</math>
</file>

<file path=Object 103/content.xml><?xml version="1.0" encoding="utf-8"?>
<math xmlns="http://www.w3.org/1998/Math/MathML">
  <semantics>
    <mrow>
      <msub>
        <mi>L</mi>
        <mi>z</mi>
      </msub>
      <mrow>
        <mo stretchy="false">(</mo>
        <mrow>
          <mi>n</mi>
        </mrow>
        <mo stretchy="false">)</mo>
      </mrow>
    </mrow>
    <annotation encoding="StarMath 5.0">L_z(n)</annotation>
  </semantics>
</math>
</file>

<file path=Object 10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⋅</mo>
                  <mi>y</mi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(%zeta(0)-1) cdot y)^k]_n</annotation>
  </semantics>
</math>
</file>

<file path=Object 105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  <mi>k</mi>
        </mfrac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n>1</mn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n>0,1</mn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sum from k = 1 to infinity {(-1)^{k-1} over k} [(1^{s-1} cdot %zeta(0,1+1))^k]_n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i mathvariant="normal">∞</mi>
          </mrow>
        </munder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n>0,1</mn>
                          <mo stretchy="false">+</mo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lim from {y rightarrow Infinity} sum from k = 1 to infinity {(-1)^{k-1} over k} [(y^{s-1} cdot %zeta(0,1+y))^k]_n</annotation>
  </semantics>
</math>
</file>

<file path=Object 107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text>                                                      </mtext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  <mo stretchy="false">−</mo>
              <mfrac>
                <mn>1</mn>
                <mn>2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o stretchy="false">+</mo>
              <mfrac>
                <mn>1</mn>
                <mn>3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>j</mi>
                            <mo stretchy="false">⋅</mo>
                            <mi>k</mi>
                            <mo stretchy="false">⋅</mo>
                            <mi>l</mi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</mrow>
              <mo stretchy="false">−</mo>
              <mfrac>
                <mn>1</mn>
                <mn>4</mn>
              </mfrac>
            </mrow>
            <mn>...</mn>
            <mtext> </mtext>
          </mrow>
        </mtd>
      </mtr>
      <mtr>
        <mtd>
          <mrow>
            <mrow>
              <mtext> </mtext>
              <mo stretchy="false">−</mo>
              <mi mathvariant="normal">Γ</mi>
            </mrow>
            <mrow>
              <mrow>
                <mo fence="true" stretchy="false">(</mo>
                <mrow>
                  <mrow>
                    <mn>0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  <mo stretchy="false">+</mo>
              <mi mathvariant="normal">Γ</mi>
            </mrow>
            <mrow>
              <mrow>
                <mo fence="true" stretchy="false">(</mo>
                <mrow>
                  <mrow>
                    <mn>0,</mn>
                    <mi>s</mi>
                    <mi>log</mi>
                    <mi>n</mi>
                  </mrow>
                </mrow>
                <mo fence="true" stretchy="false">)</mo>
              </mrow>
              <mo stretchy="false">+</mo>
              <mi>log</mi>
            </mrow>
            <mrow>
              <mrow>
                <mo fence="true" stretchy="false">(</mo>
                <mrow>
                  <mfrac>
                    <mi>s</mi>
                    <mrow>
                      <mi>s</mi>
                      <mo stretchy="false">−</mo>
                      <mn>1</mn>
                    </mrow>
                  </mfrac>
                </mrow>
                <mo fence="true" stretchy="false">)</mo>
              </mrow>
              <mo stretchy="false">=</mo>
              <mrow>
                <munderover>
                  <mo stretchy="false">∫</mo>
                  <mn>1</mn>
                  <mi>n</mi>
                </munderover>
                <msup>
                  <mi>x</mi>
                  <mrow>
                    <mo stretchy="false">−</mo>
                    <mi>s</mi>
                  </mrow>
                </msup>
              </mrow>
            </mrow>
            <mrow>
              <mi mathvariant="italic">dx</mi>
              <mo stretchy="false">−</mo>
              <mfrac>
                <mn>1</mn>
                <mn>2</mn>
              </mfrac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sup>
                  <mrow>
                    <mo fence="true" stretchy="false">(</mo>
                    <mrow>
                      <mrow>
                        <mi>x</mi>
                        <mo stretchy="false">⋅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i mathvariant="italic">dy</mi>
            <mrow>
              <mi mathvariant="italic">dx</mi>
              <mo stretchy="false">+</mo>
              <mfrac>
                <mn>1</mn>
                <mn>3</mn>
              </mfrac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sup>
                    <mrow>
                      <mo fence="true" stretchy="false">(</mo>
                      <mrow>
                        <mrow>
                          <mi>x</mi>
                          <mo stretchy="false">⋅</mo>
                          <mi>y</mi>
                          <mo stretchy="false">⋅</mo>
                          <mi>z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i mathvariant="italic">dz</mi>
            <mi mathvariant="italic">dy</mi>
            <mrow>
              <mi mathvariant="italic">dx</mi>
              <mo stretchy="false">−</mo>
              <mfrac>
                <mn>1</mn>
                <mn>4</mn>
              </mfrac>
            </mrow>
            <mn>..</mn>
            <mi>.</mi>
          </mrow>
        </mtd>
      </mtr>
    </mtable>
    <annotation encoding="StarMath 5.0">""[log %zeta(s)]_n = 
"                                                      "sum from j = 2 to lfloor n rfloor j^-s 
 -{1 over 2} sum from j = 2 to lfloor n rfloor sum from k = 2 to lfloor n over j rfloor (j cdot k)^-s
 +{1 over 3} sum from j = 2 to lfloor n rfloor sum from k = 2 to lfloor n over j rfloor sum from l = 2 to lfloor 	n over {j cdot k} rfloor (j cdot k cdot l)^-s 
- 1 over 4 ...
" " newline " " 
-%GAMMA( 0,(s-1)log n )+%GAMMA( 0,s log n ) + log( s over {s-1}) =
int  from 1 to n x^-s dx
- {1 over 2} int from 1 to n int from 1 to n over x (x cdot y)^-s dy dx
+ {1 over 3} int from 1 to n int from 1 to n over x int from 1 to n over {x y} (x cdot y cdot z)^-s dz dy dx 
- {1 over 4} ...</annotation>
  </semantics>
</math>
</file>

<file path=Object 108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log %zeta(0)]_n</annotation>
  </semantics>
</math>
</file>

<file path=Object 109/content.xml><?xml version="1.0" encoding="utf-8"?>
<math xmlns="http://www.w3.org/1998/Math/MathML" display="block">
  <semantics>
    <mtable>
      <mtr>
        <mtd>
          <mrow>
            <mtext/>
            <mi mathvariant="normal">Π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text>                      </mtext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n>1</mn>
              </mrow>
              <mo stretchy="false">−</mo>
              <mfrac>
                <mn>1</mn>
                <mn>2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n>1</mn>
                </mrow>
              </mrow>
              <mo stretchy="false">+</mo>
              <mfrac>
                <mn>1</mn>
                <mn>3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n>1</mn>
                  </mrow>
                </mrow>
              </mrow>
              <mo stretchy="false">−</mo>
              <mfrac>
                <mn>1</mn>
                <mn>4</mn>
              </mfrac>
            </mrow>
            <mn>...</mn>
          </mrow>
        </mtd>
      </mtr>
      <mtr>
        <mtd>
          <mrow>
            <mi mathvariant="italic">li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−</mo>
              <mi>log</mi>
            </mrow>
            <mi>log</mi>
            <mrow>
              <mrow>
                <mi>n</mi>
                <mo stretchy="false">−</mo>
                <mi mathvariant="normal">γ</mi>
              </mrow>
              <mo stretchy="false">=</mo>
              <mrow>
                <mrow>
                  <munderover>
                    <mo stretchy="false">∫</mo>
                    <mn>1</mn>
                    <mi>n</mi>
                  </munderover>
                  <mi mathvariant="italic">dx</mi>
                </mrow>
                <mo stretchy="false">−</mo>
                <mfrac>
                  <mn>1</mn>
                  <mn>2</mn>
                </mfrac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i mathvariant="italic">dy</mi>
              </mrow>
            </mrow>
            <mrow>
              <mi mathvariant="italic">dx</mi>
              <mo stretchy="false">+</mo>
              <mfrac>
                <mn>1</mn>
                <mn>3</mn>
              </mfrac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i mathvariant="italic">dz</mi>
                </mrow>
              </mrow>
            </mrow>
            <mi mathvariant="italic">dy</mi>
            <mrow>
              <mi mathvariant="italic">dx</mi>
              <mo stretchy="false">−</mo>
              <mfrac>
                <mn>1</mn>
                <mn>4</mn>
              </mfrac>
            </mrow>
            <mn>...</mn>
          </mrow>
        </mtd>
      </mtr>
    </mtable>
    <annotation encoding="StarMath 5.0">""%PI(n) 
= "                      " 
sum from j = 2 to lfloor n rfloor 1 
 -{1 over 2} sum from j = 2 to lfloor n rfloor sum from k = 2 to lfloor n over j rfloor 1 
 +{1 over 3} sum from j = 2 to lfloor n rfloor sum from k = 2 to lfloor n over j rfloor sum from l = 2 to lfloor 	n over {j cdot k} rfloor 1 
- 1 over 4 ...

 newline li(n)  - log log n -%gamma  =
int  from 1 to n dx
- {1 over 2} int from 1 to n int from 1 to n over x dy dx
+ {1 over 3} int from 1 to n int from 1 to n over x int from 1 to n over {x y} dz dy dx 
- {1 over 4} ...</annotation>
  </semantics>
</math>
</file>

<file path=Object 11/content.xml><?xml version="1.0" encoding="utf-8"?>
<math xmlns="http://www.w3.org/1998/Math/MathML" display="block">
  <semantics>
    <mrow>
      <mfrac>
        <mn>1</mn>
        <mn>2</mn>
      </mfrac>
      <mi>x</mi>
      <mfrac>
        <mn>1</mn>
        <mn>2</mn>
      </mfrac>
    </mrow>
    <annotation encoding="StarMath 5.0">1 over 2 x 1 over 2</annotation>
  </semantics>
</math>
</file>

<file path=Object 1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y</mi>
          <mrow>
            <mi>k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i>n</mi>
            <mo stretchy="false">⋅</mo>
            <msup>
              <mi>y</mi>
              <mi>k</mi>
            </msup>
          </mrow>
        </msub>
      </mrow>
    </mrow>
    <annotation encoding="StarMath 5.0">[(1+y^{1-s} cdot %zeta(s,1+y^-1))^z]_n = sum from k = 0 to infinity(binom{z}{k})y^{k(1-s)} cdot  [(%zeta(s,1+y^-1))^k]_{n cdot y^k}</annotation>
  </semantics>
</math>
</file>

<file path=Object 111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1</mn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1,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lim from {s rightarrow 1}{}[(y^{1-s} cdot %zeta(s,1+y^-1))^k]_n = [%zeta(1,1+y^-1)^k]_{n cdot {y^-k}}</annotation>
  </semantics>
</math>
</file>

<file path=Object 11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y</mi>
          <mrow>
            <mi>k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[(y^{1-s} cdot %zeta(s,1+y^-1))^k]_n = y^{k(1-s)} cdot [%zeta(s,1+y^-1)^k]_{n cdot {y^-k}}</annotation>
  </semantics>
</math>
</file>

<file path=Object 113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row>
                  <mrow>
                    <msup>
                      <mi>y</mi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n>1,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frac>
            <mn>1</mn>
            <mi>x</mi>
          </mfrac>
        </mrow>
      </mrow>
      <mrow>
        <mi mathvariant="italic">dx</mi>
        <mo stretchy="false">=</mo>
        <mi>log</mi>
      </mrow>
      <mi>n</mi>
    </mrow>
    <annotation encoding="StarMath 5.0">lim from {y rightarrow 0}[y^{1-(1)} cdot %zeta(1,1+y^-1)]_n = int from 1 to n {1 over x} dx = log n</annotation>
  </semantics>
</math>
</file>

<file path=Object 11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=</mo>
        <mi>log</mi>
      </mrow>
      <mrow>
        <mi>n</mi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 mathvariant="normal">ζ</mi>
                    <mrow>
                      <mo fence="true" stretchy="false">(</mo>
                      <mrow>
                        <mrow>
                          <mn>1,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1)-1]_n=log n+int from 0 to 1 {{partial} over {partial y}[%zeta(1,1+y^-1)]_n dy}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2</mn>
          </mrow>
          <mi>n</mi>
        </munderover>
        <mfrac>
          <mn>1</mn>
          <mi>j</mi>
        </mfrac>
      </mrow>
      <mo stretchy="false">=</mo>
      <mrow>
        <msub>
          <mi>H</mi>
          <mi>n</mi>
        </msub>
        <mo stretchy="false">−</mo>
        <mn>1</mn>
      </mrow>
    </mrow>
    <annotation encoding="StarMath 5.0">[%zeta(1)-1]_n = sum from j = 2 to n {1 over j} = H_n-1</annotation>
  </semantics>
</math>
</file>

<file path=Object 116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row>
                                <mo fence="true" stretchy="false">(</mo>
                                <mrow>
                                  <mn>1</mn>
                                </mrow>
                                <mo fence="true" stretchy="false">)</mo>
                              </mrow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n>1,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i>n</mi>
          </msub>
        </mrow>
        <mo stretchy="false">=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z</mi>
                </mfrac>
              </munderover>
              <msup>
                <mi>w</mi>
                <mrow>
                  <mo stretchy="false">−</mo>
                  <mn>1</mn>
                </mrow>
              </msup>
            </mrow>
          </mrow>
          <mo stretchy="false">⋅</mo>
          <msup>
            <mi>z</mi>
            <mrow>
              <mo stretchy="false">−</mo>
              <mn>1</mn>
            </mrow>
          </msup>
        </mrow>
      </mrow>
      <mi mathvariant="italic">dw</mi>
      <mrow>
        <mi mathvariant="italic">dz</mi>
        <mo stretchy="false">=</mo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n>2</mn>
            </msup>
          </mrow>
          <mn>2</mn>
        </mfrac>
      </mrow>
    </mrow>
    <annotation encoding="StarMath 5.0">lim from {y rightarrow 0 }[(y^{1-(1)} cdot %zeta(1,1+y^-1))^2]_n = 
int from 1 to n int from 1 to {n over z} w^-1 cdot z^-1 dw dz = {log( n )^2} over 2</annotation>
  </semantics>
</math>
</file>

<file path=Object 117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row>
                                <mo fence="true" stretchy="false">(</mo>
                                <mrow>
                                  <mn>1</mn>
                                </mrow>
                                <mo fence="true" stretchy="false">)</mo>
                              </mrow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n>1,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row>
            <munderover>
              <mo stretchy="false">∫</mo>
              <mn>1</mn>
              <mfrac>
                <mi>n</mi>
                <mi>u</mi>
              </mfrac>
            </munderover>
            <mrow>
              <munderover>
                <mo stretchy="false">∫</mo>
                <mn>1</mn>
                <mfrac>
                  <mi>n</mi>
                  <mrow>
                    <mi>u</mi>
                    <mo stretchy="false">⋅</mo>
                    <mi>z</mi>
                  </mrow>
                </mfrac>
              </munderover>
              <msup>
                <mi>w</mi>
                <mrow>
                  <mo stretchy="false">−</mo>
                  <mn>1</mn>
                </mrow>
              </msup>
            </mrow>
          </mrow>
        </mrow>
      </mrow>
      <msup>
        <mi>z</mi>
        <mrow>
          <mo stretchy="false">−</mo>
          <mn>1</mn>
        </mrow>
      </msup>
      <msup>
        <mi>u</mi>
        <mrow>
          <mo stretchy="false">−</mo>
          <mn>1</mn>
        </mrow>
      </msup>
      <mi mathvariant="italic">dw</mi>
      <mi mathvariant="italic">dz</mi>
      <mrow>
        <mi mathvariant="italic">du</mi>
        <mo stretchy="false">=</mo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n>3</mn>
            </msup>
          </mrow>
          <mrow>
            <mn>3</mn>
            <mi>!</mi>
          </mrow>
        </mfrac>
      </mrow>
    </mrow>
    <annotation encoding="StarMath 5.0">lim from {y rightarrow 0 }[(y^{1-(1)} cdot %zeta(1,1+y^-1))^3]_n = 
int from 1 to n int from 1 to {n over u} int from 1 to {n over {u cdot z}} w^-1 z^-1 u^-1 dw dz du = {log( n )^3} over {3!}</annotation>
  </semantics>
</math>
</file>

<file path=Object 118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1,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  <mo stretchy="false">=</mo>
      <mfrac>
        <mrow>
          <mi>log</mi>
          <msup>
            <mrow>
              <mo fence="true" stretchy="false">(</mo>
              <mrow>
                <mi>n</mi>
              </mrow>
              <mo fence="true" stretchy="false">)</mo>
            </mrow>
            <mi>k</mi>
          </msup>
        </mrow>
        <mrow>
          <mi>k</mi>
          <mi>!</mi>
        </mrow>
      </mfrac>
    </mrow>
    <annotation encoding="StarMath 5.0">lim from {y rightarrow 0} [(y^{1-(1)} cdot %zeta(1,1+y^-1))^k]_n =  {log(n)^k}over{ k! }</annotation>
  </semantics>
</math>
</file>

<file path=Object 11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i>k</mi>
            </msup>
          </mrow>
          <mrow>
            <mi>k</mi>
            <mi>!</mi>
          </mrow>
        </mfrac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row>
                            <mn>1,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stretchy="false">)</mo>
                      </mrow>
                      <mi>k</mi>
                    </msup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(%zeta(s)-1)^k]_n =   
{log(n)^k}over{k!} + int from 0 to 1 {{partial} over {partial y}[%zeta(1,1+y^-1)^k]_n dy}</annotation>
  </semantics>
</math>
</file>

<file path=Object 12/content.xml><?xml version="1.0" encoding="utf-8"?>
<math xmlns="http://www.w3.org/1998/Math/MathML" display="block">
  <semantics>
    <mrow>
      <mrow>
        <mi>x</mi>
        <mo stretchy="false">=</mo>
        <mn>1,</mn>
      </mrow>
      <mrow>
        <mi>y</mi>
        <mo stretchy="false">=</mo>
        <mn>1,</mn>
      </mrow>
      <mtext>and</mtext>
      <mrow>
        <mrow>
          <mi>x</mi>
          <mo stretchy="false">⋅</mo>
          <mi>y</mi>
        </mrow>
        <mo stretchy="false">=</mo>
        <mi>n</mi>
      </mrow>
    </mrow>
    <annotation encoding="StarMath 5.0">x=1, y=1, "and" x cdot y = n</annotation>
  </semantics>
</math>
</file>

<file path=Object 12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row>
            <mfrac>
              <msup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  <mi>k</mi>
              </msup>
              <mrow>
                <mi>k</mi>
                <mi>!</mi>
              </mrow>
            </mfrac>
            <mo stretchy="false">+</mo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b>
                  <mrow>
                    <mo fence="true" stretchy="false">[</mo>
                    <mrow>
                      <mrow>
                        <mi mathvariant="normal">ζ</mi>
                        <msup>
                          <mrow>
                            <mo fence="true" stretchy="false">(</mo>
                            <mrow>
                              <mrow>
                                <mn>1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  <mi>k</mi>
                        </msup>
                      </mrow>
                    </mrow>
                    <mo fence="true" stretchy="false">]</mo>
                  </mrow>
                  <mi>n</mi>
                </msub>
                <mi mathvariant="italic">dy</mi>
              </mrow>
            </mrow>
          </mrow>
        </mrow>
        <mo fence="true" stretchy="false">)</mo>
      </mrow>
    </mrow>
    <annotation encoding="StarMath 5.0">[%zeta(1)^z]_n = 
sum from k = 0 to infinity(binom{z}{k})( {(log n)^k}over{k!} + int from 0 to 1 {{partial} over {partial y}[%zeta(1,1+y^-1)^k]_n dy})</annotation>
  </semantics>
</math>
</file>

<file path=Object 12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text/>
          <mn>1</mn>
        </msub>
      </mrow>
      <msub>
        <mi>F</mi>
        <mn>1</mn>
      </msub>
      <mrow>
        <mrow>
          <mo fence="true" stretchy="false">(</mo>
          <mrow>
            <mrow>
              <mrow>
                <mo stretchy="false">−</mo>
                <mi>z</mi>
              </mrow>
              <mi>;</mi>
              <mn>1</mn>
              <mrow>
                <mi>;</mi>
                <mo stretchy="false">−</mo>
                <mi>log</mi>
              </mrow>
              <mi>n</mi>
            </mrow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n>1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1)^z]_n = 
""_1 F_1(-z;1;-log n) + int from 0 to 1 {{partial} over {partial y}[(1+%zeta(1,1+y^-1))^k]_n dy}</annotation>
  </semantics>
</math>
</file>

<file path=Object 12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row>
        <mo fence="true" stretchy="false">(</mo>
        <mrow>
          <mrow>
            <mfrac>
              <msup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  <mi>k</mi>
              </msup>
              <mrow>
                <mi>k</mi>
                <mi>!</mi>
              </mrow>
            </mfrac>
            <mo stretchy="false">+</mo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o fence="true" stretchy="false">(</mo>
                                <mrow>
                                  <mrow>
                                    <mn>1,1</mn>
                                    <mo stretchy="false">+</mo>
                                    <msup>
                                      <mi>y</mi>
                                      <mrow>
                                        <mo stretchy="false">−</mo>
                                        <mn>1</mn>
                                      </mrow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  <mo fence="true" stretchy="false">]</mo>
                  </mrow>
                  <mi>n</mi>
                </msub>
                <mi mathvariant="italic">dy</mi>
              </mrow>
            </mrow>
          </mrow>
        </mrow>
        <mo fence="true" stretchy="false">)</mo>
      </mrow>
    </mrow>
    <annotation encoding="StarMath 5.0">[log %zeta(1)]_n = 
sum from k = 1 to infinity {{(-1)^{k-1}} over k} (  {(log n)^k}over{k!} + int from 0 to 1 {{partial} over {partial y}[( %zeta(1,1+y^-1))^k]_n dy})</annotation>
  </semantics>
</math>
</file>

<file path=Object 12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 mathvariant="normal">γ</mi>
      </mrow>
      <mrow>
        <mrow>
          <mo fence="true" stretchy="false">(</mo>
          <mrow>
            <mrow>
              <mn>0,</mn>
              <mi>log</mi>
              <mi>n</mi>
            </mrow>
          </mrow>
          <mo fence="true" stretchy="false">)</mo>
        </mrow>
        <mo stretchy="false">+</mo>
        <mi>log</mi>
      </mrow>
      <mi>log</mi>
      <mrow>
        <mi>n</mi>
        <mo stretchy="false">+</mo>
        <mi mathvariant="normal">γ</mi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>log</mi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n>1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log %zeta(1)]_n = %gamma( 0,log n )+log log n + %gamma
+ int from 0 to 1 {{partial} over {partial y} {{[log(1+%zeta(1,1+y^-1))]_n}} dy}</annotation>
  </semantics>
</math>
</file>

<file path=Object 13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frac>
                        <mn>1</mn>
                        <mn>3</mn>
                      </mfrac>
                      <mrow>
                        <mn>1</mn>
                        <mo stretchy="false">−</mo>
                        <mn>0</mn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n>0,1</mn>
                        <mo stretchy="false">+</mo>
                        <msup>
                          <mrow>
                            <mo fence="true" stretchy="false">(</mo>
                            <mrow>
                              <mfrac>
                                <mn>1</mn>
                                <mn>3</mn>
                              </mfrac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3</mn>
          </msup>
        </mrow>
        <mo fence="true" stretchy="false">]</mo>
      </mrow>
      <mi>n</mi>
    </msub>
    <annotation encoding="StarMath 5.0">[({1 over 3}^{1-0} cdot %zeta(0,1+(1 over 3)^-1))^3]_n</annotation>
  </semantics>
</math>
</file>

<file path=Object 14/content.xml><?xml version="1.0" encoding="utf-8"?>
<math xmlns="http://www.w3.org/1998/Math/MathML" display="block">
  <semantics>
    <mrow>
      <mfrac>
        <mn>1</mn>
        <mn>3</mn>
      </mfrac>
      <mi>x</mi>
      <mfrac>
        <mn>1</mn>
        <mn>3</mn>
      </mfrac>
      <mi>x</mi>
      <mfrac>
        <mn>1</mn>
        <mn>3</mn>
      </mfrac>
    </mrow>
    <annotation encoding="StarMath 5.0">1 over 3 x 1 over 3x 1 over 3</annotation>
  </semantics>
</math>
</file>

<file path=Object 15/content.xml><?xml version="1.0" encoding="utf-8"?>
<math xmlns="http://www.w3.org/1998/Math/MathML" display="block">
  <semantics>
    <mrow>
      <mrow>
        <mi>x</mi>
        <mo stretchy="false">=</mo>
        <mn>1,</mn>
      </mrow>
      <mrow>
        <mi>y</mi>
        <mo stretchy="false">=</mo>
        <mn>1,</mn>
      </mrow>
      <mrow>
        <mi>z</mi>
        <mo stretchy="false">=</mo>
        <mn>1,</mn>
      </mrow>
      <mtext>and</mtext>
      <mrow>
        <mrow>
          <mi>x</mi>
          <mo stretchy="false">⋅</mo>
          <mi>y</mi>
          <mo stretchy="false">⋅</mo>
          <mi>z</mi>
        </mrow>
        <mo stretchy="false">=</mo>
        <mi>n</mi>
      </mrow>
    </mrow>
    <annotation encoding="StarMath 5.0">x=1, y=1, z=1, "and" x cdot y cdot z = n</annotation>
  </semantics>
</math>
</file>

<file path=Object 1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n>1</mn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n>1</mn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n>2</mn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[(1^{1-s} cdot %zeta(s,1+1^-1))^k]_n = [%zeta(s,2)^k]_n</annotation>
  </semantics>
</math>
</file>

<file path=Object 1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i>y</mi>
            <mrow>
              <mn>1</mn>
              <mo stretchy="false">−</mo>
              <mi>s</mi>
            </mrow>
          </msup>
          <mo stretchy="false">⋅</mo>
          <mrow>
            <munder>
              <mo stretchy="false">∑</mo>
              <mrow>
                <mi>j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i>j</mi>
                    <mo stretchy="false">+</mo>
                    <msup>
                      <mi>y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n>1</mn>
                  <mo stretchy="false">+</mo>
                  <mrow>
                    <mi>j</mi>
                    <mo stretchy="false">⋅</mo>
                    <mi>y</mi>
                  </mrow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y^{1-s} cdot %zeta(s,1+y^-1))^k]_n = 
y^{1-s} cdot sum from j = 1 (j + y^-1)^-s[(y^{1-s} cdot %zeta(s,1+y^-1))^{k-1}]_{{n } (1+ j cdot y)^-1}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i>y</mi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>j</mi>
                        <mo stretchy="false">⋅</mo>
                        <mi>y</mi>
                      </mrow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o fence="true" stretchy="false">]</mo>
                </mrow>
                <mi>n</mi>
              </msub>
              <mo stretchy="false">=</mo>
              <msup>
                <mi>y</mi>
                <mn>2</mn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row>
                                <mi>j</mi>
                                <mo stretchy="false">⋅</mo>
                                <mi>y</mi>
                              </mrow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row>
                                <mi>k</mi>
                                <mo stretchy="false">⋅</mo>
                                <mi>y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row>
                  <mo fence="true" stretchy="false">]</mo>
                </mrow>
                <mi>n</mi>
              </msub>
              <mo stretchy="false">=</mo>
              <msup>
                <mi>y</mi>
                <mn>3</mn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i>j</mi>
                                  <mo stretchy="false">⋅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i>k</mi>
                                  <mo stretchy="false">⋅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i>l</mi>
                                  <mo stretchy="false">⋅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</mtd>
      </mtr>
    </mtable>
    <annotation encoding="StarMath 5.0">""[y^{ 1-s } cdot %zeta( s,1+y)]_n = y sum from j = 1 (1+j cdot y)^{-s}

"" newline "" [(y^{ 1-s } cdot %zeta( s,1+y))^2]_n = y^2 sum from {j = 1} sum from k = 1 ((1+j cdot y)cdot(1+k cdot y))^{-s}

"" newline "" [(y^{ 1-s } cdot %zeta( s,1+y))^3]_n = y^3 sum from {j = 1} sum from k = 1 sum from l = 1((1+j cdot y) cdot (1+k cdot y) cdot (1+l cdot y))^{-s}</annotation>
  </semantics>
</math>
</file>

<file path=Object 19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2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i>y</mi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o stretchy="false">+</mo>
                    <mi>y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%zeta(s,1+y)^k]_n = sum from j = 1 (j+y)^-s cdot [%zeta(s,1+y)^{k-1}]_{n(j+y)^-1}
</annotation>
  </semantics>
</math>
</file>

<file path=Object 20/content.xml><?xml version="1.0" encoding="utf-8"?>
<math xmlns="http://www.w3.org/1998/Math/MathML" display="block">
  <semantics>
    <msup>
      <mrow>
        <mo fence="true" stretchy="false">(</mo>
        <mrow>
          <mrow>
            <mrow>
              <msup>
                <mi>y</mi>
                <mrow>
                  <mn>1</mn>
                  <mo stretchy="false">−</mo>
                  <mi>s</mi>
                </mrow>
              </msup>
              <mo stretchy="false">⋅</mo>
              <msub>
                <mi mathvariant="normal">ζ</mi>
                <mi>n</mi>
              </msub>
            </mrow>
            <mrow>
              <mo fence="true" stretchy="false">(</mo>
              <mrow>
                <mrow>
                  <mi>s</mi>
                  <mi>,</mi>
                  <mrow>
                    <mn>1</mn>
                    <mo stretchy="false">+</mo>
                    <msup>
                      <mi>y</mi>
                      <mrow>
                        <mo stretchy="false">−</mo>
                        <mn>1</mn>
                      </mrow>
                    </msup>
                  </mrow>
                </mrow>
              </mrow>
              <mo fence="true" stretchy="false">)</mo>
            </mrow>
          </mrow>
        </mrow>
        <mo fence="true" stretchy="false">)</mo>
      </mrow>
      <mi>k</mi>
    </msup>
    <annotation encoding="StarMath 5.0">(y^{1-s} cdot %zeta_n(s,1+y^-1))^{k}</annotation>
  </semantics>
</math>
</file>

<file path=Object 2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2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2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4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log %zeta(s)]_n</annotation>
  </semantics>
</math>
</file>

<file path=Object 2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26/content.xml><?xml version="1.0" encoding="utf-8"?>
<math xmlns="http://www.w3.org/1998/Math/MathML" display="block">
  <semantics>
    <mrow>
      <msub>
        <mrow>
          <mo fence="true" stretchy="false">[</mo>
          <mrow>
            <mrow>
              <mrow>
                <msup>
                  <mn>1</mn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sup>
                        <mn>1</mn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y</mi>
            <mo stretchy="false">=</mo>
            <mn>2</mn>
          </mrow>
          <mi>n</mi>
        </munderover>
        <msup>
          <mi>y</mi>
          <mrow>
            <mo stretchy="false">−</mo>
            <mi>s</mi>
          </mrow>
        </msup>
      </mrow>
    </mrow>
    <annotation encoding="StarMath 5.0">  [1^{1-s} cdot %zeta(s,1+1^-1)]_n = [%zeta(s)-1]_n = sum from y = 2 to n y^-s</annotation>
  </semantics>
</math>
</file>

<file path=Object 27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row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sup>
            <mi>x</mi>
            <mrow>
              <mo stretchy="false">−</mo>
              <mi>s</mi>
            </mrow>
          </msup>
        </mrow>
      </mrow>
      <mrow>
        <mi mathvariant="italic">dx</mi>
        <mo stretchy="false">=</mo>
        <mrow>
          <mfrac>
            <mn>1</mn>
            <mrow>
              <mi>s</mi>
              <mo stretchy="false">−</mo>
              <mn>1</mn>
            </mrow>
          </mfrac>
          <mo stretchy="false">⋅</mo>
          <mrow>
            <mo fence="true" stretchy="false">(</mo>
            <mrow>
              <mrow>
                <mn>1</mn>
                <mo stretchy="false">−</mo>
                <msup>
                  <mi>n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</mrow>
      </mrow>
    </mrow>
    <annotation encoding="StarMath 5.0">lim from {y rightarrow 0}[y^{1-s} cdot %zeta(s,1+y^-1)]_n = int from 1 to n x^-s dx = 1 over{s-1} cdot ({{1-n^{1-s}}})</annotation>
  </semantics>
</math>
</file>

<file path=Object 2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=</mo>
        <mfrac>
          <mn>1</mn>
          <mrow>
            <mi>s</mi>
            <mo stretchy="false">−</mo>
            <mn>1</mn>
          </mrow>
        </mfrac>
      </mrow>
      <mrow>
        <mrow>
          <mo fence="true" stretchy="false">(</mo>
          <mrow>
            <mrow>
              <mn>1</mn>
              <mo stretchy="false">−</mo>
              <msup>
                <mi>n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s)-1]_n=1 over {s-1}{(1-n^{1-s})}+int from 0 to 1 {{partial} over {partial y}[y^{1-s} cdot %zeta(s,1+y^-1)]_n dy}</annotation>
  </semantics>
</math>
</file>

<file path=Object 29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i>y</mi>
          <mo stretchy="false">⋅</mo>
          <mrow>
            <munder>
              <mo stretchy="false">∑</mo>
              <mrow>
                <mi>j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n>1</mn>
                    <mo stretchy="false">+</mo>
                    <mrow>
                      <mi>j</mi>
                      <mo stretchy="false">⋅</mo>
                      <mi>y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n>1</mn>
                  <mo stretchy="false">+</mo>
                  <mrow>
                    <mi>j</mi>
                    <mo stretchy="false">⋅</mo>
                    <mi>y</mi>
                  </mrow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y^{1-s} cdot %zeta(s,1+y^-1))^k]_n = 
y cdot sum from j = 1 (1+j cdot y)^-s[(y^{1-s} cdot %zeta(s,1+y^-1))^{k-1}]_{{n } (1+ j cdot y)^-1}</annotation>
  </semantics>
</math>
</file>

<file path=Object 30/content.xml><?xml version="1.0" encoding="utf-8"?>
<math xmlns="http://www.w3.org/1998/Math/MathML" display="block">
  <semantics>
    <mrow>
      <mrow>
        <msup>
          <mn>1</mn>
          <mrow>
            <mn>1</mn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i>s</mi>
              <mi>,</mi>
              <mrow>
                <mn>1</mn>
                <mo stretchy="false">+</mo>
                <mfrac>
                  <mn>1</mn>
                  <mn>1</mn>
                </mfrac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 mathvariant="normal">∞</mi>
          </munderover>
          <msup>
            <mi>j</mi>
            <mrow>
              <mo stretchy="false">−</mo>
              <mi>s</mi>
            </mrow>
          </msup>
        </mrow>
        <mo stretchy="false">=</mo>
        <mi mathvariant="normal">ζ</mi>
      </mrow>
      <mrow>
        <mrow>
          <mo fence="true" stretchy="false">(</mo>
          <mrow>
            <mi>s</mi>
          </mrow>
          <mo fence="true" stretchy="false">)</mo>
        </mrow>
        <mo stretchy="false">−</mo>
        <mn>1</mn>
      </mrow>
    </mrow>
    <annotation encoding="StarMath 5.0"> 1^{1-s} cdot %zeta(s,1+1 over 1) = sum from j = 2 to infinity j^-s = %zeta( s )-1</annotation>
  </semantics>
</math>
</file>

<file path=Object 3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32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p>
          <mi>y</mi>
          <mrow>
            <mn>1</mn>
            <mo stretchy="false">−</mo>
            <mi>s</mi>
          </mrow>
        </msup>
      </mrow>
      <mi mathvariant="normal">ζ</mi>
      <mrow>
        <mrow>
          <mo fence="true" stretchy="false">(</mo>
          <mrow>
            <mrow>
              <mi>s</mi>
              <mi>,</mi>
              <mrow>
                <mn>1</mn>
                <mo stretchy="false">+</mo>
                <msup>
                  <mi>y</mi>
                  <mrow>
                    <mo stretchy="false">−</mo>
                    <mn>1</mn>
                  </mrow>
                </msup>
              </mrow>
            </mrow>
          </mrow>
          <mo fence="true" stretchy="false">)</mo>
        </mrow>
        <mo stretchy="false">=</mo>
        <mrow>
          <munderover>
            <mo stretchy="false">∫</mo>
            <mn>1</mn>
            <mi mathvariant="normal">∞</mi>
          </munderover>
          <mrow>
            <msup>
              <mi>x</mi>
              <mrow>
                <mo stretchy="false">−</mo>
                <mi>s</mi>
              </mrow>
            </msup>
            <mi mathvariant="italic">dx</mi>
          </mrow>
        </mrow>
        <mo stretchy="false">=</mo>
        <mfrac>
          <mn>1</mn>
          <mrow>
            <mi>s</mi>
            <mo stretchy="false">−</mo>
            <mn>1</mn>
          </mrow>
        </mfrac>
      </mrow>
    </mrow>
    <annotation encoding="StarMath 5.0">lim from {y rightarrow 0} y^{1-s} %zeta(s,1+y^-1) = int from 1 to infinity {x^-s dx} = 1 over {s -1 }</annotation>
  </semantics>
</math>
</file>

<file path=Object 3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34/content.xml><?xml version="1.0" encoding="utf-8"?>
<math xmlns="http://www.w3.org/1998/Math/MathML" display="block">
  <semantics>
    <mrow>
      <mi mathvariant="normal">ζ</mi>
      <mrow>
        <mrow>
          <mrow>
            <mo fence="true" stretchy="false">(</mo>
            <mrow>
              <mi>s</mi>
            </mrow>
            <mo fence="true" stretchy="false">)</mo>
          </mrow>
          <mo stretchy="false">−</mo>
          <mn>1</mn>
        </mrow>
        <mo stretchy="false">=</mo>
        <mrow>
          <mfrac>
            <mn>1</mn>
            <mrow>
              <mi>s</mi>
              <mo stretchy="false">−</mo>
              <mn>1</mn>
            </mrow>
          </mfrac>
          <mo stretchy="false">+</mo>
          <mrow>
            <munderover>
              <mo stretchy="false">∫</mo>
              <mn>0</mn>
              <mn>1</mn>
            </munderover>
            <mfrac>
              <mo stretchy="false">∂</mo>
              <mrow>
                <mo stretchy="false">∂</mo>
                <mi>y</mi>
              </mrow>
            </mfrac>
          </mrow>
        </mrow>
      </mrow>
      <msup>
        <mi>y</mi>
        <mrow>
          <mn>1</mn>
          <mo stretchy="false">−</mo>
          <mi>s</mi>
        </mrow>
      </msup>
      <mi mathvariant="normal">ζ</mi>
      <mrow>
        <mo fence="true" stretchy="false">(</mo>
        <mrow>
          <mrow>
            <mi>s</mi>
            <mi>,</mi>
            <mrow>
              <mn>1</mn>
              <mo stretchy="false">+</mo>
              <msup>
                <mi>y</mi>
                <mrow>
                  <mo stretchy="false">−</mo>
                  <mn>1</mn>
                </mrow>
              </msup>
            </mrow>
          </mrow>
        </mrow>
        <mo fence="true" stretchy="false">)</mo>
      </mrow>
      <mi mathvariant="italic">dy</mi>
    </mrow>
    <annotation encoding="StarMath 5.0">%zeta(s)-1 = 1 over {s-1} + int from 0 to 1 {partial over {partial y}}  y^{1-s} %zeta(s,1+y^-1)  dy</annotation>
  </semantics>
</math>
</file>

<file path=Object 3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y^{1-s} cdot %zeta(s,1+y^-1))^k]_n</annotation>
  </semantics>
</math>
</file>

<file path=Object 36/content.xml><?xml version="1.0" encoding="utf-8"?>
<math xmlns="http://www.w3.org/1998/Math/MathML">
  <semantics>
    <mrow>
      <mrow>
        <mi>y</mi>
        <mo stretchy="false">=</mo>
        <mn>1</mn>
      </mrow>
    </mrow>
    <annotation encoding="StarMath 5.0">y=1</annotation>
  </semantics>
</math>
</file>

<file path=Object 3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n>1</mn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n>1</mn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^{1-s} cdot %zeta(s,1+1^-1))^k]_n = [ (%zeta(s)-1)^k ]_n</annotation>
  </semantics>
</math>
</file>

<file path=Object 38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i>n</mi>
          </msub>
        </mrow>
        <mo stretchy="false">=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z</mi>
                </mfrac>
              </munderover>
              <msup>
                <mi>w</mi>
                <mrow>
                  <mo stretchy="false">−</mo>
                  <mi>s</mi>
                </mrow>
              </msup>
            </mrow>
          </mrow>
          <mo stretchy="false">⋅</mo>
          <msup>
            <mi>z</mi>
            <mrow>
              <mo stretchy="false">−</mo>
              <mi>s</mi>
            </mrow>
          </msup>
        </mrow>
      </mrow>
      <mi mathvariant="italic">dw</mi>
      <mrow>
        <mi mathvariant="italic">dz</mi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n>2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2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2</mn>
                </mrow>
                <mo fence="true" stretchy="false">)</mo>
              </mrow>
            </mrow>
          </mfrac>
        </mrow>
      </mrow>
    </mrow>
    <annotation encoding="StarMath 5.0">lim from {y rightarrow 0 }[(y^{1-s} cdot %zeta(s,1+y^-1))^2]_n = 
int from 1 to n int from 1 to {n over z} w^-s cdot z^-s dw dz = 
1 over (s-1)^2 cdot {{%gamma(2,(s-1)log n)}over{%GAMMA(2)}}</annotation>
  </semantics>
</math>
</file>

<file path=Object 39/content.xml><?xml version="1.0" encoding="utf-8"?>
<math xmlns="http://www.w3.org/1998/Math/MathML" display="block">
  <semantics>
    <mrow>
      <mi mathvariant="normal">γ</mi>
      <mrow>
        <mo fence="true" stretchy="false">(</mo>
        <mrow>
          <mi>n</mi>
        </mrow>
        <mo fence="true" stretchy="false">)</mo>
      </mrow>
    </mrow>
    <annotation encoding="StarMath 5.0">%gamma( n )</annotation>
  </semantics>
</math>
</file>

<file path=Object 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,2</mn>
                </mrow>
                <mo fence="true" stretchy="false">)</mo>
              </mrow>
              <mn>2</mn>
            </msup>
          </mrow>
        </mrow>
        <mo fence="true" stretchy="false">]</mo>
      </mrow>
      <mi>n</mi>
    </msub>
    <annotation encoding="StarMath 5.0">[%zeta(0,2)^2]_n</annotation>
  </semantics>
</math>
</file>

<file path=Object 4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1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p>
          <mrow>
            <mo fence="true" stretchy="false">(</mo>
            <mrow>
              <mrow>
                <mrow>
                  <msup>
                    <mi>y</mi>
                    <mrow>
                      <mn>1</mn>
                      <mo stretchy="false">−</mo>
                      <mi>s</mi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  <mo stretchy="false">=</mo>
      <mrow>
        <munderover>
          <mo stretchy="false">∫</mo>
          <mn>1</mn>
          <mi mathvariant="normal">∞</mi>
        </munderover>
        <mrow>
          <munderover>
            <mo stretchy="false">∫</mo>
            <mn>1</mn>
            <mi mathvariant="normal">∞</mi>
          </munderover>
          <mrow>
            <mrow>
              <msup>
                <mi>w</mi>
                <mrow>
                  <mo stretchy="false">−</mo>
                  <mi>s</mi>
                </mrow>
              </msup>
              <mo stretchy="false">⋅</mo>
              <msup>
                <mi>z</mi>
                <mrow>
                  <mo stretchy="false">−</mo>
                  <mi>s</mi>
                </mrow>
              </msup>
            </mrow>
            <mi mathvariant="italic">dz</mi>
            <mi mathvariant="italic">dw</mi>
          </mrow>
        </mrow>
      </mrow>
      <mo stretchy="false">=</mo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n>2</mn>
        </msup>
      </mfrac>
    </mrow>
    <annotation encoding="StarMath 5.0">lim from {y rightarrow 0} (y^{1-s} cdot %zeta(s,1+y^-1))^2 = 
int from 1 to infinity int from 1 to infinity {w^-s cdot z^-s dz dw} = 1 over (s - 1)^2</annotation>
  </semantics>
</math>
</file>

<file path=Object 42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row>
            <munderover>
              <mo stretchy="false">∫</mo>
              <mn>1</mn>
              <mfrac>
                <mi>n</mi>
                <mi>u</mi>
              </mfrac>
            </munderover>
            <mrow>
              <munderover>
                <mo stretchy="false">∫</mo>
                <mn>1</mn>
                <mfrac>
                  <mi>n</mi>
                  <mrow>
                    <mi>u</mi>
                    <mo stretchy="false">⋅</mo>
                    <mi>z</mi>
                  </mrow>
                </mfrac>
              </munderover>
              <msup>
                <mi>w</mi>
                <mrow>
                  <mo stretchy="false">−</mo>
                  <mi>s</mi>
                </mrow>
              </msup>
            </mrow>
          </mrow>
        </mrow>
      </mrow>
      <msup>
        <mi>z</mi>
        <mrow>
          <mo stretchy="false">−</mo>
          <mi>s</mi>
        </mrow>
      </msup>
      <msup>
        <mi>u</mi>
        <mrow>
          <mo stretchy="false">−</mo>
          <mi>s</mi>
        </mrow>
      </msup>
      <mi mathvariant="italic">dw</mi>
      <mi mathvariant="italic">dz</mi>
      <mrow>
        <mi mathvariant="italic">du</mi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n>3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3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3</mn>
                </mrow>
                <mo fence="true" stretchy="false">)</mo>
              </mrow>
            </mrow>
          </mfrac>
        </mrow>
      </mrow>
    </mrow>
    <annotation encoding="StarMath 5.0">lim from {y rightarrow 0 }[(y^{1-s} cdot %zeta(s,1+y^-1))^3]_n = 
int from 1 to n int from 1 to {n over u} int from 1 to {n over {u cdot z}} w^-s z^-s u^-s dw dz du = 1 over (s-1)^3 cdot {{%gamma(3,(s-1)log n)} over {%GAMMA(3)}}</annotation>
  </semantics>
</math>
</file>

<file path=Object 4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4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p>
          <mrow>
            <mo fence="true" stretchy="false">(</mo>
            <mrow>
              <mrow>
                <mrow>
                  <msup>
                    <mi>y</mi>
                    <mrow>
                      <mn>1</mn>
                      <mo stretchy="false">−</mo>
                      <mi>s</mi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n>3</mn>
        </msup>
      </mrow>
      <mo stretchy="false">=</mo>
      <mrow>
        <munderover>
          <mo stretchy="false">∫</mo>
          <mn>1</mn>
          <mi mathvariant="normal">∞</mi>
        </munderover>
        <mrow>
          <munderover>
            <mo stretchy="false">∫</mo>
            <mn>1</mn>
            <mi mathvariant="normal">∞</mi>
          </munderover>
          <mrow>
            <munderover>
              <mo stretchy="false">∫</mo>
              <mn>1</mn>
              <mi mathvariant="normal">∞</mi>
            </munderover>
            <mrow>
              <mrow>
                <msup>
                  <mi>w</mi>
                  <mrow>
                    <mo stretchy="false">−</mo>
                    <mi>s</mi>
                  </mrow>
                </msup>
                <mo stretchy="false">⋅</mo>
                <msup>
                  <mi>y</mi>
                  <mrow>
                    <mo stretchy="false">−</mo>
                    <mi>s</mi>
                  </mrow>
                </msup>
                <mo stretchy="false">⋅</mo>
                <msup>
                  <mi>z</mi>
                  <mrow>
                    <mo stretchy="false">−</mo>
                    <mi>s</mi>
                  </mrow>
                </msup>
              </mrow>
              <mi mathvariant="italic">dz</mi>
              <mi mathvariant="italic">dy</mi>
              <mi mathvariant="italic">dw</mi>
            </mrow>
          </mrow>
        </mrow>
      </mrow>
      <mo stretchy="false">=</mo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n>3</mn>
        </msup>
      </mfrac>
    </mrow>
    <annotation encoding="StarMath 5.0">lim from {y rightarrow 0} (y^{1-s} cdot %zeta(s,1+y^-1))^3 = 
int from 1 to infinity int from 1 to infinity int from 1 to infinity {w^-s cdot y^-s cdot z^-s dz dy dw } = 1 over (s - 1)^3</annotation>
  </semantics>
</math>
</file>

<file path=Object 45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  <mo stretchy="false">=</mo>
      <mrow>
        <mfrac>
          <mn>1</mn>
          <msup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i>k</mi>
          </msup>
        </mfrac>
        <mo stretchy="false">⋅</mo>
        <mfrac>
          <mrow>
            <mi mathvariant="normal">γ</mi>
            <mrow>
              <mo fence="true" stretchy="false">(</mo>
              <mrow>
                <mrow>
                  <mi>k</mi>
                  <mi>,</mi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log</mi>
                  <mi>n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lim from {y rightarrow 0} [(y^{1-s} cdot %zeta(s,1+y^-1))^k]_n =  1 over (s-1)^k cdot {{%gamma(k,(s-1)log n)} over {%GAMMA(k)}}</annotation>
  </semantics>
</math>
</file>

<file path=Object 46/content.xml><?xml version="1.0" encoding="utf-8"?>
<math xmlns="http://www.w3.org/1998/Math/MathML">
  <semantics>
    <mrow>
      <mo stretchy="false">γ</mo>
      <mrow>
        <mo stretchy="false">(</mo>
        <mrow>
          <mi>k</mi>
          <mrow>
            <mi>,</mi>
            <mo stretchy="false">−</mo>
            <mi>log</mi>
          </mrow>
          <mi>n</mi>
        </mrow>
        <mo stretchy="false">)</mo>
      </mrow>
    </mrow>
    <annotation encoding="StarMath 5.0">%gamma(k, -log n)</annotation>
  </semantics>
</math>
</file>

<file path=Object 4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8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p>
          <mrow>
            <mo fence="true" stretchy="false">(</mo>
            <mrow>
              <mrow>
                <mrow>
                  <msup>
                    <mi>y</mi>
                    <mrow>
                      <mn>1</mn>
                      <mo stretchy="false">−</mo>
                      <mi>s</mi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i>k</mi>
        </msup>
      </mrow>
      <mo stretchy="false">=</mo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i>k</mi>
        </msup>
      </mfrac>
    </mrow>
    <annotation encoding="StarMath 5.0">lim from {y rightarrow 0} (y^{1-s} cdot %zeta(s,1+y^-1))^k =  1 over (s - 1)^k</annotation>
  </semantics>
</math>
</file>

<file path=Object 4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 (%zeta(s)-1)^k ]_n</annotation>
  </semantics>
</math>
</file>

<file path=Object 5/content.xml><?xml version="1.0" encoding="utf-8"?>
<math xmlns="http://www.w3.org/1998/Math/MathML" display="block">
  <semantics>
    <mrow>
      <mrow>
        <mi>x</mi>
        <mo stretchy="false">=</mo>
        <mn>1,</mn>
      </mrow>
      <mrow>
        <mi>y</mi>
        <mo stretchy="false">=</mo>
        <mn>1,</mn>
      </mrow>
      <mtext>and</mtext>
      <mrow>
        <mrow>
          <mi>x</mi>
          <mo stretchy="false">⋅</mo>
          <mi>y</mi>
        </mrow>
        <mo stretchy="false">=</mo>
        <mi>n</mi>
      </mrow>
    </mrow>
    <annotation encoding="StarMath 5.0">x=1, y=1, "and" x cdot y = n</annotation>
  </semantics>
</math>
</file>

<file path=Object 5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i>,</mi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(%zeta(s)-1)^k]_n =   
1 over (s-1)^k cdot {{%gamma(k,(s-1)log n)} over {%GAMMA(k)}} + int from 0 to 1 {{partial} over {partial y}[(y^{1-s} cdot %zeta(s,1+y^-1))^k]_n dy}</annotation>
  </semantics>
</math>
</file>

<file path=Object 5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5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i>k</mi>
        </msup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  <mo stretchy="false">+</mo>
          <mrow>
            <munderover>
              <mo stretchy="false">∫</mo>
              <mn>0</mn>
              <mn>1</mn>
            </munderover>
            <mrow>
              <mfrac>
                <mo stretchy="false">∂</mo>
                <mrow>
                  <mo stretchy="false">∂</mo>
                  <mi>y</mi>
                </mrow>
              </mfrac>
              <msup>
                <mrow>
                  <mo fence="true" stretchy="false">(</mo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</mrow>
        </mrow>
      </mrow>
      <mi mathvariant="italic">dy</mi>
    </mrow>
    <annotation encoding="StarMath 5.0">(%zeta(s)-1)^k = 1 over (s-1)^k + int from 0 to 1 {{partial}over{partial y}(y^{1-s}%zeta(s,1+y^-1))^k} dy</annotation>
  </semantics>
</math>
</file>

<file path=Object 5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5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55/content.xml><?xml version="1.0" encoding="utf-8"?>
<math xmlns="http://www.w3.org/1998/Math/MathML" display="block">
  <semantics>
    <mrow>
      <mtext/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""[(1+y^{1-s} cdot %zeta(s,1+y^-1))^z]_n</annotation>
  </semantics>
</math>
</file>

<file path=Object 56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1+y^{1-s} cdot %zeta(s,1+y^-1))]_n</annotation>
  </semantics>
</math>
</file>

<file path=Object 5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y^{1-s} cdot %zeta(s,1+y^-1))^z]_n</annotation>
  </semantics>
</math>
</file>

<file path=Object 5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i>n</mi>
          </msub>
          <mo stretchy="false">+</mo>
          <mrow>
            <msup>
              <mi>y</mi>
              <mrow>
                <mn>1</mn>
                <mo stretchy="false">−</mo>
                <mi>s</mi>
              </mrow>
            </msup>
            <mo stretchy="false">⋅</mo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i>j</mi>
                      <mo stretchy="false">+</mo>
                      <msup>
                        <mi>y</mi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n>1</mn>
                  <mo stretchy="false">+</mo>
                  <mrow>
                    <mi>j</mi>
                    <mo stretchy="false">⋅</mo>
                    <mi>y</mi>
                  </mrow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1+y^{1-s} cdot %zeta(s,1+y^-1))^k]_n = 
[(1+y^{1-s} cdot %zeta(s,1+y^-1))^{k-1} ]_n+
y^{1-s} cdot sum from j = 1 (j + y^-1)^-s[(1+y^{1-s} cdot %zeta(s,1+y^-1))^{k-1}]_{{n } (1+ j cdot y)^-1}</annotation>
  </semantics>
</math>
</file>

<file path=Object 5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+y^{1-s} cdot %zeta(s,1+y^-1))^z]_n = sum from k = 0 to infinity(binom{z}{k}) [(y^{1-s} cdot %zeta(s,1+y^-1))^k]_n</annotation>
  </semantics>
</math>
</file>

<file path=Object 6/content.xml><?xml version="1.0" encoding="utf-8"?>
<math xmlns="http://www.w3.org/1998/Math/MathML" display="block">
  <semantics>
    <msub>
      <mrow>
        <mo fence="true" stretchy="false">[</mo>
        <mrow>
          <mrow>
            <msub>
              <mi mathvariant="normal">ζ</mi>
              <mi>n</mi>
            </msub>
            <msup>
              <mrow>
                <mo fence="true" stretchy="false">(</mo>
                <mrow>
                  <mn>0,2</mn>
                </mrow>
                <mo fence="true" stretchy="false">)</mo>
              </mrow>
              <mn>3</mn>
            </msup>
          </mrow>
        </mrow>
        <mo fence="true" stretchy="false">]</mo>
      </mrow>
      <mi>n</mi>
    </msub>
    <annotation encoding="StarMath 5.0">[%zeta_n(0,2)^3]_n</annotation>
  </semantics>
</math>
</file>

<file path=Object 6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6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row>
                <msup>
                  <mi>y</mi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sup>
                        <mi>y</mi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</mrow>
          </mrow>
          <mo fence="true" stretchy="false">)</mo>
        </mrow>
        <mi>k</mi>
      </msup>
    </mrow>
    <annotation encoding="StarMath 5.0">(1+y^{1-s} cdot %zeta(s,1+y^-1))^z = sum from k = 0 to{infinity} (binom{z}{k})(y^{1-s} cdot %zeta(s,1+y^-1))^k</annotation>
  </semantics>
</math>
</file>

<file path=Object 6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log(1+y^{1-s} cdot %zeta(s,1+y^-1))]_n = sum from k = 1 to infinity {(-1)^{k+1} over k} [(y^{1-s} cdot %zeta(s,1+y^-1))^k]_n</annotation>
  </semantics>
</math>
</file>

<file path=Object 6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64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n>1</mn>
                <mo stretchy="false">+</mo>
                <mrow>
                  <msup>
                    <mi>y</mi>
                    <mrow>
                      <mn>1</mn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sup>
                        <mi>y</mi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row>
          <mo fence="true" stretchy="false">(</mo>
          <mrow>
            <mrow>
              <mrow>
                <msup>
                  <mi>y</mi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sup>
                        <mi>y</mi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</mrow>
          </mrow>
          <mo fence="true" stretchy="false">)</mo>
        </mrow>
        <mi>k</mi>
      </msup>
    </mrow>
    <annotation encoding="StarMath 5.0">log(1+y^{1-s} cdot %zeta(s,1+y^-1)) = sum from k = 1 to{infinity} {(-1)^{k+1} over k} (y^{1-s} cdot %zeta(s,1+y^-1))^k</annotation>
  </semantics>
</math>
</file>

<file path=Object 6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log(1+y^{1-s} cdot %zeta(s,1+y^-1))]_n = lim from {z rightarrow 0}{}{partial over{ partial z}}[(1+y^{1-s} cdot %zeta(s,1+y^-1))^z]_n</annotation>
  </semantics>
</math>
</file>

<file path=Object 6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n>1</mn>
        <mi>z</mi>
      </mfrac>
      <mrow>
        <mo fence="true" stretchy="false">(</mo>
        <mrow>
          <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n</mi>
            </msub>
            <mo stretchy="false">−</mo>
            <mn>1</mn>
          </mrow>
        </mrow>
        <mo fence="true" stretchy="false">)</mo>
      </mrow>
    </mrow>
    <annotation encoding="StarMath 5.0">[log(1+y^{1-s} cdot %zeta(s,1+y^-1))]_n = lim from {z rightarrow 0}{} 1 over z([(1+y^{1-s} cdot %zeta(s,1+y^-1))^z]_n-1)</annotation>
  </semantics>
</math>
</file>

<file path=Object 6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 mathvariant="normal">ρ</mi>
            </msup>
          </mrow>
          <mo fence="true" stretchy="false">]</mo>
        </mrow>
        <mi>n</mi>
      </msub>
      <mo stretchy="false">=</mo>
      <mn>0</mn>
    </mrow>
    <annotation encoding="StarMath 5.0">[(1+y^{1-s} cdot %zeta(s,1+y^-1))^{%rho}]_n = 0</annotation>
  </semantics>
</math>
</file>

<file path=Object 68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sup>
            <mi mathvariant="normal">ρ</mi>
            <mrow>
              <mo stretchy="false">−</mo>
              <mn>1</mn>
            </mrow>
          </msup>
        </mrow>
      </mrow>
    </mrow>
    <annotation encoding="StarMath 5.0">[log(1+y^{1-s} cdot %zeta(s,1+y^-1))]_n = -sum from %rho %rho^-1</annotation>
  </semantics>
</math>
</file>

<file path=Object 6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n>1,</mn>
      </mrow>
      <mrow>
        <mi>y</mi>
        <mo stretchy="false">=</mo>
        <mn>1,</mn>
      </mrow>
      <mrow>
        <mi>z</mi>
        <mo stretchy="false">=</mo>
        <mn>1,</mn>
      </mrow>
      <mtext>and</mtext>
      <mrow>
        <mrow>
          <mi>x</mi>
          <mo stretchy="false">⋅</mo>
          <mi>y</mi>
          <mo stretchy="false">⋅</mo>
          <mi>z</mi>
        </mrow>
        <mo stretchy="false">=</mo>
        <mi>n</mi>
      </mrow>
    </mrow>
    <annotation encoding="StarMath 5.0">x=1, y=1, z=1, "and" x cdot y cdot z = n</annotation>
  </semantics>
</math>
</file>

<file path=Object 7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%zeta(s)^z]_n = sum from k = 0 to infinity (binom{z}{k})[(%zeta(s)-1)^k]_n</annotation>
  </semantics>
</math>
</file>

<file path=Object 7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7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row>
            <mrow>
              <mfrac>
                <mn>1</mn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o stretchy="false">⋅</mo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  <mo stretchy="false">+</mo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sup>
                                  <mi>y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  <mo stretchy="false">⋅</mo>
                                <mi mathvariant="normal">ζ</mi>
                              </mrow>
                              <mrow>
                                <mo fence="true" stretchy="false">(</mo>
                                <mrow>
                                  <mrow>
                                    <mi>s</mi>
                                    <mi>,</mi>
                                    <mrow>
                                      <mn>1</mn>
                                      <mo stretchy="false">+</mo>
                                      <msup>
                                        <mi>y</mi>
                                        <mrow>
                                          <mo stretchy="false">−</mo>
                                          <mn>1</mn>
                                        </mrow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  <mo fence="true" stretchy="false">]</mo>
                  </mrow>
                  <mi>n</mi>
                </msub>
                <mi mathvariant="italic">dy</mi>
              </mrow>
            </mrow>
          </mrow>
        </mrow>
        <mo fence="true" stretchy="false">)</mo>
      </mrow>
    </mrow>
    <annotation encoding="StarMath 5.0">[%zeta(s)^z]_n = 
sum from k = 0 to infinity(binom{z}{k})( {1 over (s-1)^k} cdot {{%gamma(k,(s-1)log n)} over {%GAMMA(k)}} + int from 0 to 1 {{partial} over {partial y}[(y^{1-s} cdot %zeta(s,1+y^-1))^k]_n dy})</annotation>
  </semantics>
</math>
</file>

<file path=Object 7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74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row>
            <mrow>
              <mfrac>
                <mn>1</mn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o stretchy="false">+</mo>
              <mrow>
                <munderover>
                  <mo stretchy="false">∫</mo>
                  <mn>0</mn>
                  <mn>1</mn>
                </munderover>
                <mrow>
                  <mfrac>
                    <mo stretchy="false">∂</mo>
                    <mrow>
                      <mo stretchy="false">∂</mo>
                      <mi>y</mi>
                    </mrow>
                  </mfrac>
                  <msup>
                    <mrow>
                      <mo fence="true" stretchy="false">(</mo>
                      <mrow>
                        <mrow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</mrow>
            </mrow>
            <mi mathvariant="italic">dy</mi>
          </mrow>
        </mrow>
        <mo fence="true" stretchy="false">)</mo>
      </mrow>
    </mrow>
    <annotation encoding="StarMath 5.0">%zeta(s)^z = sum from k = 0 to infinity (binom{z}{k})( {1 over (s-1)^k + int from 0 to 1 {{partial}over{partial y}(y^{1-s} cdot %zeta(s,1+y^-1))^k} dy})</annotation>
  </semantics>
</math>
</file>

<file path=Object 7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n>1</mn>
        <mo stretchy="false">+</mo>
        <mrow>
          <mi>z</mi>
          <mo stretchy="false">⋅</mo>
          <mrow>
            <munderover>
              <mo stretchy="false">∫</mo>
              <mrow>
                <mrow>
                  <mo stretchy="false">−</mo>
                  <mi>log</mi>
                </mrow>
                <mi>n</mi>
              </mrow>
              <mn>0</mn>
            </munderover>
            <mrow>
              <mrow>
                <msup>
                  <mi>e</mi>
                  <mrow>
                    <mi>t</mi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sup>
                <mo stretchy="false">⋅</mo>
                <mrow>
                  <msub>
                    <mtext/>
                    <mn>1</mn>
                  </msub>
                  <msub>
                    <mi>F</mi>
                    <mn>1</mn>
                  </msub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i>z</mi>
                        </mrow>
                        <mi>;</mi>
                        <mn>2</mn>
                        <mi>;</mi>
                        <mi>t</mi>
                      </mrow>
                    </mrow>
                    <mo fence="true" stretchy="false">)</mo>
                  </mrow>
                </mrow>
              </mrow>
              <mi mathvariant="italic">dt</mi>
            </mrow>
          </mrow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s)^z]_n = 
1+z cdot int from {-log n }to 0 { e^{t(s-1)} cdot { ""_1 F_1(1-z;2;t)} dt} + int from 0 to 1 {{partial} over {partial y}[(1+y^{1-s} cdot %zeta(s,1+y^-1))^k]_n dy}</annotation>
  </semantics>
</math>
</file>

<file path=Object 76/content.xml><?xml version="1.0" encoding="utf-8"?>
<math xmlns="http://www.w3.org/1998/Math/MathML" display="block">
  <semantics>
    <mrow>
      <msub>
        <mtext/>
        <mn>1</mn>
      </msub>
      <msub>
        <mi>F</mi>
        <mn>1</mn>
      </msub>
      <mrow>
        <mo fence="true" stretchy="false">(</mo>
        <mrow>
          <mrow>
            <mi>a</mi>
            <mi>;</mi>
            <mi>b</mi>
            <mi>;</mi>
            <mi>c</mi>
          </mrow>
        </mrow>
        <mo fence="true" stretchy="false">)</mo>
      </mrow>
    </mrow>
    <annotation encoding="StarMath 5.0">""_1 F_1( a;b;c )</annotation>
  </semantics>
</math>
</file>

<file path=Object 77/content.xml><?xml version="1.0" encoding="utf-8"?>
<math xmlns="http://www.w3.org/1998/Math/MathML">
  <semantics>
    <mrow>
      <msub>
        <mi>L</mi>
        <mi>z</mi>
      </msub>
      <mrow>
        <mo stretchy="false">(</mo>
        <mrow>
          <mi>n</mi>
        </mrow>
        <mo stretchy="false">)</mo>
      </mrow>
    </mrow>
    <annotation encoding="StarMath 5.0">L_z(n)</annotation>
  </semantics>
</math>
</file>

<file path=Object 78/content.xml><?xml version="1.0" encoding="utf-8"?>
<math xmlns="http://www.w3.org/1998/Math/MathML">
  <semantics>
    <mrow>
      <mrow>
        <munderover>
          <mo stretchy="false">∑</mo>
          <mrow>
            <mi>k</mi>
            <mo stretchy="false">=</mo>
            <mn>0</mn>
          </mrow>
          <mo stretchy="false">∞</mo>
        </munderover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i>k</mi>
                  </mrow>
                </mtd>
              </mtr>
            </mtable>
          </mrow>
          <mo stretchy="false">)</mo>
        </mrow>
      </mrow>
      <mrow>
        <mrow>
          <mrow>
            <mrow>
              <mfrac>
                <mn>1</mn>
                <msup>
                  <mrow>
                    <mo stretchy="false">(</mo>
                    <mrow>
                      <mrow>
                        <mn>0</mn>
                        <mo stretchy="false">−</mo>
                        <mn>1</mn>
                      </mrow>
                    </mrow>
                    <mo stretchy="false">)</mo>
                  </mrow>
                  <mi>k</mi>
                </msup>
              </mfrac>
            </mrow>
            <mo stretchy="false">⋅</mo>
            <mrow>
              <mfrac>
                <mrow>
                  <mo stretchy="false">γ</mo>
                  <mrow>
                    <mo stretchy="false">(</mo>
                    <mrow>
                      <mi>k</mi>
                      <mrow>
                        <mi>,</mi>
                        <mo stretchy="false">−</mo>
                        <mi>log</mi>
                      </mrow>
                      <mi>n</mi>
                    </mrow>
                    <mo stretchy="false">)</mo>
                  </mrow>
                </mrow>
                <mrow>
                  <mo stretchy="false">Γ</mo>
                  <mrow>
                    <mo stretchy="false">(</mo>
                    <mrow>
                      <mi>k</mi>
                    </mrow>
                    <mo stretchy="false">)</mo>
                  </mrow>
                </mrow>
              </mfrac>
            </mrow>
          </mrow>
        </mrow>
        <mo stretchy="false">=</mo>
        <msub>
          <mi>L</mi>
          <mrow>
            <mrow>
              <mo stretchy="false">−</mo>
              <mi>z</mi>
            </mrow>
          </mrow>
        </msub>
      </mrow>
      <mrow>
        <mo stretchy="false">(</mo>
        <mrow>
          <mi>log</mi>
          <mi>n</mi>
        </mrow>
        <mo stretchy="false">)</mo>
      </mrow>
    </mrow>
    <annotation encoding="StarMath 5.0">sum from k = 0 to infinity(binom{z}{k}){{1 over (0-1)^k}cdot{{%gamma(k,-log n)} over {%GAMMA(k)}}} =L_{-z}(log n)</annotation>
  </semantics>
</math>
</file>

<file path=Object 7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L</mi>
          <mrow>
            <mo stretchy="false">−</mo>
            <mi>z</mi>
          </mrow>
        </msub>
      </mrow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n>0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0)^z]_n = L_{-z}(log n)  + int from 0 to 1 {{partial} over {partial y}sum from k = 0 to infinity(binom{z}{k})[(y^{1-s} cdot %zeta(0,1+y^-1))^k]_n dy}</annotation>
  </semantics>
</math>
</file>

<file path=Object 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8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L</mi>
          <mrow>
            <mo stretchy="false">−</mo>
            <mi>z</mi>
          </mrow>
        </msub>
      </mrow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n>0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0)^z]_n = L_{-z}(log n) + int from 0 to 1 {{partial} over {partial y}[(1+y^{1-s} cdot %zeta(0,1+y^-1))^z ]_n dy}</annotation>
  </semantics>
</math>
</file>

<file path=Object 81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sup>
            <mrow>
              <mo fence="true" stretchy="false">(</mo>
              <mrow>
                <mfrac>
                  <mi>s</mi>
                  <mrow>
                    <mi>s</mi>
                    <mo stretchy="false">−</mo>
                    <mn>1</mn>
                  </mrow>
                </mfrac>
              </mrow>
              <mo fence="true" stretchy="false">)</mo>
            </mrow>
            <mi>z</mi>
          </msup>
          <mo stretchy="false">+</mo>
          <mrow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</mrow>
            <mi mathvariant="italic">dy</mi>
          </mrow>
        </mrow>
      </mrow>
    </mrow>
    <annotation encoding="StarMath 5.0">%zeta(s)^z = (s over {s-1})^z +{ int from 0 to 1 {{partial}over{partial y}(1+y^{1-s} cdot %zeta(s,1+y^-1))^z} dy}</annotation>
  </semantics>
</math>
</file>

<file path=Object 82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log %zeta(s)]_n</annotation>
  </semantics>
</math>
</file>

<file path=Object 8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%PI(n) = sum from k = 1 to infinity {(-1)^{k+1} over k } [(%zeta(0)-1)^k]_n
</annotation>
  </semantics>
</math>
</file>

<file path=Object 8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row>
        <mo fence="true" stretchy="false">(</mo>
        <mrow>
          <mrow>
            <mfrac>
              <mn>1</mn>
              <msup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frac>
            <mrow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  <mo stretchy="false">+</mo>
              <mrow>
                <munderover>
                  <mo stretchy="false">∫</mo>
                  <mn>0</mn>
                  <mn>1</mn>
                </munderover>
                <mrow>
                  <mfrac>
                    <mo stretchy="false">∂</mo>
                    <mrow>
                      <mo stretchy="false">∂</mo>
                      <mi>y</mi>
                    </mrow>
                  </mfrac>
                  <msub>
                    <mrow>
                      <mo fence="true" stretchy="false">[</mo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p>
                                    <mi>y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  <mo stretchy="false">⋅</mo>
                                  <mi mathvariant="normal">ζ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s</mi>
                                      <mi>,</mi>
                                      <mrow>
                                        <mn>1</mn>
                                        <mo stretchy="false">+</mo>
                                        <msup>
                                          <mi>y</mi>
                                          <mrow>
                                            <mo stretchy="false">−</mo>
                                            <mn>1</mn>
                                          </mrow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i>k</mi>
                        </msup>
                      </mrow>
                      <mo fence="true" stretchy="false">]</mo>
                    </mrow>
                    <mi>n</mi>
                  </msub>
                  <mi mathvariant="italic">dy</mi>
                </mrow>
              </mrow>
            </mrow>
          </mrow>
        </mrow>
        <mo fence="true" stretchy="false">)</mo>
      </mrow>
    </mrow>
    <annotation encoding="StarMath 5.0">[log %zeta(s)]_n = 
sum from k = 1 to infinity {{(-1)^{k-1}} over k} (  1 over (s-1)^k{%gamma(k,(s-1)log n)} over {%GAMMA(k)} + int from 0 to 1 {{partial} over {partial y}[(y^{1-s} cdot %zeta(s,1+y^-1))^k]_n dy})</annotation>
  </semantics>
</math>
</file>

<file path=Object 85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86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row>
        <mo fence="true" stretchy="false">(</mo>
        <mrow>
          <mrow>
            <mfrac>
              <mn>1</mn>
              <msup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frac>
            <mo stretchy="false">+</mo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k</mi>
                </msup>
                <mi mathvariant="italic">dy</mi>
              </mrow>
            </mrow>
          </mrow>
        </mrow>
        <mo fence="true" stretchy="false">)</mo>
      </mrow>
    </mrow>
    <annotation encoding="StarMath 5.0">log %zeta(s) = 
sum from k = 1 to infinity {{(-1)^{k-1}} over k} (  1 over (s-1)^k + int from 0 to 1 {{partial} over {partial y}(y^{1-s} cdot %zeta(s,1+y^-1))^k dy})</annotation>
  </semantics>
</math>
</file>

<file path=Object 87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i>,</mi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o stretchy="false">−</mo>
          <mi mathvariant="normal">Γ</mi>
        </mrow>
      </mrow>
      <mrow>
        <mrow>
          <mo fence="true" stretchy="false">(</mo>
          <mrow>
            <mrow>
              <mn>0,</mn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+</mo>
        <mi mathvariant="normal">Γ</mi>
      </mrow>
      <mrow>
        <mrow>
          <mo fence="true" stretchy="false">(</mo>
          <mrow>
            <mrow>
              <mn>0,</mn>
              <mi>s</mi>
              <mi>log</mi>
              <mi>n</mi>
            </mrow>
          </mrow>
          <mo fence="true" stretchy="false">)</mo>
        </mrow>
        <mo stretchy="false">+</mo>
        <mi>log</mi>
      </mrow>
      <mrow>
        <mo fence="true" stretchy="false">(</mo>
        <mrow>
          <mfrac>
            <mi>s</mi>
            <mrow>
              <mi>s</mi>
              <mo stretchy="false">−</mo>
              <mn>1</mn>
            </mrow>
          </mfrac>
        </mrow>
        <mo fence="true" stretchy="false">)</mo>
      </mrow>
    </mrow>
    <annotation encoding="StarMath 5.0">sum from k = 1 to infinity {(-1)^{k+1} over k} cdot { 1 over {(s-1)^k}} cdot {{%gamma(k,(s-1)log n)} over {%GAMMA(k)}} = 
-%GAMMA( 0,(s-1)log n )+%GAMMA( 0,s log n ) + log( s over {s-1} )</annotation>
  </semantics>
</math>
</file>

<file path=Object 8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8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frac>
          <mn>1</mn>
          <msup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i>k</mi>
          </msup>
        </mfrac>
        <mo stretchy="false">=</mo>
        <mi>log</mi>
      </mrow>
      <mrow>
        <mo fence="true" stretchy="false">(</mo>
        <mrow>
          <mfrac>
            <mi>s</mi>
            <mrow>
              <mi>s</mi>
              <mo stretchy="false">−</mo>
              <mn>1</mn>
            </mrow>
          </mfrac>
        </mrow>
        <mo fence="true" stretchy="false">)</mo>
      </mrow>
    </mrow>
    <annotation encoding="StarMath 5.0">sum from k = 1 to infinity {(-1)^{k+1} over k} 1 over (s-1)^k = log( s over { s-1 })</annotation>
  </semantics>
</math>
</file>

<file path=Object 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sub>
                      <mi mathvariant="normal">ζ</mi>
                      <mi>n</mi>
                    </msub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y^{1-s} cdot %zeta_n(s,1+y^-1))^k]_n</annotation>
  </semantics>
</math>
</file>

<file path=Object 90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row>
            <mo fence="true" stretchy="false">(</mo>
            <mrow>
              <mrow>
                <mi mathvariant="normal">Γ</mi>
                <mrow>
                  <mrow>
                    <mo fence="true" stretchy="false">(</mo>
                    <mrow>
                      <mrow>
                        <mn>0,</mn>
                        <mi>s</mi>
                        <mi>log</mi>
                        <mi>n</mi>
                      </mrow>
                    </mrow>
                    <mo fence="true" stretchy="false">)</mo>
                  </mrow>
                  <mo stretchy="false">−</mo>
                  <mi mathvariant="normal">Γ</mi>
                </mrow>
                <mrow>
                  <mo fence="true" stretchy="false">(</mo>
                  <mrow>
                    <mrow>
                      <mn>0,</mn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log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+</mo>
          <mi>log</mi>
        </mrow>
      </mrow>
      <mrow>
        <mo fence="true" stretchy="false">(</mo>
        <mrow>
          <mfrac>
            <mi>s</mi>
            <mrow>
              <mi>s</mi>
              <mo stretchy="false">−</mo>
              <mn>1</mn>
            </mrow>
          </mfrac>
        </mrow>
        <mo fence="true" stretchy="false">)</mo>
      </mrow>
    </mrow>
    <annotation encoding="StarMath 5.0">lim from {y rightarrow infinity}{}[log( 1+y^{1-s} cdot %zeta(s,1+y^-1))]_n = 
(%GAMMA( 0,s log n )-%GAMMA( 0,(s-1)log n )) + log( s over {s-1} )</annotation>
  </semantics>
</math>
</file>

<file path=Object 9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row>
            <mo fence="true" stretchy="false">(</mo>
            <mrow>
              <mrow>
                <mi mathvariant="normal">Γ</mi>
                <mrow>
                  <mrow>
                    <mo fence="true" stretchy="false">(</mo>
                    <mrow>
                      <mrow>
                        <mn>0,</mn>
                        <mi>s</mi>
                        <mi>log</mi>
                        <mi>n</mi>
                      </mrow>
                    </mrow>
                    <mo fence="true" stretchy="false">)</mo>
                  </mrow>
                  <mo stretchy="false">−</mo>
                  <mi mathvariant="normal">Γ</mi>
                </mrow>
                <mrow>
                  <mo fence="true" stretchy="false">(</mo>
                  <mrow>
                    <mrow>
                      <mn>0,</mn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log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+</mo>
          <mi>log</mi>
        </mrow>
      </mrow>
      <mrow>
        <mrow>
          <mo fence="true" stretchy="false">(</mo>
          <mrow>
            <mfrac>
              <mi>s</mi>
              <mrow>
                <mi>s</mi>
                <mo stretchy="false">−</mo>
                <mn>1</mn>
              </mrow>
            </mfrac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>log</mi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log %zeta(s)]_n=
(%GAMMA( 0,s log n )-%GAMMA( 0,(s-1)log n )) + log( s over {s-1} )
+ int from 0 to 1 {{partial} over {partial y} {{[log(1+y^{1-s} cdot %zeta(s,1+y^-1))]_n}} dy}</annotation>
  </semantics>
</math>
</file>

<file path=Object 9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93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i>log</mi>
      </mrow>
      <mrow>
        <mfrac>
          <mi>s</mi>
          <mrow>
            <mi>s</mi>
            <mo stretchy="false">−</mo>
            <mn>1</mn>
          </mrow>
        </mfrac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row>
              <mo fence="true" stretchy="false">(</mo>
              <mrow>
                <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 mathvariant="italic">dy</mi>
          </mrow>
        </mrow>
      </mrow>
    </mrow>
    <annotation encoding="StarMath 5.0">log %zeta(s) = log s over {s-1} + int from 0 to 1 {{partial} over {partial y} {{(log(1+y^{1-s} cdot %zeta(s,1+y^-1)))}} dy}</annotation>
  </semantics>
</math>
</file>

<file path=Object 94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95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row>
        <mo fence="true" stretchy="false">(</mo>
        <mrow>
          <mrow>
            <mfrac>
              <mn>1</mn>
              <msup>
                <mrow>
                  <mo fence="true" stretchy="false">(</mo>
                  <mrow>
                    <mrow>
                      <mn>0</mn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frac>
            <mrow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row>
                          <mi>,</mi>
                          <mo stretchy="false">−</mo>
                          <mi>log</mi>
                        </mrow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  <mo stretchy="false">+</mo>
              <mrow>
                <munderover>
                  <mo stretchy="false">∫</mo>
                  <mn>0</mn>
                  <mn>1</mn>
                </munderover>
                <mrow>
                  <mfrac>
                    <mo stretchy="false">∂</mo>
                    <mrow>
                      <mo stretchy="false">∂</mo>
                      <mi>y</mi>
                    </mrow>
                  </mfrac>
                  <msub>
                    <mrow>
                      <mo fence="true" stretchy="false">[</mo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p>
                                    <mi>y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  <mo stretchy="false">⋅</mo>
                                  <mi mathvariant="normal">ζ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0,1</mn>
                                      <mo stretchy="false">+</mo>
                                      <msup>
                                        <mi>y</mi>
                                        <mrow>
                                          <mo stretchy="false">−</mo>
                                          <mn>1</mn>
                                        </mrow>
                                      </msup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i>k</mi>
                        </msup>
                      </mrow>
                      <mo fence="true" stretchy="false">]</mo>
                    </mrow>
                    <mi>n</mi>
                  </msub>
                  <mi mathvariant="italic">dy</mi>
                </mrow>
              </mrow>
            </mrow>
          </mrow>
        </mrow>
        <mo fence="true" stretchy="false">)</mo>
      </mrow>
    </mrow>
    <annotation encoding="StarMath 5.0">%PI(n) = 
sum from k = 1 to infinity {{(-1)^{k-1}} over k} (1 over (0-1)^k{%gamma(k,-log n)} over {%GAMMA(k)} + int from 0 to 1 {{partial} over {partial y}[(y^{1-s} cdot %zeta(0,1+y^-1))^k]_n dy})</annotation>
  </semantics>
</math>
</file>

<file path=Object 96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frac>
            <mn>1</mn>
            <msup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row>
                      <mi>,</mi>
                      <mo stretchy="false">−</mo>
                      <mi>log</mi>
                    </mrow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sub>
            <mi>lim</mi>
            <mrow>
              <mi>z</mi>
              <mo stretchy="false">→</mo>
              <mn>0</mn>
            </mrow>
          </msub>
          <mfrac>
            <mrow>
              <msub>
                <mi>L</mi>
                <mrow>
                  <mo stretchy="false">−</mo>
                  <mi>z</mi>
                </mrow>
              </msub>
              <mrow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  <mo stretchy="false">−</mo>
                <mn>1</mn>
              </mrow>
            </mrow>
            <mi>z</mi>
          </mfrac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sum from k = 1 to infinity {(-1)^{k+1} over k} cdot { 1 over {(0-1)^k}} cdot {{%gamma(k,-log n)} over {%GAMMA(k)}} = 
lim_{z rightarrow 0} {{L_{-z}( log n )-1} over {z}} = 
li(n) - log log n - %gamma</annotation>
  </semantics>
</math>
</file>

<file path=Object 97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98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</annotation>
  </semantics>
</math>
</file>

<file path=Object 9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>log</mi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y</mi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n>0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%PI(n) = 
li(n) - log log n - %gamma + int from 0 to 1 {{partial} over {partial y} {{[log(1+y cdot %zeta(0,1+y^-1))]_n}} dy}</annotation>
  </semantics>
</math>
</file>